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21.71mm" svg:height="757.04mm" svg:x="201.92mm" svg:y="13.26mm">
            <draw:object draw:notify-on-update-of-ranges="Arkusz1.A2:Arkusz1.A257 Arkusz1.B1:Arkusz1.B1 Arkusz1.B2:Arkusz1.B257 Arkusz1.C1:Arkusz1.C1 Arkusz1.C2:Arkusz1.C257 Arkusz1.E1:Arkusz1.E1 Arkusz1.E2:Arkusz1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óbk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deał</text:p>
          </table:table-cell>
          <table:table-cell table:style-name="ce1"/>
          <table:table-cell table:style-name="ce1" office:value-type="string" calcext:value-type="string">
            <text:p>real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Arkusz2.$A$1]/(2*[$Arkusz2.$A$2]*(1+[.A2]))" office:value-type="float" office:value="31250" calcext:value-type="float">
            <text:p>31250</text:p>
          </table:table-cell>
          <table:table-cell table:formula="of:=-3.9*[.A2]+1000" office:value-type="float" office:value="1000" calcext:value-type="float">
            <text:p>1000</text:p>
          </table:table-cell>
          <table:table-cell office:value-type="float" office:value="30" calcext:value-type="float">
            <office:annotation draw:style-name="gr2" draw:text-style-name="P3" svg:width="28.99mm" svg:height="13.86mm" svg:x="106.87mm" svg:y="0mm" draw:caption-point-x="-6.1mm" draw:caption-point-y="4.61mm">
              <dc:date>2018-03-14T00:00:00</dc:date>
              <text:p text:style-name="P2">To jest offset, pozwala zejść poniżej 1 kHz</text:p>
            </office:annotation>
            <text:p>30</text:p>
          </table:table-cell>
          <table:table-cell table:formula="of:=[$Arkusz2.$A$1]/(2*[$Arkusz2.$A$2]*(1+[.D2]))" office:value-type="float" office:value="1008.06451612903" calcext:value-type="float">
            <text:p>1008,064516129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Arkusz2.$A$1]/(2*[$Arkusz2.$A$2]*(1+[.A3]))" office:value-type="float" office:value="15625" calcext:value-type="float">
            <text:p>15625</text:p>
          </table:table-cell>
          <table:table-cell table:formula="of:=-3.9*[.A3]+1000" office:value-type="float" office:value="996.1" calcext:value-type="float">
            <text:p>996,1</text:p>
          </table:table-cell>
          <table:table-cell office:value-type="float" office:value="31" calcext:value-type="float">
            <text:p>31</text:p>
          </table:table-cell>
          <table:table-cell table:formula="of:=[$Arkusz2.$A$1]/(2*[$Arkusz2.$A$2]*(1+[.D3]))" office:value-type="float" office:value="976.5625" calcext:value-type="float">
            <text:p>976,56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Arkusz2.$A$1]/(2*[$Arkusz2.$A$2]*(1+[.A4]))" office:value-type="float" office:value="10416.6666666667" calcext:value-type="float">
            <text:p>10416,6666666667</text:p>
          </table:table-cell>
          <table:table-cell table:formula="of:=-3.9*[.A4]+1000" office:value-type="float" office:value="992.2" calcext:value-type="float">
            <text:p>992,2</text:p>
          </table:table-cell>
          <table:table-cell office:value-type="float" office:value="32" calcext:value-type="float">
            <text:p>32</text:p>
          </table:table-cell>
          <table:table-cell table:formula="of:=[$Arkusz2.$A$1]/(2*[$Arkusz2.$A$2]*(1+[.D4]))" office:value-type="float" office:value="946.969696969697" calcext:value-type="float">
            <text:p>946,96969696969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Arkusz2.$A$1]/(2*[$Arkusz2.$A$2]*(1+[.A5]))" office:value-type="float" office:value="7812.5" calcext:value-type="float">
            <text:p>7812,5</text:p>
          </table:table-cell>
          <table:table-cell table:formula="of:=-3.9*[.A5]+1000" office:value-type="float" office:value="988.3" calcext:value-type="float">
            <text:p>988,3</text:p>
          </table:table-cell>
          <table:table-cell office:value-type="float" office:value="33" calcext:value-type="float">
            <text:p>33</text:p>
          </table:table-cell>
          <table:table-cell table:formula="of:=[$Arkusz2.$A$1]/(2*[$Arkusz2.$A$2]*(1+[.D5]))" office:value-type="float" office:value="919.117647058824" calcext:value-type="float">
            <text:p>919,1176470588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Arkusz2.$A$1]/(2*[$Arkusz2.$A$2]*(1+[.A6]))" office:value-type="float" office:value="6250" calcext:value-type="float">
            <text:p>6250</text:p>
          </table:table-cell>
          <table:table-cell table:formula="of:=-3.9*[.A6]+1000" office:value-type="float" office:value="984.4" calcext:value-type="float">
            <text:p>984,4</text:p>
          </table:table-cell>
          <table:table-cell office:value-type="float" office:value="34" calcext:value-type="float">
            <text:p>34</text:p>
          </table:table-cell>
          <table:table-cell table:formula="of:=[$Arkusz2.$A$1]/(2*[$Arkusz2.$A$2]*(1+[.D6]))" office:value-type="float" office:value="892.857142857143" calcext:value-type="float">
            <text:p>892,8571428571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Arkusz2.$A$1]/(2*[$Arkusz2.$A$2]*(1+[.A7]))" office:value-type="float" office:value="5208.33333333333" calcext:value-type="float">
            <text:p>5208,33333333333</text:p>
          </table:table-cell>
          <table:table-cell table:formula="of:=-3.9*[.A7]+1000" office:value-type="float" office:value="980.5" calcext:value-type="float">
            <text:p>980,5</text:p>
          </table:table-cell>
          <table:table-cell office:value-type="float" office:value="35" calcext:value-type="float">
            <text:p>35</text:p>
          </table:table-cell>
          <table:table-cell table:formula="of:=[$Arkusz2.$A$1]/(2*[$Arkusz2.$A$2]*(1+[.D7]))" office:value-type="float" office:value="868.055555555556" calcext:value-type="float">
            <text:p>868,05555555555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Arkusz2.$A$1]/(2*[$Arkusz2.$A$2]*(1+[.A8]))" office:value-type="float" office:value="4464.28571428571" calcext:value-type="float">
            <text:p>4464,28571428571</text:p>
          </table:table-cell>
          <table:table-cell table:formula="of:=-3.9*[.A8]+1000" office:value-type="float" office:value="976.6" calcext:value-type="float">
            <text:p>976,6</text:p>
          </table:table-cell>
          <table:table-cell office:value-type="float" office:value="36" calcext:value-type="float">
            <text:p>36</text:p>
          </table:table-cell>
          <table:table-cell table:formula="of:=[$Arkusz2.$A$1]/(2*[$Arkusz2.$A$2]*(1+[.D8]))" office:value-type="float" office:value="844.594594594595" calcext:value-type="float">
            <text:p>844,59459459459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Arkusz2.$A$1]/(2*[$Arkusz2.$A$2]*(1+[.A9]))" office:value-type="float" office:value="3906.25" calcext:value-type="float">
            <text:p>3906,25</text:p>
          </table:table-cell>
          <table:table-cell table:formula="of:=-3.9*[.A9]+1000" office:value-type="float" office:value="972.7" calcext:value-type="float">
            <text:p>972,7</text:p>
          </table:table-cell>
          <table:table-cell office:value-type="float" office:value="37" calcext:value-type="float">
            <text:p>37</text:p>
          </table:table-cell>
          <table:table-cell table:formula="of:=[$Arkusz2.$A$1]/(2*[$Arkusz2.$A$2]*(1+[.D9]))" office:value-type="float" office:value="822.368421052632" calcext:value-type="float">
            <text:p>822,36842105263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Arkusz2.$A$1]/(2*[$Arkusz2.$A$2]*(1+[.A10]))" office:value-type="float" office:value="3472.22222222222" calcext:value-type="float">
            <text:p>3472,22222222222</text:p>
          </table:table-cell>
          <table:table-cell table:formula="of:=-3.9*[.A10]+1000" office:value-type="float" office:value="968.8" calcext:value-type="float">
            <text:p>968,8</text:p>
          </table:table-cell>
          <table:table-cell office:value-type="float" office:value="38" calcext:value-type="float">
            <text:p>38</text:p>
          </table:table-cell>
          <table:table-cell table:formula="of:=[$Arkusz2.$A$1]/(2*[$Arkusz2.$A$2]*(1+[.D10]))" office:value-type="float" office:value="801.282051282051" calcext:value-type="float">
            <text:p>801,28205128205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Arkusz2.$A$1]/(2*[$Arkusz2.$A$2]*(1+[.A11]))" office:value-type="float" office:value="3125" calcext:value-type="float">
            <text:p>3125</text:p>
          </table:table-cell>
          <table:table-cell table:formula="of:=-3.9*[.A11]+1000" office:value-type="float" office:value="964.9" calcext:value-type="float">
            <text:p>964,9</text:p>
          </table:table-cell>
          <table:table-cell office:value-type="float" office:value="39" calcext:value-type="float">
            <text:p>39</text:p>
          </table:table-cell>
          <table:table-cell table:formula="of:=[$Arkusz2.$A$1]/(2*[$Arkusz2.$A$2]*(1+[.D11]))" office:value-type="float" office:value="781.25" calcext:value-type="float">
            <text:p>781,2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Arkusz2.$A$1]/(2*[$Arkusz2.$A$2]*(1+[.A12]))" office:value-type="float" office:value="2840.90909090909" calcext:value-type="float">
            <text:p>2840,90909090909</text:p>
          </table:table-cell>
          <table:table-cell table:formula="of:=-3.9*[.A12]+1000" office:value-type="float" office:value="961" calcext:value-type="float">
            <text:p>961</text:p>
          </table:table-cell>
          <table:table-cell office:value-type="float" office:value="40" calcext:value-type="float">
            <text:p>40</text:p>
          </table:table-cell>
          <table:table-cell table:formula="of:=[$Arkusz2.$A$1]/(2*[$Arkusz2.$A$2]*(1+[.D12]))" office:value-type="float" office:value="762.19512195122" calcext:value-type="float">
            <text:p>762,195121951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Arkusz2.$A$1]/(2*[$Arkusz2.$A$2]*(1+[.A13]))" office:value-type="float" office:value="2604.16666666667" calcext:value-type="float">
            <text:p>2604,16666666667</text:p>
          </table:table-cell>
          <table:table-cell table:formula="of:=-3.9*[.A13]+1000" office:value-type="float" office:value="957.1" calcext:value-type="float">
            <text:p>957,1</text:p>
          </table:table-cell>
          <table:table-cell office:value-type="float" office:value="41" calcext:value-type="float">
            <text:p>41</text:p>
          </table:table-cell>
          <table:table-cell table:formula="of:=[$Arkusz2.$A$1]/(2*[$Arkusz2.$A$2]*(1+[.D13]))" office:value-type="float" office:value="744.047619047619" calcext:value-type="float">
            <text:p>744,0476190476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Arkusz2.$A$1]/(2*[$Arkusz2.$A$2]*(1+[.A14]))" office:value-type="float" office:value="2403.84615384615" calcext:value-type="float">
            <text:p>2403,84615384615</text:p>
          </table:table-cell>
          <table:table-cell table:formula="of:=-3.9*[.A14]+1000" office:value-type="float" office:value="953.2" calcext:value-type="float">
            <text:p>953,2</text:p>
          </table:table-cell>
          <table:table-cell office:value-type="float" office:value="42" calcext:value-type="float">
            <text:p>42</text:p>
          </table:table-cell>
          <table:table-cell table:formula="of:=[$Arkusz2.$A$1]/(2*[$Arkusz2.$A$2]*(1+[.D14]))" office:value-type="float" office:value="726.744186046512" calcext:value-type="float">
            <text:p>726,7441860465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Arkusz2.$A$1]/(2*[$Arkusz2.$A$2]*(1+[.A15]))" office:value-type="float" office:value="2232.14285714286" calcext:value-type="float">
            <text:p>2232,14285714286</text:p>
          </table:table-cell>
          <table:table-cell table:formula="of:=-3.9*[.A15]+1000" office:value-type="float" office:value="949.3" calcext:value-type="float">
            <text:p>949,3</text:p>
          </table:table-cell>
          <table:table-cell office:value-type="float" office:value="43" calcext:value-type="float">
            <text:p>43</text:p>
          </table:table-cell>
          <table:table-cell table:formula="of:=[$Arkusz2.$A$1]/(2*[$Arkusz2.$A$2]*(1+[.D15]))" office:value-type="float" office:value="710.227272727273" calcext:value-type="float">
            <text:p>710,22727272727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Arkusz2.$A$1]/(2*[$Arkusz2.$A$2]*(1+[.A16]))" office:value-type="float" office:value="2083.33333333333" calcext:value-type="float">
            <text:p>2083,33333333333</text:p>
          </table:table-cell>
          <table:table-cell table:formula="of:=-3.9*[.A16]+1000" office:value-type="float" office:value="945.4" calcext:value-type="float">
            <text:p>945,4</text:p>
          </table:table-cell>
          <table:table-cell office:value-type="float" office:value="44" calcext:value-type="float">
            <text:p>44</text:p>
          </table:table-cell>
          <table:table-cell table:formula="of:=[$Arkusz2.$A$1]/(2*[$Arkusz2.$A$2]*(1+[.D16]))" office:value-type="float" office:value="694.444444444444" calcext:value-type="float">
            <text:p>694,44444444444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Arkusz2.$A$1]/(2*[$Arkusz2.$A$2]*(1+[.A17]))" office:value-type="float" office:value="1953.125" calcext:value-type="float">
            <text:p>1953,125</text:p>
          </table:table-cell>
          <table:table-cell table:formula="of:=-3.9*[.A17]+1000" office:value-type="float" office:value="941.5" calcext:value-type="float">
            <text:p>941,5</text:p>
          </table:table-cell>
          <table:table-cell office:value-type="float" office:value="45" calcext:value-type="float">
            <text:p>45</text:p>
          </table:table-cell>
          <table:table-cell table:formula="of:=[$Arkusz2.$A$1]/(2*[$Arkusz2.$A$2]*(1+[.D17]))" office:value-type="float" office:value="679.347826086957" calcext:value-type="float">
            <text:p>679,34782608695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Arkusz2.$A$1]/(2*[$Arkusz2.$A$2]*(1+[.A18]))" office:value-type="float" office:value="1838.23529411765" calcext:value-type="float">
            <text:p>1838,23529411765</text:p>
          </table:table-cell>
          <table:table-cell table:formula="of:=-3.9*[.A18]+1000" office:value-type="float" office:value="937.6" calcext:value-type="float">
            <text:p>937,6</text:p>
          </table:table-cell>
          <table:table-cell office:value-type="float" office:value="46" calcext:value-type="float">
            <text:p>46</text:p>
          </table:table-cell>
          <table:table-cell table:formula="of:=[$Arkusz2.$A$1]/(2*[$Arkusz2.$A$2]*(1+[.D18]))" office:value-type="float" office:value="664.893617021277" calcext:value-type="float">
            <text:p>664,89361702127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Arkusz2.$A$1]/(2*[$Arkusz2.$A$2]*(1+[.A19]))" office:value-type="float" office:value="1736.11111111111" calcext:value-type="float">
            <text:p>1736,11111111111</text:p>
          </table:table-cell>
          <table:table-cell table:formula="of:=-3.9*[.A19]+1000" office:value-type="float" office:value="933.7" calcext:value-type="float">
            <text:p>933,7</text:p>
          </table:table-cell>
          <table:table-cell office:value-type="float" office:value="47" calcext:value-type="float">
            <text:p>47</text:p>
          </table:table-cell>
          <table:table-cell table:formula="of:=[$Arkusz2.$A$1]/(2*[$Arkusz2.$A$2]*(1+[.D19]))" office:value-type="float" office:value="651.041666666667" calcext:value-type="float">
            <text:p>651,04166666666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Arkusz2.$A$1]/(2*[$Arkusz2.$A$2]*(1+[.A20]))" office:value-type="float" office:value="1644.73684210526" calcext:value-type="float">
            <text:p>1644,73684210526</text:p>
          </table:table-cell>
          <table:table-cell table:formula="of:=-3.9*[.A20]+1000" office:value-type="float" office:value="929.8" calcext:value-type="float">
            <text:p>929,8</text:p>
          </table:table-cell>
          <table:table-cell office:value-type="float" office:value="48" calcext:value-type="float">
            <text:p>48</text:p>
          </table:table-cell>
          <table:table-cell table:formula="of:=[$Arkusz2.$A$1]/(2*[$Arkusz2.$A$2]*(1+[.D20]))" office:value-type="float" office:value="637.755102040816" calcext:value-type="float">
            <text:p>637,75510204081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Arkusz2.$A$1]/(2*[$Arkusz2.$A$2]*(1+[.A21]))" office:value-type="float" office:value="1562.5" calcext:value-type="float">
            <text:p>1562,5</text:p>
          </table:table-cell>
          <table:table-cell table:formula="of:=-3.9*[.A21]+1000" office:value-type="float" office:value="925.9" calcext:value-type="float">
            <text:p>925,9</text:p>
          </table:table-cell>
          <table:table-cell office:value-type="float" office:value="49" calcext:value-type="float">
            <text:p>49</text:p>
          </table:table-cell>
          <table:table-cell table:formula="of:=[$Arkusz2.$A$1]/(2*[$Arkusz2.$A$2]*(1+[.D21]))"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Arkusz2.$A$1]/(2*[$Arkusz2.$A$2]*(1+[.A22]))" office:value-type="float" office:value="1488.09523809524" calcext:value-type="float">
            <text:p>1488,09523809524</text:p>
          </table:table-cell>
          <table:table-cell table:formula="of:=-3.9*[.A22]+1000"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  <table:table-cell table:formula="of:=[$Arkusz2.$A$1]/(2*[$Arkusz2.$A$2]*(1+[.D22]))" office:value-type="float" office:value="612.745098039216" calcext:value-type="float">
            <text:p>612,74509803921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Arkusz2.$A$1]/(2*[$Arkusz2.$A$2]*(1+[.A23]))" office:value-type="float" office:value="1420.45454545455" calcext:value-type="float">
            <text:p>1420,45454545455</text:p>
          </table:table-cell>
          <table:table-cell table:formula="of:=-3.9*[.A23]+1000" office:value-type="float" office:value="918.1" calcext:value-type="float">
            <text:p>918,1</text:p>
          </table:table-cell>
          <table:table-cell office:value-type="float" office:value="51" calcext:value-type="float">
            <text:p>51</text:p>
          </table:table-cell>
          <table:table-cell table:formula="of:=[$Arkusz2.$A$1]/(2*[$Arkusz2.$A$2]*(1+[.D23]))" office:value-type="float" office:value="600.961538461538" calcext:value-type="float">
            <text:p>600,96153846153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Arkusz2.$A$1]/(2*[$Arkusz2.$A$2]*(1+[.A24]))" office:value-type="float" office:value="1358.69565217391" calcext:value-type="float">
            <text:p>1358,69565217391</text:p>
          </table:table-cell>
          <table:table-cell table:formula="of:=-3.9*[.A24]+1000" office:value-type="float" office:value="914.2" calcext:value-type="float">
            <text:p>914,2</text:p>
          </table:table-cell>
          <table:table-cell office:value-type="float" office:value="52" calcext:value-type="float">
            <text:p>52</text:p>
          </table:table-cell>
          <table:table-cell table:formula="of:=[$Arkusz2.$A$1]/(2*[$Arkusz2.$A$2]*(1+[.D24]))" office:value-type="float" office:value="589.622641509434" calcext:value-type="float">
            <text:p>589,62264150943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Arkusz2.$A$1]/(2*[$Arkusz2.$A$2]*(1+[.A25]))" office:value-type="float" office:value="1302.08333333333" calcext:value-type="float">
            <text:p>1302,08333333333</text:p>
          </table:table-cell>
          <table:table-cell table:formula="of:=-3.9*[.A25]+1000" office:value-type="float" office:value="910.3" calcext:value-type="float">
            <text:p>910,3</text:p>
          </table:table-cell>
          <table:table-cell office:value-type="float" office:value="53" calcext:value-type="float">
            <text:p>53</text:p>
          </table:table-cell>
          <table:table-cell table:formula="of:=[$Arkusz2.$A$1]/(2*[$Arkusz2.$A$2]*(1+[.D25]))" office:value-type="float" office:value="578.703703703704" calcext:value-type="float">
            <text:p>578,70370370370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Arkusz2.$A$1]/(2*[$Arkusz2.$A$2]*(1+[.A26]))" office:value-type="float" office:value="1250" calcext:value-type="float">
            <text:p>1250</text:p>
          </table:table-cell>
          <table:table-cell table:formula="of:=-3.9*[.A26]+1000" office:value-type="float" office:value="906.4" calcext:value-type="float">
            <text:p>906,4</text:p>
          </table:table-cell>
          <table:table-cell office:value-type="float" office:value="54" calcext:value-type="float">
            <text:p>54</text:p>
          </table:table-cell>
          <table:table-cell table:formula="of:=[$Arkusz2.$A$1]/(2*[$Arkusz2.$A$2]*(1+[.D26]))" office:value-type="float" office:value="568.181818181818" calcext:value-type="float">
            <text:p>568,18181818181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Arkusz2.$A$1]/(2*[$Arkusz2.$A$2]*(1+[.A27]))" office:value-type="float" office:value="1201.92307692308" calcext:value-type="float">
            <text:p>1201,92307692308</text:p>
          </table:table-cell>
          <table:table-cell table:formula="of:=-3.9*[.A27]+1000" office:value-type="float" office:value="902.5" calcext:value-type="float">
            <text:p>902,5</text:p>
          </table:table-cell>
          <table:table-cell office:value-type="float" office:value="55" calcext:value-type="float">
            <text:p>55</text:p>
          </table:table-cell>
          <table:table-cell table:formula="of:=[$Arkusz2.$A$1]/(2*[$Arkusz2.$A$2]*(1+[.D27]))" office:value-type="float" office:value="558.035714285714" calcext:value-type="float">
            <text:p>558,03571428571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Arkusz2.$A$1]/(2*[$Arkusz2.$A$2]*(1+[.A28]))" office:value-type="float" office:value="1157.40740740741" calcext:value-type="float">
            <text:p>1157,40740740741</text:p>
          </table:table-cell>
          <table:table-cell table:formula="of:=-3.9*[.A28]+1000" office:value-type="float" office:value="898.6" calcext:value-type="float">
            <text:p>898,6</text:p>
          </table:table-cell>
          <table:table-cell office:value-type="float" office:value="56" calcext:value-type="float">
            <text:p>56</text:p>
          </table:table-cell>
          <table:table-cell table:formula="of:=[$Arkusz2.$A$1]/(2*[$Arkusz2.$A$2]*(1+[.D28]))" office:value-type="float" office:value="548.245614035088" calcext:value-type="float">
            <text:p>548,24561403508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Arkusz2.$A$1]/(2*[$Arkusz2.$A$2]*(1+[.A29]))" office:value-type="float" office:value="1116.07142857143" calcext:value-type="float">
            <text:p>1116,07142857143</text:p>
          </table:table-cell>
          <table:table-cell table:formula="of:=-3.9*[.A29]+1000" office:value-type="float" office:value="894.7" calcext:value-type="float">
            <text:p>894,7</text:p>
          </table:table-cell>
          <table:table-cell office:value-type="float" office:value="57" calcext:value-type="float">
            <text:p>57</text:p>
          </table:table-cell>
          <table:table-cell table:formula="of:=[$Arkusz2.$A$1]/(2*[$Arkusz2.$A$2]*(1+[.D29]))" office:value-type="float" office:value="538.793103448276" calcext:value-type="float">
            <text:p>538,79310344827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Arkusz2.$A$1]/(2*[$Arkusz2.$A$2]*(1+[.A30]))" office:value-type="float" office:value="1077.58620689655" calcext:value-type="float">
            <text:p>1077,58620689655</text:p>
          </table:table-cell>
          <table:table-cell table:formula="of:=-3.9*[.A30]+1000" office:value-type="float" office:value="890.8" calcext:value-type="float">
            <text:p>890,8</text:p>
          </table:table-cell>
          <table:table-cell office:value-type="float" office:value="58" calcext:value-type="float">
            <text:p>58</text:p>
          </table:table-cell>
          <table:table-cell table:formula="of:=[$Arkusz2.$A$1]/(2*[$Arkusz2.$A$2]*(1+[.D30]))" office:value-type="float" office:value="529.661016949153" calcext:value-type="float">
            <text:p>529,66101694915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Arkusz2.$A$1]/(2*[$Arkusz2.$A$2]*(1+[.A31]))" office:value-type="float" office:value="1041.66666666667" calcext:value-type="float">
            <text:p>1041,66666666667</text:p>
          </table:table-cell>
          <table:table-cell table:formula="of:=-3.9*[.A31]+1000" office:value-type="float" office:value="886.9" calcext:value-type="float">
            <text:p>886,9</text:p>
          </table:table-cell>
          <table:table-cell office:value-type="float" office:value="59" calcext:value-type="float">
            <text:p>59</text:p>
          </table:table-cell>
          <table:table-cell table:formula="of:=[$Arkusz2.$A$1]/(2*[$Arkusz2.$A$2]*(1+[.D31]))" office:value-type="float" office:value="520.833333333333" calcext:value-type="float">
            <text:p>520,83333333333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Arkusz2.$A$1]/(2*[$Arkusz2.$A$2]*(1+[.A32]))" office:value-type="float" office:value="1008.06451612903" calcext:value-type="float">
            <text:p>1008,06451612903</text:p>
          </table:table-cell>
          <table:table-cell table:formula="of:=-3.9*[.A32]+1000" office:value-type="float" office:value="883" calcext:value-type="float">
            <text:p>883</text:p>
          </table:table-cell>
          <table:table-cell office:value-type="float" office:value="60" calcext:value-type="float">
            <text:p>60</text:p>
          </table:table-cell>
          <table:table-cell table:formula="of:=[$Arkusz2.$A$1]/(2*[$Arkusz2.$A$2]*(1+[.D32]))" office:value-type="float" office:value="512.295081967213" calcext:value-type="float">
            <text:p>512,29508196721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Arkusz2.$A$1]/(2*[$Arkusz2.$A$2]*(1+[.A33]))" office:value-type="float" office:value="976.5625" calcext:value-type="float">
            <text:p>976,5625</text:p>
          </table:table-cell>
          <table:table-cell table:formula="of:=-3.9*[.A33]+1000" office:value-type="float" office:value="879.1" calcext:value-type="float">
            <text:p>879,1</text:p>
          </table:table-cell>
          <table:table-cell office:value-type="float" office:value="61" calcext:value-type="float">
            <text:p>61</text:p>
          </table:table-cell>
          <table:table-cell table:formula="of:=[$Arkusz2.$A$1]/(2*[$Arkusz2.$A$2]*(1+[.D33]))" office:value-type="float" office:value="504.032258064516" calcext:value-type="float">
            <text:p>504,03225806451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Arkusz2.$A$1]/(2*[$Arkusz2.$A$2]*(1+[.A34]))" office:value-type="float" office:value="946.969696969697" calcext:value-type="float">
            <text:p>946,969696969697</text:p>
          </table:table-cell>
          <table:table-cell table:formula="of:=-3.9*[.A34]+1000" office:value-type="float" office:value="875.2" calcext:value-type="float">
            <text:p>875,2</text:p>
          </table:table-cell>
          <table:table-cell office:value-type="float" office:value="62" calcext:value-type="float">
            <text:p>62</text:p>
          </table:table-cell>
          <table:table-cell table:formula="of:=[$Arkusz2.$A$1]/(2*[$Arkusz2.$A$2]*(1+[.D34]))" office:value-type="float" office:value="496.031746031746" calcext:value-type="float">
            <text:p>496,03174603174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Arkusz2.$A$1]/(2*[$Arkusz2.$A$2]*(1+[.A35]))" office:value-type="float" office:value="919.117647058824" calcext:value-type="float">
            <text:p>919,117647058824</text:p>
          </table:table-cell>
          <table:table-cell table:formula="of:=-3.9*[.A35]+1000" office:value-type="float" office:value="871.3" calcext:value-type="float">
            <text:p>871,3</text:p>
          </table:table-cell>
          <table:table-cell office:value-type="float" office:value="63" calcext:value-type="float">
            <text:p>63</text:p>
          </table:table-cell>
          <table:table-cell table:formula="of:=[$Arkusz2.$A$1]/(2*[$Arkusz2.$A$2]*(1+[.D35]))" office:value-type="float" office:value="488.28125" calcext:value-type="float">
            <text:p>488,2812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Arkusz2.$A$1]/(2*[$Arkusz2.$A$2]*(1+[.A36]))" office:value-type="float" office:value="892.857142857143" calcext:value-type="float">
            <text:p>892,857142857143</text:p>
          </table:table-cell>
          <table:table-cell table:formula="of:=-3.9*[.A36]+1000" office:value-type="float" office:value="867.4" calcext:value-type="float">
            <text:p>867,4</text:p>
          </table:table-cell>
          <table:table-cell office:value-type="float" office:value="64" calcext:value-type="float">
            <text:p>64</text:p>
          </table:table-cell>
          <table:table-cell table:formula="of:=[$Arkusz2.$A$1]/(2*[$Arkusz2.$A$2]*(1+[.D36]))" office:value-type="float" office:value="480.769230769231" calcext:value-type="float">
            <text:p>480,76923076923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Arkusz2.$A$1]/(2*[$Arkusz2.$A$2]*(1+[.A37]))" office:value-type="float" office:value="868.055555555556" calcext:value-type="float">
            <text:p>868,055555555556</text:p>
          </table:table-cell>
          <table:table-cell table:formula="of:=-3.9*[.A37]+1000" office:value-type="float" office:value="863.5" calcext:value-type="float">
            <text:p>863,5</text:p>
          </table:table-cell>
          <table:table-cell office:value-type="float" office:value="65" calcext:value-type="float">
            <text:p>65</text:p>
          </table:table-cell>
          <table:table-cell table:formula="of:=[$Arkusz2.$A$1]/(2*[$Arkusz2.$A$2]*(1+[.D37]))" office:value-type="float" office:value="473.484848484849" calcext:value-type="float">
            <text:p>473,48484848484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Arkusz2.$A$1]/(2*[$Arkusz2.$A$2]*(1+[.A38]))" office:value-type="float" office:value="844.594594594595" calcext:value-type="float">
            <text:p>844,594594594595</text:p>
          </table:table-cell>
          <table:table-cell table:formula="of:=-3.9*[.A38]+1000" office:value-type="float" office:value="859.6" calcext:value-type="float">
            <text:p>859,6</text:p>
          </table:table-cell>
          <table:table-cell office:value-type="float" office:value="66" calcext:value-type="float">
            <text:p>66</text:p>
          </table:table-cell>
          <table:table-cell table:formula="of:=[$Arkusz2.$A$1]/(2*[$Arkusz2.$A$2]*(1+[.D38]))" office:value-type="float" office:value="466.417910447761" calcext:value-type="float">
            <text:p>466,41791044776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Arkusz2.$A$1]/(2*[$Arkusz2.$A$2]*(1+[.A39]))" office:value-type="float" office:value="822.368421052632" calcext:value-type="float">
            <text:p>822,368421052632</text:p>
          </table:table-cell>
          <table:table-cell table:formula="of:=-3.9*[.A39]+1000" office:value-type="float" office:value="855.7" calcext:value-type="float">
            <text:p>855,7</text:p>
          </table:table-cell>
          <table:table-cell office:value-type="float" office:value="67" calcext:value-type="float">
            <text:p>67</text:p>
          </table:table-cell>
          <table:table-cell table:formula="of:=[$Arkusz2.$A$1]/(2*[$Arkusz2.$A$2]*(1+[.D39]))" office:value-type="float" office:value="459.558823529412" calcext:value-type="float">
            <text:p>459,55882352941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Arkusz2.$A$1]/(2*[$Arkusz2.$A$2]*(1+[.A40]))" office:value-type="float" office:value="801.282051282051" calcext:value-type="float">
            <text:p>801,282051282051</text:p>
          </table:table-cell>
          <table:table-cell table:formula="of:=-3.9*[.A40]+1000" office:value-type="float" office:value="851.8" calcext:value-type="float">
            <text:p>851,8</text:p>
          </table:table-cell>
          <table:table-cell office:value-type="float" office:value="68" calcext:value-type="float">
            <text:p>68</text:p>
          </table:table-cell>
          <table:table-cell table:formula="of:=[$Arkusz2.$A$1]/(2*[$Arkusz2.$A$2]*(1+[.D40]))" office:value-type="float" office:value="452.898550724638" calcext:value-type="float">
            <text:p>452,8985507246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Arkusz2.$A$1]/(2*[$Arkusz2.$A$2]*(1+[.A41]))" office:value-type="float" office:value="781.25" calcext:value-type="float">
            <text:p>781,25</text:p>
          </table:table-cell>
          <table:table-cell table:formula="of:=-3.9*[.A41]+1000" office:value-type="float" office:value="847.9" calcext:value-type="float">
            <text:p>847,9</text:p>
          </table:table-cell>
          <table:table-cell office:value-type="float" office:value="69" calcext:value-type="float">
            <text:p>69</text:p>
          </table:table-cell>
          <table:table-cell table:formula="of:=[$Arkusz2.$A$1]/(2*[$Arkusz2.$A$2]*(1+[.D41]))" office:value-type="float" office:value="446.428571428571" calcext:value-type="float">
            <text:p>446,42857142857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Arkusz2.$A$1]/(2*[$Arkusz2.$A$2]*(1+[.A42]))" office:value-type="float" office:value="762.19512195122" calcext:value-type="float">
            <text:p>762,19512195122</text:p>
          </table:table-cell>
          <table:table-cell table:formula="of:=-3.9*[.A42]+1000" office:value-type="float" office:value="844" calcext:value-type="float">
            <text:p>844</text:p>
          </table:table-cell>
          <table:table-cell office:value-type="float" office:value="70" calcext:value-type="float">
            <text:p>70</text:p>
          </table:table-cell>
          <table:table-cell table:formula="of:=[$Arkusz2.$A$1]/(2*[$Arkusz2.$A$2]*(1+[.D42]))" office:value-type="float" office:value="440.140845070423" calcext:value-type="float">
            <text:p>440,14084507042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Arkusz2.$A$1]/(2*[$Arkusz2.$A$2]*(1+[.A43]))" office:value-type="float" office:value="744.047619047619" calcext:value-type="float">
            <text:p>744,047619047619</text:p>
          </table:table-cell>
          <table:table-cell table:formula="of:=-3.9*[.A43]+1000" office:value-type="float" office:value="840.1" calcext:value-type="float">
            <text:p>840,1</text:p>
          </table:table-cell>
          <table:table-cell office:value-type="float" office:value="71" calcext:value-type="float">
            <text:p>71</text:p>
          </table:table-cell>
          <table:table-cell table:formula="of:=[$Arkusz2.$A$1]/(2*[$Arkusz2.$A$2]*(1+[.D43]))" office:value-type="float" office:value="434.027777777778" calcext:value-type="float">
            <text:p>434,02777777777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Arkusz2.$A$1]/(2*[$Arkusz2.$A$2]*(1+[.A44]))" office:value-type="float" office:value="726.744186046512" calcext:value-type="float">
            <text:p>726,744186046512</text:p>
          </table:table-cell>
          <table:table-cell table:formula="of:=-3.9*[.A44]+1000" office:value-type="float" office:value="836.2" calcext:value-type="float">
            <text:p>836,2</text:p>
          </table:table-cell>
          <table:table-cell office:value-type="float" office:value="72" calcext:value-type="float">
            <text:p>72</text:p>
          </table:table-cell>
          <table:table-cell table:formula="of:=[$Arkusz2.$A$1]/(2*[$Arkusz2.$A$2]*(1+[.D44]))" office:value-type="float" office:value="428.082191780822" calcext:value-type="float">
            <text:p>428,08219178082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Arkusz2.$A$1]/(2*[$Arkusz2.$A$2]*(1+[.A45]))" office:value-type="float" office:value="710.227272727273" calcext:value-type="float">
            <text:p>710,227272727273</text:p>
          </table:table-cell>
          <table:table-cell table:formula="of:=-3.9*[.A45]+1000" office:value-type="float" office:value="832.3" calcext:value-type="float">
            <text:p>832,3</text:p>
          </table:table-cell>
          <table:table-cell office:value-type="float" office:value="73" calcext:value-type="float">
            <text:p>73</text:p>
          </table:table-cell>
          <table:table-cell table:formula="of:=[$Arkusz2.$A$1]/(2*[$Arkusz2.$A$2]*(1+[.D45]))" office:value-type="float" office:value="422.297297297297" calcext:value-type="float">
            <text:p>422,29729729729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Arkusz2.$A$1]/(2*[$Arkusz2.$A$2]*(1+[.A46]))" office:value-type="float" office:value="694.444444444444" calcext:value-type="float">
            <text:p>694,444444444444</text:p>
          </table:table-cell>
          <table:table-cell table:formula="of:=-3.9*[.A46]+1000" office:value-type="float" office:value="828.4" calcext:value-type="float">
            <text:p>828,4</text:p>
          </table:table-cell>
          <table:table-cell office:value-type="float" office:value="74" calcext:value-type="float">
            <text:p>74</text:p>
          </table:table-cell>
          <table:table-cell table:formula="of:=[$Arkusz2.$A$1]/(2*[$Arkusz2.$A$2]*(1+[.D46]))" office:value-type="float" office:value="416.666666666667" calcext:value-type="float">
            <text:p>416,66666666666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Arkusz2.$A$1]/(2*[$Arkusz2.$A$2]*(1+[.A47]))" office:value-type="float" office:value="679.347826086957" calcext:value-type="float">
            <text:p>679,347826086957</text:p>
          </table:table-cell>
          <table:table-cell table:formula="of:=-3.9*[.A47]+1000" office:value-type="float" office:value="824.5" calcext:value-type="float">
            <text:p>824,5</text:p>
          </table:table-cell>
          <table:table-cell office:value-type="float" office:value="75" calcext:value-type="float">
            <text:p>75</text:p>
          </table:table-cell>
          <table:table-cell table:formula="of:=[$Arkusz2.$A$1]/(2*[$Arkusz2.$A$2]*(1+[.D47]))" office:value-type="float" office:value="411.184210526316" calcext:value-type="float">
            <text:p>411,18421052631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Arkusz2.$A$1]/(2*[$Arkusz2.$A$2]*(1+[.A48]))" office:value-type="float" office:value="664.893617021277" calcext:value-type="float">
            <text:p>664,893617021277</text:p>
          </table:table-cell>
          <table:table-cell table:formula="of:=-3.9*[.A48]+1000" office:value-type="float" office:value="820.6" calcext:value-type="float">
            <text:p>820,6</text:p>
          </table:table-cell>
          <table:table-cell office:value-type="float" office:value="76" calcext:value-type="float">
            <text:p>76</text:p>
          </table:table-cell>
          <table:table-cell table:formula="of:=[$Arkusz2.$A$1]/(2*[$Arkusz2.$A$2]*(1+[.D48]))" office:value-type="float" office:value="405.844155844156" calcext:value-type="float">
            <text:p>405,84415584415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Arkusz2.$A$1]/(2*[$Arkusz2.$A$2]*(1+[.A49]))" office:value-type="float" office:value="651.041666666667" calcext:value-type="float">
            <text:p>651,041666666667</text:p>
          </table:table-cell>
          <table:table-cell table:formula="of:=-3.9*[.A49]+1000" office:value-type="float" office:value="816.7" calcext:value-type="float">
            <text:p>816,7</text:p>
          </table:table-cell>
          <table:table-cell office:value-type="float" office:value="77" calcext:value-type="float">
            <text:p>77</text:p>
          </table:table-cell>
          <table:table-cell table:formula="of:=[$Arkusz2.$A$1]/(2*[$Arkusz2.$A$2]*(1+[.D49]))" office:value-type="float" office:value="400.641025641026" calcext:value-type="float">
            <text:p>400,64102564102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Arkusz2.$A$1]/(2*[$Arkusz2.$A$2]*(1+[.A50]))" office:value-type="float" office:value="637.755102040816" calcext:value-type="float">
            <text:p>637,755102040816</text:p>
          </table:table-cell>
          <table:table-cell table:formula="of:=-3.9*[.A50]+1000" office:value-type="float" office:value="812.8" calcext:value-type="float">
            <text:p>812,8</text:p>
          </table:table-cell>
          <table:table-cell office:value-type="float" office:value="78" calcext:value-type="float">
            <text:p>78</text:p>
          </table:table-cell>
          <table:table-cell table:formula="of:=[$Arkusz2.$A$1]/(2*[$Arkusz2.$A$2]*(1+[.D50]))" office:value-type="float" office:value="395.569620253165" calcext:value-type="float">
            <text:p>395,56962025316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Arkusz2.$A$1]/(2*[$Arkusz2.$A$2]*(1+[.A51]))" office:value-type="float" office:value="625" calcext:value-type="float">
            <text:p>625</text:p>
          </table:table-cell>
          <table:table-cell table:formula="of:=-3.9*[.A51]+1000" office:value-type="float" office:value="808.9" calcext:value-type="float">
            <text:p>808,9</text:p>
          </table:table-cell>
          <table:table-cell office:value-type="float" office:value="79" calcext:value-type="float">
            <text:p>79</text:p>
          </table:table-cell>
          <table:table-cell table:formula="of:=[$Arkusz2.$A$1]/(2*[$Arkusz2.$A$2]*(1+[.D51]))" office:value-type="float" office:value="390.625" calcext:value-type="float">
            <text:p>390,62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Arkusz2.$A$1]/(2*[$Arkusz2.$A$2]*(1+[.A52]))" office:value-type="float" office:value="612.745098039216" calcext:value-type="float">
            <text:p>612,745098039216</text:p>
          </table:table-cell>
          <table:table-cell table:formula="of:=-3.9*[.A52]+1000" office:value-type="float" office:value="805" calcext:value-type="float">
            <text:p>805</text:p>
          </table:table-cell>
          <table:table-cell office:value-type="float" office:value="80" calcext:value-type="float">
            <text:p>80</text:p>
          </table:table-cell>
          <table:table-cell table:formula="of:=[$Arkusz2.$A$1]/(2*[$Arkusz2.$A$2]*(1+[.D52]))" office:value-type="float" office:value="385.802469135802" calcext:value-type="float">
            <text:p>385,80246913580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Arkusz2.$A$1]/(2*[$Arkusz2.$A$2]*(1+[.A53]))" office:value-type="float" office:value="600.961538461538" calcext:value-type="float">
            <text:p>600,961538461538</text:p>
          </table:table-cell>
          <table:table-cell table:formula="of:=-3.9*[.A53]+1000" office:value-type="float" office:value="801.1" calcext:value-type="float">
            <text:p>801,1</text:p>
          </table:table-cell>
          <table:table-cell office:value-type="float" office:value="81" calcext:value-type="float">
            <text:p>81</text:p>
          </table:table-cell>
          <table:table-cell table:formula="of:=[$Arkusz2.$A$1]/(2*[$Arkusz2.$A$2]*(1+[.D53]))" office:value-type="float" office:value="381.09756097561" calcext:value-type="float">
            <text:p>381,0975609756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Arkusz2.$A$1]/(2*[$Arkusz2.$A$2]*(1+[.A54]))" office:value-type="float" office:value="589.622641509434" calcext:value-type="float">
            <text:p>589,622641509434</text:p>
          </table:table-cell>
          <table:table-cell table:formula="of:=-3.9*[.A54]+1000" office:value-type="float" office:value="797.2" calcext:value-type="float">
            <text:p>797,2</text:p>
          </table:table-cell>
          <table:table-cell office:value-type="float" office:value="82" calcext:value-type="float">
            <text:p>82</text:p>
          </table:table-cell>
          <table:table-cell table:formula="of:=[$Arkusz2.$A$1]/(2*[$Arkusz2.$A$2]*(1+[.D54]))" office:value-type="float" office:value="376.506024096386" calcext:value-type="float">
            <text:p>376,50602409638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Arkusz2.$A$1]/(2*[$Arkusz2.$A$2]*(1+[.A55]))" office:value-type="float" office:value="578.703703703704" calcext:value-type="float">
            <text:p>578,703703703704</text:p>
          </table:table-cell>
          <table:table-cell table:formula="of:=-3.9*[.A55]+1000" office:value-type="float" office:value="793.3" calcext:value-type="float">
            <text:p>793,3</text:p>
          </table:table-cell>
          <table:table-cell office:value-type="float" office:value="83" calcext:value-type="float">
            <text:p>83</text:p>
          </table:table-cell>
          <table:table-cell table:formula="of:=[$Arkusz2.$A$1]/(2*[$Arkusz2.$A$2]*(1+[.D55]))" office:value-type="float" office:value="372.02380952381" calcext:value-type="float">
            <text:p>372,0238095238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Arkusz2.$A$1]/(2*[$Arkusz2.$A$2]*(1+[.A56]))" office:value-type="float" office:value="568.181818181818" calcext:value-type="float">
            <text:p>568,181818181818</text:p>
          </table:table-cell>
          <table:table-cell table:formula="of:=-3.9*[.A56]+1000" office:value-type="float" office:value="789.4" calcext:value-type="float">
            <text:p>789,4</text:p>
          </table:table-cell>
          <table:table-cell office:value-type="float" office:value="84" calcext:value-type="float">
            <text:p>84</text:p>
          </table:table-cell>
          <table:table-cell table:formula="of:=[$Arkusz2.$A$1]/(2*[$Arkusz2.$A$2]*(1+[.D56]))" office:value-type="float" office:value="367.647058823529" calcext:value-type="float">
            <text:p>367,64705882352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Arkusz2.$A$1]/(2*[$Arkusz2.$A$2]*(1+[.A57]))" office:value-type="float" office:value="558.035714285714" calcext:value-type="float">
            <text:p>558,035714285714</text:p>
          </table:table-cell>
          <table:table-cell table:formula="of:=-3.9*[.A57]+1000" office:value-type="float" office:value="785.5" calcext:value-type="float">
            <text:p>785,5</text:p>
          </table:table-cell>
          <table:table-cell office:value-type="float" office:value="85" calcext:value-type="float">
            <text:p>85</text:p>
          </table:table-cell>
          <table:table-cell table:formula="of:=[$Arkusz2.$A$1]/(2*[$Arkusz2.$A$2]*(1+[.D57]))" office:value-type="float" office:value="363.372093023256" calcext:value-type="float">
            <text:p>363,37209302325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Arkusz2.$A$1]/(2*[$Arkusz2.$A$2]*(1+[.A58]))" office:value-type="float" office:value="548.245614035088" calcext:value-type="float">
            <text:p>548,245614035088</text:p>
          </table:table-cell>
          <table:table-cell table:formula="of:=-3.9*[.A58]+1000" office:value-type="float" office:value="781.6" calcext:value-type="float">
            <text:p>781,6</text:p>
          </table:table-cell>
          <table:table-cell office:value-type="float" office:value="86" calcext:value-type="float">
            <text:p>86</text:p>
          </table:table-cell>
          <table:table-cell table:formula="of:=[$Arkusz2.$A$1]/(2*[$Arkusz2.$A$2]*(1+[.D58]))" office:value-type="float" office:value="359.195402298851" calcext:value-type="float">
            <text:p>359,19540229885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Arkusz2.$A$1]/(2*[$Arkusz2.$A$2]*(1+[.A59]))" office:value-type="float" office:value="538.793103448276" calcext:value-type="float">
            <text:p>538,793103448276</text:p>
          </table:table-cell>
          <table:table-cell table:formula="of:=-3.9*[.A59]+1000" office:value-type="float" office:value="777.7" calcext:value-type="float">
            <text:p>777,7</text:p>
          </table:table-cell>
          <table:table-cell office:value-type="float" office:value="87" calcext:value-type="float">
            <text:p>87</text:p>
          </table:table-cell>
          <table:table-cell table:formula="of:=[$Arkusz2.$A$1]/(2*[$Arkusz2.$A$2]*(1+[.D59]))" office:value-type="float" office:value="355.113636363636" calcext:value-type="float">
            <text:p>355,11363636363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Arkusz2.$A$1]/(2*[$Arkusz2.$A$2]*(1+[.A60]))" office:value-type="float" office:value="529.661016949153" calcext:value-type="float">
            <text:p>529,661016949153</text:p>
          </table:table-cell>
          <table:table-cell table:formula="of:=-3.9*[.A60]+1000" office:value-type="float" office:value="773.8" calcext:value-type="float">
            <text:p>773,8</text:p>
          </table:table-cell>
          <table:table-cell office:value-type="float" office:value="88" calcext:value-type="float">
            <text:p>88</text:p>
          </table:table-cell>
          <table:table-cell table:formula="of:=[$Arkusz2.$A$1]/(2*[$Arkusz2.$A$2]*(1+[.D60]))" office:value-type="float" office:value="351.123595505618" calcext:value-type="float">
            <text:p>351,12359550561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Arkusz2.$A$1]/(2*[$Arkusz2.$A$2]*(1+[.A61]))" office:value-type="float" office:value="520.833333333333" calcext:value-type="float">
            <text:p>520,833333333333</text:p>
          </table:table-cell>
          <table:table-cell table:formula="of:=-3.9*[.A61]+1000" office:value-type="float" office:value="769.9" calcext:value-type="float">
            <text:p>769,9</text:p>
          </table:table-cell>
          <table:table-cell office:value-type="float" office:value="89" calcext:value-type="float">
            <text:p>89</text:p>
          </table:table-cell>
          <table:table-cell table:formula="of:=[$Arkusz2.$A$1]/(2*[$Arkusz2.$A$2]*(1+[.D61]))" office:value-type="float" office:value="347.222222222222" calcext:value-type="float">
            <text:p>347,22222222222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Arkusz2.$A$1]/(2*[$Arkusz2.$A$2]*(1+[.A62]))" office:value-type="float" office:value="512.295081967213" calcext:value-type="float">
            <text:p>512,295081967213</text:p>
          </table:table-cell>
          <table:table-cell table:formula="of:=-3.9*[.A62]+1000" office:value-type="float" office:value="766" calcext:value-type="float">
            <text:p>766</text:p>
          </table:table-cell>
          <table:table-cell office:value-type="float" office:value="90" calcext:value-type="float">
            <text:p>90</text:p>
          </table:table-cell>
          <table:table-cell table:formula="of:=[$Arkusz2.$A$1]/(2*[$Arkusz2.$A$2]*(1+[.D62]))" office:value-type="float" office:value="343.406593406593" calcext:value-type="float">
            <text:p>343,40659340659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Arkusz2.$A$1]/(2*[$Arkusz2.$A$2]*(1+[.A63]))" office:value-type="float" office:value="504.032258064516" calcext:value-type="float">
            <text:p>504,032258064516</text:p>
          </table:table-cell>
          <table:table-cell table:formula="of:=-3.9*[.A63]+1000" office:value-type="float" office:value="762.1" calcext:value-type="float">
            <text:p>762,1</text:p>
          </table:table-cell>
          <table:table-cell office:value-type="float" office:value="91" calcext:value-type="float">
            <text:p>91</text:p>
          </table:table-cell>
          <table:table-cell table:formula="of:=[$Arkusz2.$A$1]/(2*[$Arkusz2.$A$2]*(1+[.D63]))" office:value-type="float" office:value="339.673913043478" calcext:value-type="float">
            <text:p>339,67391304347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Arkusz2.$A$1]/(2*[$Arkusz2.$A$2]*(1+[.A64]))" office:value-type="float" office:value="496.031746031746" calcext:value-type="float">
            <text:p>496,031746031746</text:p>
          </table:table-cell>
          <table:table-cell table:formula="of:=-3.9*[.A64]+1000" office:value-type="float" office:value="758.2" calcext:value-type="float">
            <text:p>758,2</text:p>
          </table:table-cell>
          <table:table-cell office:value-type="float" office:value="92" calcext:value-type="float">
            <text:p>92</text:p>
          </table:table-cell>
          <table:table-cell table:formula="of:=[$Arkusz2.$A$1]/(2*[$Arkusz2.$A$2]*(1+[.D64]))" office:value-type="float" office:value="336.021505376344" calcext:value-type="float">
            <text:p>336,02150537634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Arkusz2.$A$1]/(2*[$Arkusz2.$A$2]*(1+[.A65]))" office:value-type="float" office:value="488.28125" calcext:value-type="float">
            <text:p>488,28125</text:p>
          </table:table-cell>
          <table:table-cell table:formula="of:=-3.9*[.A65]+1000" office:value-type="float" office:value="754.3" calcext:value-type="float">
            <text:p>754,3</text:p>
          </table:table-cell>
          <table:table-cell office:value-type="float" office:value="93" calcext:value-type="float">
            <text:p>93</text:p>
          </table:table-cell>
          <table:table-cell table:formula="of:=[$Arkusz2.$A$1]/(2*[$Arkusz2.$A$2]*(1+[.D65]))" office:value-type="float" office:value="332.446808510638" calcext:value-type="float">
            <text:p>332,4468085106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Arkusz2.$A$1]/(2*[$Arkusz2.$A$2]*(1+[.A66]))" office:value-type="float" office:value="480.769230769231" calcext:value-type="float">
            <text:p>480,769230769231</text:p>
          </table:table-cell>
          <table:table-cell table:formula="of:=-3.9*[.A66]+1000" office:value-type="float" office:value="750.4" calcext:value-type="float">
            <text:p>750,4</text:p>
          </table:table-cell>
          <table:table-cell office:value-type="float" office:value="94" calcext:value-type="float">
            <text:p>94</text:p>
          </table:table-cell>
          <table:table-cell table:formula="of:=[$Arkusz2.$A$1]/(2*[$Arkusz2.$A$2]*(1+[.D66]))" office:value-type="float" office:value="328.947368421053" calcext:value-type="float">
            <text:p>328,947368421053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Arkusz2.$A$1]/(2*[$Arkusz2.$A$2]*(1+[.A67]))" office:value-type="float" office:value="473.484848484849" calcext:value-type="float">
            <text:p>473,484848484849</text:p>
          </table:table-cell>
          <table:table-cell table:formula="of:=-3.9*[.A67]+1000" office:value-type="float" office:value="746.5" calcext:value-type="float">
            <text:p>746,5</text:p>
          </table:table-cell>
          <table:table-cell office:value-type="float" office:value="95" calcext:value-type="float">
            <text:p>95</text:p>
          </table:table-cell>
          <table:table-cell table:formula="of:=[$Arkusz2.$A$1]/(2*[$Arkusz2.$A$2]*(1+[.D67]))" office:value-type="float" office:value="325.520833333333" calcext:value-type="float">
            <text:p>325,52083333333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Arkusz2.$A$1]/(2*[$Arkusz2.$A$2]*(1+[.A68]))" office:value-type="float" office:value="466.417910447761" calcext:value-type="float">
            <text:p>466,417910447761</text:p>
          </table:table-cell>
          <table:table-cell table:formula="of:=-3.9*[.A68]+1000" office:value-type="float" office:value="742.6" calcext:value-type="float">
            <text:p>742,6</text:p>
          </table:table-cell>
          <table:table-cell office:value-type="float" office:value="96" calcext:value-type="float">
            <text:p>96</text:p>
          </table:table-cell>
          <table:table-cell table:formula="of:=[$Arkusz2.$A$1]/(2*[$Arkusz2.$A$2]*(1+[.D68]))" office:value-type="float" office:value="322.164948453608" calcext:value-type="float">
            <text:p>322,16494845360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Arkusz2.$A$1]/(2*[$Arkusz2.$A$2]*(1+[.A69]))" office:value-type="float" office:value="459.558823529412" calcext:value-type="float">
            <text:p>459,558823529412</text:p>
          </table:table-cell>
          <table:table-cell table:formula="of:=-3.9*[.A69]+1000" office:value-type="float" office:value="738.7" calcext:value-type="float">
            <text:p>738,7</text:p>
          </table:table-cell>
          <table:table-cell office:value-type="float" office:value="97" calcext:value-type="float">
            <text:p>97</text:p>
          </table:table-cell>
          <table:table-cell table:formula="of:=[$Arkusz2.$A$1]/(2*[$Arkusz2.$A$2]*(1+[.D69]))" office:value-type="float" office:value="318.877551020408" calcext:value-type="float">
            <text:p>318,87755102040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Arkusz2.$A$1]/(2*[$Arkusz2.$A$2]*(1+[.A70]))" office:value-type="float" office:value="452.898550724638" calcext:value-type="float">
            <text:p>452,898550724638</text:p>
          </table:table-cell>
          <table:table-cell table:formula="of:=-3.9*[.A70]+1000" office:value-type="float" office:value="734.8" calcext:value-type="float">
            <text:p>734,8</text:p>
          </table:table-cell>
          <table:table-cell office:value-type="float" office:value="98" calcext:value-type="float">
            <text:p>98</text:p>
          </table:table-cell>
          <table:table-cell table:formula="of:=[$Arkusz2.$A$1]/(2*[$Arkusz2.$A$2]*(1+[.D70]))" office:value-type="float" office:value="315.656565656566" calcext:value-type="float">
            <text:p>315,65656565656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Arkusz2.$A$1]/(2*[$Arkusz2.$A$2]*(1+[.A71]))" office:value-type="float" office:value="446.428571428571" calcext:value-type="float">
            <text:p>446,428571428571</text:p>
          </table:table-cell>
          <table:table-cell table:formula="of:=-3.9*[.A71]+1000" office:value-type="float" office:value="730.9" calcext:value-type="float">
            <text:p>730,9</text:p>
          </table:table-cell>
          <table:table-cell office:value-type="float" office:value="99" calcext:value-type="float">
            <text:p>99</text:p>
          </table:table-cell>
          <table:table-cell table:formula="of:=[$Arkusz2.$A$1]/(2*[$Arkusz2.$A$2]*(1+[.D71]))" office:value-type="float" office:value="312.5" calcext:value-type="float">
            <text:p>312,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Arkusz2.$A$1]/(2*[$Arkusz2.$A$2]*(1+[.A72]))" office:value-type="float" office:value="440.140845070423" calcext:value-type="float">
            <text:p>440,140845070423</text:p>
          </table:table-cell>
          <table:table-cell table:formula="of:=-3.9*[.A72]+1000" office:value-type="float" office:value="727" calcext:value-type="float">
            <text:p>727</text:p>
          </table:table-cell>
          <table:table-cell office:value-type="float" office:value="100" calcext:value-type="float">
            <text:p>100</text:p>
          </table:table-cell>
          <table:table-cell table:formula="of:=[$Arkusz2.$A$1]/(2*[$Arkusz2.$A$2]*(1+[.D72]))" office:value-type="float" office:value="309.405940594059" calcext:value-type="float">
            <text:p>309,40594059405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Arkusz2.$A$1]/(2*[$Arkusz2.$A$2]*(1+[.A73]))" office:value-type="float" office:value="434.027777777778" calcext:value-type="float">
            <text:p>434,027777777778</text:p>
          </table:table-cell>
          <table:table-cell table:formula="of:=-3.9*[.A73]+1000" office:value-type="float" office:value="723.1" calcext:value-type="float">
            <text:p>723,1</text:p>
          </table:table-cell>
          <table:table-cell office:value-type="float" office:value="101" calcext:value-type="float">
            <text:p>101</text:p>
          </table:table-cell>
          <table:table-cell table:formula="of:=[$Arkusz2.$A$1]/(2*[$Arkusz2.$A$2]*(1+[.D73]))" office:value-type="float" office:value="306.372549019608" calcext:value-type="float">
            <text:p>306,37254901960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Arkusz2.$A$1]/(2*[$Arkusz2.$A$2]*(1+[.A74]))" office:value-type="float" office:value="428.082191780822" calcext:value-type="float">
            <text:p>428,082191780822</text:p>
          </table:table-cell>
          <table:table-cell table:formula="of:=-3.9*[.A74]+1000" office:value-type="float" office:value="719.2" calcext:value-type="float">
            <text:p>719,2</text:p>
          </table:table-cell>
          <table:table-cell office:value-type="float" office:value="102" calcext:value-type="float">
            <text:p>102</text:p>
          </table:table-cell>
          <table:table-cell table:formula="of:=[$Arkusz2.$A$1]/(2*[$Arkusz2.$A$2]*(1+[.D74]))" office:value-type="float" office:value="303.398058252427" calcext:value-type="float">
            <text:p>303,39805825242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Arkusz2.$A$1]/(2*[$Arkusz2.$A$2]*(1+[.A75]))" office:value-type="float" office:value="422.297297297297" calcext:value-type="float">
            <text:p>422,297297297297</text:p>
          </table:table-cell>
          <table:table-cell table:formula="of:=-3.9*[.A75]+1000" office:value-type="float" office:value="715.3" calcext:value-type="float">
            <text:p>715,3</text:p>
          </table:table-cell>
          <table:table-cell office:value-type="float" office:value="103" calcext:value-type="float">
            <text:p>103</text:p>
          </table:table-cell>
          <table:table-cell table:formula="of:=[$Arkusz2.$A$1]/(2*[$Arkusz2.$A$2]*(1+[.D75]))" office:value-type="float" office:value="300.480769230769" calcext:value-type="float">
            <text:p>300,48076923076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Arkusz2.$A$1]/(2*[$Arkusz2.$A$2]*(1+[.A76]))" office:value-type="float" office:value="416.666666666667" calcext:value-type="float">
            <text:p>416,666666666667</text:p>
          </table:table-cell>
          <table:table-cell table:formula="of:=-3.9*[.A76]+1000" office:value-type="float" office:value="711.4" calcext:value-type="float">
            <text:p>711,4</text:p>
          </table:table-cell>
          <table:table-cell office:value-type="float" office:value="104" calcext:value-type="float">
            <text:p>104</text:p>
          </table:table-cell>
          <table:table-cell table:formula="of:=[$Arkusz2.$A$1]/(2*[$Arkusz2.$A$2]*(1+[.D76]))" office:value-type="float" office:value="297.619047619048" calcext:value-type="float">
            <text:p>297,61904761904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Arkusz2.$A$1]/(2*[$Arkusz2.$A$2]*(1+[.A77]))" office:value-type="float" office:value="411.184210526316" calcext:value-type="float">
            <text:p>411,184210526316</text:p>
          </table:table-cell>
          <table:table-cell table:formula="of:=-3.9*[.A77]+1000" office:value-type="float" office:value="707.5" calcext:value-type="float">
            <text:p>707,5</text:p>
          </table:table-cell>
          <table:table-cell office:value-type="float" office:value="105" calcext:value-type="float">
            <text:p>105</text:p>
          </table:table-cell>
          <table:table-cell table:formula="of:=[$Arkusz2.$A$1]/(2*[$Arkusz2.$A$2]*(1+[.D77]))" office:value-type="float" office:value="294.811320754717" calcext:value-type="float">
            <text:p>294,81132075471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Arkusz2.$A$1]/(2*[$Arkusz2.$A$2]*(1+[.A78]))" office:value-type="float" office:value="405.844155844156" calcext:value-type="float">
            <text:p>405,844155844156</text:p>
          </table:table-cell>
          <table:table-cell table:formula="of:=-3.9*[.A78]+1000" office:value-type="float" office:value="703.6" calcext:value-type="float">
            <text:p>703,6</text:p>
          </table:table-cell>
          <table:table-cell office:value-type="float" office:value="106" calcext:value-type="float">
            <text:p>106</text:p>
          </table:table-cell>
          <table:table-cell table:formula="of:=[$Arkusz2.$A$1]/(2*[$Arkusz2.$A$2]*(1+[.D78]))" office:value-type="float" office:value="292.056074766355" calcext:value-type="float">
            <text:p>292,056074766355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Arkusz2.$A$1]/(2*[$Arkusz2.$A$2]*(1+[.A79]))" office:value-type="float" office:value="400.641025641026" calcext:value-type="float">
            <text:p>400,641025641026</text:p>
          </table:table-cell>
          <table:table-cell table:formula="of:=-3.9*[.A79]+1000" office:value-type="float" office:value="699.7" calcext:value-type="float">
            <text:p>699,7</text:p>
          </table:table-cell>
          <table:table-cell office:value-type="float" office:value="107" calcext:value-type="float">
            <text:p>107</text:p>
          </table:table-cell>
          <table:table-cell table:formula="of:=[$Arkusz2.$A$1]/(2*[$Arkusz2.$A$2]*(1+[.D79]))" office:value-type="float" office:value="289.351851851852" calcext:value-type="float">
            <text:p>289,35185185185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Arkusz2.$A$1]/(2*[$Arkusz2.$A$2]*(1+[.A80]))" office:value-type="float" office:value="395.569620253165" calcext:value-type="float">
            <text:p>395,569620253165</text:p>
          </table:table-cell>
          <table:table-cell table:formula="of:=-3.9*[.A80]+1000" office:value-type="float" office:value="695.8" calcext:value-type="float">
            <text:p>695,8</text:p>
          </table:table-cell>
          <table:table-cell office:value-type="float" office:value="108" calcext:value-type="float">
            <text:p>108</text:p>
          </table:table-cell>
          <table:table-cell table:formula="of:=[$Arkusz2.$A$1]/(2*[$Arkusz2.$A$2]*(1+[.D80]))" office:value-type="float" office:value="286.697247706422" calcext:value-type="float">
            <text:p>286,69724770642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Arkusz2.$A$1]/(2*[$Arkusz2.$A$2]*(1+[.A81]))" office:value-type="float" office:value="390.625" calcext:value-type="float">
            <text:p>390,625</text:p>
          </table:table-cell>
          <table:table-cell table:formula="of:=-3.9*[.A81]+1000" office:value-type="float" office:value="691.9" calcext:value-type="float">
            <text:p>691,9</text:p>
          </table:table-cell>
          <table:table-cell office:value-type="float" office:value="109" calcext:value-type="float">
            <text:p>109</text:p>
          </table:table-cell>
          <table:table-cell table:formula="of:=[$Arkusz2.$A$1]/(2*[$Arkusz2.$A$2]*(1+[.D81]))" office:value-type="float" office:value="284.090909090909" calcext:value-type="float">
            <text:p>284,09090909090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Arkusz2.$A$1]/(2*[$Arkusz2.$A$2]*(1+[.A82]))" office:value-type="float" office:value="385.802469135802" calcext:value-type="float">
            <text:p>385,802469135802</text:p>
          </table:table-cell>
          <table:table-cell table:formula="of:=-3.9*[.A82]+1000" office:value-type="float" office:value="688" calcext:value-type="float">
            <text:p>688</text:p>
          </table:table-cell>
          <table:table-cell office:value-type="float" office:value="110" calcext:value-type="float">
            <text:p>110</text:p>
          </table:table-cell>
          <table:table-cell table:formula="of:=[$Arkusz2.$A$1]/(2*[$Arkusz2.$A$2]*(1+[.D82]))" office:value-type="float" office:value="281.531531531532" calcext:value-type="float">
            <text:p>281,53153153153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Arkusz2.$A$1]/(2*[$Arkusz2.$A$2]*(1+[.A83]))" office:value-type="float" office:value="381.09756097561" calcext:value-type="float">
            <text:p>381,09756097561</text:p>
          </table:table-cell>
          <table:table-cell table:formula="of:=-3.9*[.A83]+1000" office:value-type="float" office:value="684.1" calcext:value-type="float">
            <text:p>684,1</text:p>
          </table:table-cell>
          <table:table-cell office:value-type="float" office:value="111" calcext:value-type="float">
            <text:p>111</text:p>
          </table:table-cell>
          <table:table-cell table:formula="of:=[$Arkusz2.$A$1]/(2*[$Arkusz2.$A$2]*(1+[.D83]))" office:value-type="float" office:value="279.017857142857" calcext:value-type="float">
            <text:p>279,01785714285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Arkusz2.$A$1]/(2*[$Arkusz2.$A$2]*(1+[.A84]))" office:value-type="float" office:value="376.506024096386" calcext:value-type="float">
            <text:p>376,506024096386</text:p>
          </table:table-cell>
          <table:table-cell table:formula="of:=-3.9*[.A84]+1000" office:value-type="float" office:value="680.2" calcext:value-type="float">
            <text:p>680,2</text:p>
          </table:table-cell>
          <table:table-cell office:value-type="float" office:value="112" calcext:value-type="float">
            <text:p>112</text:p>
          </table:table-cell>
          <table:table-cell table:formula="of:=[$Arkusz2.$A$1]/(2*[$Arkusz2.$A$2]*(1+[.D84]))" office:value-type="float" office:value="276.548672566372" calcext:value-type="float">
            <text:p>276,54867256637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Arkusz2.$A$1]/(2*[$Arkusz2.$A$2]*(1+[.A85]))" office:value-type="float" office:value="372.02380952381" calcext:value-type="float">
            <text:p>372,02380952381</text:p>
          </table:table-cell>
          <table:table-cell table:formula="of:=-3.9*[.A85]+1000" office:value-type="float" office:value="676.3" calcext:value-type="float">
            <text:p>676,3</text:p>
          </table:table-cell>
          <table:table-cell office:value-type="float" office:value="113" calcext:value-type="float">
            <text:p>113</text:p>
          </table:table-cell>
          <table:table-cell table:formula="of:=[$Arkusz2.$A$1]/(2*[$Arkusz2.$A$2]*(1+[.D85]))" office:value-type="float" office:value="274.122807017544" calcext:value-type="float">
            <text:p>274,12280701754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Arkusz2.$A$1]/(2*[$Arkusz2.$A$2]*(1+[.A86]))" office:value-type="float" office:value="367.647058823529" calcext:value-type="float">
            <text:p>367,647058823529</text:p>
          </table:table-cell>
          <table:table-cell table:formula="of:=-3.9*[.A86]+1000" office:value-type="float" office:value="672.4" calcext:value-type="float">
            <text:p>672,4</text:p>
          </table:table-cell>
          <table:table-cell office:value-type="float" office:value="114" calcext:value-type="float">
            <text:p>114</text:p>
          </table:table-cell>
          <table:table-cell table:formula="of:=[$Arkusz2.$A$1]/(2*[$Arkusz2.$A$2]*(1+[.D86]))" office:value-type="float" office:value="271.739130434783" calcext:value-type="float">
            <text:p>271,73913043478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Arkusz2.$A$1]/(2*[$Arkusz2.$A$2]*(1+[.A87]))" office:value-type="float" office:value="363.372093023256" calcext:value-type="float">
            <text:p>363,372093023256</text:p>
          </table:table-cell>
          <table:table-cell table:formula="of:=-3.9*[.A87]+1000" office:value-type="float" office:value="668.5" calcext:value-type="float">
            <text:p>668,5</text:p>
          </table:table-cell>
          <table:table-cell office:value-type="float" office:value="115" calcext:value-type="float">
            <text:p>115</text:p>
          </table:table-cell>
          <table:table-cell table:formula="of:=[$Arkusz2.$A$1]/(2*[$Arkusz2.$A$2]*(1+[.D87]))" office:value-type="float" office:value="269.396551724138" calcext:value-type="float">
            <text:p>269,39655172413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Arkusz2.$A$1]/(2*[$Arkusz2.$A$2]*(1+[.A88]))" office:value-type="float" office:value="359.195402298851" calcext:value-type="float">
            <text:p>359,195402298851</text:p>
          </table:table-cell>
          <table:table-cell table:formula="of:=-3.9*[.A88]+1000" office:value-type="float" office:value="664.6" calcext:value-type="float">
            <text:p>664,6</text:p>
          </table:table-cell>
          <table:table-cell office:value-type="float" office:value="116" calcext:value-type="float">
            <text:p>116</text:p>
          </table:table-cell>
          <table:table-cell table:formula="of:=[$Arkusz2.$A$1]/(2*[$Arkusz2.$A$2]*(1+[.D88]))" office:value-type="float" office:value="267.094017094017" calcext:value-type="float">
            <text:p>267,09401709401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Arkusz2.$A$1]/(2*[$Arkusz2.$A$2]*(1+[.A89]))" office:value-type="float" office:value="355.113636363636" calcext:value-type="float">
            <text:p>355,113636363636</text:p>
          </table:table-cell>
          <table:table-cell table:formula="of:=-3.9*[.A89]+1000" office:value-type="float" office:value="660.7" calcext:value-type="float">
            <text:p>660,7</text:p>
          </table:table-cell>
          <table:table-cell office:value-type="float" office:value="117" calcext:value-type="float">
            <text:p>117</text:p>
          </table:table-cell>
          <table:table-cell table:formula="of:=[$Arkusz2.$A$1]/(2*[$Arkusz2.$A$2]*(1+[.D89]))" office:value-type="float" office:value="264.830508474576" calcext:value-type="float">
            <text:p>264,83050847457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Arkusz2.$A$1]/(2*[$Arkusz2.$A$2]*(1+[.A90]))" office:value-type="float" office:value="351.123595505618" calcext:value-type="float">
            <text:p>351,123595505618</text:p>
          </table:table-cell>
          <table:table-cell table:formula="of:=-3.9*[.A90]+1000" office:value-type="float" office:value="656.8" calcext:value-type="float">
            <text:p>656,8</text:p>
          </table:table-cell>
          <table:table-cell office:value-type="float" office:value="118" calcext:value-type="float">
            <text:p>118</text:p>
          </table:table-cell>
          <table:table-cell table:formula="of:=[$Arkusz2.$A$1]/(2*[$Arkusz2.$A$2]*(1+[.D90]))" office:value-type="float" office:value="262.605042016807" calcext:value-type="float">
            <text:p>262,60504201680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Arkusz2.$A$1]/(2*[$Arkusz2.$A$2]*(1+[.A91]))" office:value-type="float" office:value="347.222222222222" calcext:value-type="float">
            <text:p>347,222222222222</text:p>
          </table:table-cell>
          <table:table-cell table:formula="of:=-3.9*[.A91]+1000" office:value-type="float" office:value="652.9" calcext:value-type="float">
            <text:p>652,9</text:p>
          </table:table-cell>
          <table:table-cell office:value-type="float" office:value="119" calcext:value-type="float">
            <text:p>119</text:p>
          </table:table-cell>
          <table:table-cell table:formula="of:=[$Arkusz2.$A$1]/(2*[$Arkusz2.$A$2]*(1+[.D91]))" office:value-type="float" office:value="260.416666666667" calcext:value-type="float">
            <text:p>260,41666666666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Arkusz2.$A$1]/(2*[$Arkusz2.$A$2]*(1+[.A92]))" office:value-type="float" office:value="343.406593406593" calcext:value-type="float">
            <text:p>343,406593406593</text:p>
          </table:table-cell>
          <table:table-cell table:formula="of:=-3.9*[.A92]+1000" office:value-type="float" office:value="649" calcext:value-type="float">
            <text:p>649</text:p>
          </table:table-cell>
          <table:table-cell office:value-type="float" office:value="120" calcext:value-type="float">
            <text:p>120</text:p>
          </table:table-cell>
          <table:table-cell table:formula="of:=[$Arkusz2.$A$1]/(2*[$Arkusz2.$A$2]*(1+[.D92]))" office:value-type="float" office:value="258.264462809917" calcext:value-type="float">
            <text:p>258,26446280991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Arkusz2.$A$1]/(2*[$Arkusz2.$A$2]*(1+[.A93]))" office:value-type="float" office:value="339.673913043478" calcext:value-type="float">
            <text:p>339,673913043478</text:p>
          </table:table-cell>
          <table:table-cell table:formula="of:=-3.9*[.A93]+1000" office:value-type="float" office:value="645.1" calcext:value-type="float">
            <text:p>645,1</text:p>
          </table:table-cell>
          <table:table-cell office:value-type="float" office:value="121" calcext:value-type="float">
            <text:p>121</text:p>
          </table:table-cell>
          <table:table-cell table:formula="of:=[$Arkusz2.$A$1]/(2*[$Arkusz2.$A$2]*(1+[.D93]))" office:value-type="float" office:value="256.147540983607" calcext:value-type="float">
            <text:p>256,14754098360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Arkusz2.$A$1]/(2*[$Arkusz2.$A$2]*(1+[.A94]))" office:value-type="float" office:value="336.021505376344" calcext:value-type="float">
            <text:p>336,021505376344</text:p>
          </table:table-cell>
          <table:table-cell table:formula="of:=-3.9*[.A94]+1000" office:value-type="float" office:value="641.2" calcext:value-type="float">
            <text:p>641,2</text:p>
          </table:table-cell>
          <table:table-cell office:value-type="float" office:value="122" calcext:value-type="float">
            <text:p>122</text:p>
          </table:table-cell>
          <table:table-cell table:formula="of:=[$Arkusz2.$A$1]/(2*[$Arkusz2.$A$2]*(1+[.D94]))" office:value-type="float" office:value="254.065040650406" calcext:value-type="float">
            <text:p>254,0650406504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Arkusz2.$A$1]/(2*[$Arkusz2.$A$2]*(1+[.A95]))" office:value-type="float" office:value="332.446808510638" calcext:value-type="float">
            <text:p>332,446808510638</text:p>
          </table:table-cell>
          <table:table-cell table:formula="of:=-3.9*[.A95]+1000" office:value-type="float" office:value="637.3" calcext:value-type="float">
            <text:p>637,3</text:p>
          </table:table-cell>
          <table:table-cell office:value-type="float" office:value="123" calcext:value-type="float">
            <text:p>123</text:p>
          </table:table-cell>
          <table:table-cell table:formula="of:=[$Arkusz2.$A$1]/(2*[$Arkusz2.$A$2]*(1+[.D95]))" office:value-type="float" office:value="252.016129032258" calcext:value-type="float">
            <text:p>252,01612903225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Arkusz2.$A$1]/(2*[$Arkusz2.$A$2]*(1+[.A96]))" office:value-type="float" office:value="328.947368421053" calcext:value-type="float">
            <text:p>328,947368421053</text:p>
          </table:table-cell>
          <table:table-cell table:formula="of:=-3.9*[.A96]+1000" office:value-type="float" office:value="633.4" calcext:value-type="float">
            <text:p>633,4</text:p>
          </table:table-cell>
          <table:table-cell office:value-type="float" office:value="124" calcext:value-type="float">
            <text:p>124</text:p>
          </table:table-cell>
          <table:table-cell table:formula="of:=[$Arkusz2.$A$1]/(2*[$Arkusz2.$A$2]*(1+[.D96]))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Arkusz2.$A$1]/(2*[$Arkusz2.$A$2]*(1+[.A97]))" office:value-type="float" office:value="325.520833333333" calcext:value-type="float">
            <text:p>325,520833333333</text:p>
          </table:table-cell>
          <table:table-cell table:formula="of:=-3.9*[.A97]+1000" office:value-type="float" office:value="629.5" calcext:value-type="float">
            <text:p>629,5</text:p>
          </table:table-cell>
          <table:table-cell office:value-type="float" office:value="125" calcext:value-type="float">
            <text:p>125</text:p>
          </table:table-cell>
          <table:table-cell table:formula="of:=[$Arkusz2.$A$1]/(2*[$Arkusz2.$A$2]*(1+[.D97]))" office:value-type="float" office:value="248.015873015873" calcext:value-type="float">
            <text:p>248,01587301587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Arkusz2.$A$1]/(2*[$Arkusz2.$A$2]*(1+[.A98]))" office:value-type="float" office:value="322.164948453608" calcext:value-type="float">
            <text:p>322,164948453608</text:p>
          </table:table-cell>
          <table:table-cell table:formula="of:=-3.9*[.A98]+1000" office:value-type="float" office:value="625.6" calcext:value-type="float">
            <text:p>625,6</text:p>
          </table:table-cell>
          <table:table-cell office:value-type="float" office:value="126" calcext:value-type="float">
            <text:p>126</text:p>
          </table:table-cell>
          <table:table-cell table:formula="of:=[$Arkusz2.$A$1]/(2*[$Arkusz2.$A$2]*(1+[.D98]))" office:value-type="float" office:value="246.062992125984" calcext:value-type="float">
            <text:p>246,06299212598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Arkusz2.$A$1]/(2*[$Arkusz2.$A$2]*(1+[.A99]))" office:value-type="float" office:value="318.877551020408" calcext:value-type="float">
            <text:p>318,877551020408</text:p>
          </table:table-cell>
          <table:table-cell table:formula="of:=-3.9*[.A99]+1000" office:value-type="float" office:value="621.7" calcext:value-type="float">
            <text:p>621,7</text:p>
          </table:table-cell>
          <table:table-cell office:value-type="float" office:value="127" calcext:value-type="float">
            <text:p>127</text:p>
          </table:table-cell>
          <table:table-cell table:formula="of:=[$Arkusz2.$A$1]/(2*[$Arkusz2.$A$2]*(1+[.D99]))" office:value-type="float" office:value="244.140625" calcext:value-type="float">
            <text:p>244,14062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Arkusz2.$A$1]/(2*[$Arkusz2.$A$2]*(1+[.A100]))" office:value-type="float" office:value="315.656565656566" calcext:value-type="float">
            <text:p>315,656565656566</text:p>
          </table:table-cell>
          <table:table-cell table:formula="of:=-3.9*[.A100]+1000" office:value-type="float" office:value="617.8" calcext:value-type="float">
            <text:p>617,8</text:p>
          </table:table-cell>
          <table:table-cell office:value-type="float" office:value="128" calcext:value-type="float">
            <text:p>128</text:p>
          </table:table-cell>
          <table:table-cell table:formula="of:=[$Arkusz2.$A$1]/(2*[$Arkusz2.$A$2]*(1+[.D100]))" office:value-type="float" office:value="242.248062015504" calcext:value-type="float">
            <text:p>242,24806201550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Arkusz2.$A$1]/(2*[$Arkusz2.$A$2]*(1+[.A101]))" office:value-type="float" office:value="312.5" calcext:value-type="float">
            <text:p>312,5</text:p>
          </table:table-cell>
          <table:table-cell table:formula="of:=-3.9*[.A101]+1000" office:value-type="float" office:value="613.9" calcext:value-type="float">
            <text:p>613,9</text:p>
          </table:table-cell>
          <table:table-cell office:value-type="float" office:value="129" calcext:value-type="float">
            <text:p>129</text:p>
          </table:table-cell>
          <table:table-cell table:formula="of:=[$Arkusz2.$A$1]/(2*[$Arkusz2.$A$2]*(1+[.D101]))" office:value-type="float" office:value="240.384615384615" calcext:value-type="float">
            <text:p>240,38461538461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Arkusz2.$A$1]/(2*[$Arkusz2.$A$2]*(1+[.A102]))" office:value-type="float" office:value="309.405940594059" calcext:value-type="float">
            <text:p>309,405940594059</text:p>
          </table:table-cell>
          <table:table-cell table:formula="of:=-3.9*[.A102]+1000" office:value-type="float" office:value="610" calcext:value-type="float">
            <text:p>610</text:p>
          </table:table-cell>
          <table:table-cell office:value-type="float" office:value="130" calcext:value-type="float">
            <text:p>130</text:p>
          </table:table-cell>
          <table:table-cell table:formula="of:=[$Arkusz2.$A$1]/(2*[$Arkusz2.$A$2]*(1+[.D102]))" office:value-type="float" office:value="238.549618320611" calcext:value-type="float">
            <text:p>238,54961832061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Arkusz2.$A$1]/(2*[$Arkusz2.$A$2]*(1+[.A103]))" office:value-type="float" office:value="306.372549019608" calcext:value-type="float">
            <text:p>306,372549019608</text:p>
          </table:table-cell>
          <table:table-cell table:formula="of:=-3.9*[.A103]+1000" office:value-type="float" office:value="606.1" calcext:value-type="float">
            <text:p>606,1</text:p>
          </table:table-cell>
          <table:table-cell office:value-type="float" office:value="131" calcext:value-type="float">
            <text:p>131</text:p>
          </table:table-cell>
          <table:table-cell table:formula="of:=[$Arkusz2.$A$1]/(2*[$Arkusz2.$A$2]*(1+[.D103]))" office:value-type="float" office:value="236.742424242424" calcext:value-type="float">
            <text:p>236,74242424242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Arkusz2.$A$1]/(2*[$Arkusz2.$A$2]*(1+[.A104]))" office:value-type="float" office:value="303.398058252427" calcext:value-type="float">
            <text:p>303,398058252427</text:p>
          </table:table-cell>
          <table:table-cell table:formula="of:=-3.9*[.A104]+1000" office:value-type="float" office:value="602.2" calcext:value-type="float">
            <text:p>602,2</text:p>
          </table:table-cell>
          <table:table-cell office:value-type="float" office:value="132" calcext:value-type="float">
            <text:p>132</text:p>
          </table:table-cell>
          <table:table-cell table:formula="of:=[$Arkusz2.$A$1]/(2*[$Arkusz2.$A$2]*(1+[.D104]))" office:value-type="float" office:value="234.962406015038" calcext:value-type="float">
            <text:p>234,9624060150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Arkusz2.$A$1]/(2*[$Arkusz2.$A$2]*(1+[.A105]))" office:value-type="float" office:value="300.480769230769" calcext:value-type="float">
            <text:p>300,480769230769</text:p>
          </table:table-cell>
          <table:table-cell table:formula="of:=-3.9*[.A105]+1000" office:value-type="float" office:value="598.3" calcext:value-type="float">
            <text:p>598,3</text:p>
          </table:table-cell>
          <table:table-cell office:value-type="float" office:value="133" calcext:value-type="float">
            <text:p>133</text:p>
          </table:table-cell>
          <table:table-cell table:formula="of:=[$Arkusz2.$A$1]/(2*[$Arkusz2.$A$2]*(1+[.D105]))" office:value-type="float" office:value="233.208955223881" calcext:value-type="float">
            <text:p>233,20895522388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Arkusz2.$A$1]/(2*[$Arkusz2.$A$2]*(1+[.A106]))" office:value-type="float" office:value="297.619047619048" calcext:value-type="float">
            <text:p>297,619047619048</text:p>
          </table:table-cell>
          <table:table-cell table:formula="of:=-3.9*[.A106]+1000" office:value-type="float" office:value="594.4" calcext:value-type="float">
            <text:p>594,4</text:p>
          </table:table-cell>
          <table:table-cell office:value-type="float" office:value="134" calcext:value-type="float">
            <text:p>134</text:p>
          </table:table-cell>
          <table:table-cell table:formula="of:=[$Arkusz2.$A$1]/(2*[$Arkusz2.$A$2]*(1+[.D106]))" office:value-type="float" office:value="231.481481481481" calcext:value-type="float">
            <text:p>231,48148148148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Arkusz2.$A$1]/(2*[$Arkusz2.$A$2]*(1+[.A107]))" office:value-type="float" office:value="294.811320754717" calcext:value-type="float">
            <text:p>294,811320754717</text:p>
          </table:table-cell>
          <table:table-cell table:formula="of:=-3.9*[.A107]+1000" office:value-type="float" office:value="590.5" calcext:value-type="float">
            <text:p>590,5</text:p>
          </table:table-cell>
          <table:table-cell office:value-type="float" office:value="135" calcext:value-type="float">
            <text:p>135</text:p>
          </table:table-cell>
          <table:table-cell table:formula="of:=[$Arkusz2.$A$1]/(2*[$Arkusz2.$A$2]*(1+[.D107]))" office:value-type="float" office:value="229.779411764706" calcext:value-type="float">
            <text:p>229,77941176470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$Arkusz2.$A$1]/(2*[$Arkusz2.$A$2]*(1+[.A108]))" office:value-type="float" office:value="292.056074766355" calcext:value-type="float">
            <text:p>292,056074766355</text:p>
          </table:table-cell>
          <table:table-cell table:formula="of:=-3.9*[.A108]+1000" office:value-type="float" office:value="586.6" calcext:value-type="float">
            <text:p>586,6</text:p>
          </table:table-cell>
          <table:table-cell office:value-type="float" office:value="136" calcext:value-type="float">
            <text:p>136</text:p>
          </table:table-cell>
          <table:table-cell table:formula="of:=[$Arkusz2.$A$1]/(2*[$Arkusz2.$A$2]*(1+[.D108]))" office:value-type="float" office:value="228.102189781022" calcext:value-type="float">
            <text:p>228,10218978102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Arkusz2.$A$1]/(2*[$Arkusz2.$A$2]*(1+[.A109]))" office:value-type="float" office:value="289.351851851852" calcext:value-type="float">
            <text:p>289,351851851852</text:p>
          </table:table-cell>
          <table:table-cell table:formula="of:=-3.9*[.A109]+1000" office:value-type="float" office:value="582.7" calcext:value-type="float">
            <text:p>582,7</text:p>
          </table:table-cell>
          <table:table-cell office:value-type="float" office:value="137" calcext:value-type="float">
            <text:p>137</text:p>
          </table:table-cell>
          <table:table-cell table:formula="of:=[$Arkusz2.$A$1]/(2*[$Arkusz2.$A$2]*(1+[.D109]))" office:value-type="float" office:value="226.449275362319" calcext:value-type="float">
            <text:p>226,449275362319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Arkusz2.$A$1]/(2*[$Arkusz2.$A$2]*(1+[.A110]))" office:value-type="float" office:value="286.697247706422" calcext:value-type="float">
            <text:p>286,697247706422</text:p>
          </table:table-cell>
          <table:table-cell table:formula="of:=-3.9*[.A110]+1000" office:value-type="float" office:value="578.8" calcext:value-type="float">
            <text:p>578,8</text:p>
          </table:table-cell>
          <table:table-cell office:value-type="float" office:value="138" calcext:value-type="float">
            <text:p>138</text:p>
          </table:table-cell>
          <table:table-cell table:formula="of:=[$Arkusz2.$A$1]/(2*[$Arkusz2.$A$2]*(1+[.D110]))" office:value-type="float" office:value="224.820143884892" calcext:value-type="float">
            <text:p>224,82014388489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Arkusz2.$A$1]/(2*[$Arkusz2.$A$2]*(1+[.A111]))" office:value-type="float" office:value="284.090909090909" calcext:value-type="float">
            <text:p>284,090909090909</text:p>
          </table:table-cell>
          <table:table-cell table:formula="of:=-3.9*[.A111]+1000" office:value-type="float" office:value="574.9" calcext:value-type="float">
            <text:p>574,9</text:p>
          </table:table-cell>
          <table:table-cell office:value-type="float" office:value="139" calcext:value-type="float">
            <text:p>139</text:p>
          </table:table-cell>
          <table:table-cell table:formula="of:=[$Arkusz2.$A$1]/(2*[$Arkusz2.$A$2]*(1+[.D111]))" office:value-type="float" office:value="223.214285714286" calcext:value-type="float">
            <text:p>223,21428571428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Arkusz2.$A$1]/(2*[$Arkusz2.$A$2]*(1+[.A112]))" office:value-type="float" office:value="281.531531531532" calcext:value-type="float">
            <text:p>281,531531531532</text:p>
          </table:table-cell>
          <table:table-cell table:formula="of:=-3.9*[.A112]+1000" office:value-type="float" office:value="571" calcext:value-type="float">
            <text:p>571</text:p>
          </table:table-cell>
          <table:table-cell office:value-type="float" office:value="140" calcext:value-type="float">
            <text:p>140</text:p>
          </table:table-cell>
          <table:table-cell table:formula="of:=[$Arkusz2.$A$1]/(2*[$Arkusz2.$A$2]*(1+[.D112]))" office:value-type="float" office:value="221.631205673759" calcext:value-type="float">
            <text:p>221,631205673759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Arkusz2.$A$1]/(2*[$Arkusz2.$A$2]*(1+[.A113]))" office:value-type="float" office:value="279.017857142857" calcext:value-type="float">
            <text:p>279,017857142857</text:p>
          </table:table-cell>
          <table:table-cell table:formula="of:=-3.9*[.A113]+1000" office:value-type="float" office:value="567.1" calcext:value-type="float">
            <text:p>567,1</text:p>
          </table:table-cell>
          <table:table-cell office:value-type="float" office:value="141" calcext:value-type="float">
            <text:p>141</text:p>
          </table:table-cell>
          <table:table-cell table:formula="of:=[$Arkusz2.$A$1]/(2*[$Arkusz2.$A$2]*(1+[.D113]))" office:value-type="float" office:value="220.070422535211" calcext:value-type="float">
            <text:p>220,07042253521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Arkusz2.$A$1]/(2*[$Arkusz2.$A$2]*(1+[.A114]))" office:value-type="float" office:value="276.548672566372" calcext:value-type="float">
            <text:p>276,548672566372</text:p>
          </table:table-cell>
          <table:table-cell table:formula="of:=-3.9*[.A114]+1000" office:value-type="float" office:value="563.2" calcext:value-type="float">
            <text:p>563,2</text:p>
          </table:table-cell>
          <table:table-cell office:value-type="float" office:value="142" calcext:value-type="float">
            <text:p>142</text:p>
          </table:table-cell>
          <table:table-cell table:formula="of:=[$Arkusz2.$A$1]/(2*[$Arkusz2.$A$2]*(1+[.D114]))" office:value-type="float" office:value="218.531468531469" calcext:value-type="float">
            <text:p>218,53146853146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Arkusz2.$A$1]/(2*[$Arkusz2.$A$2]*(1+[.A115]))" office:value-type="float" office:value="274.122807017544" calcext:value-type="float">
            <text:p>274,122807017544</text:p>
          </table:table-cell>
          <table:table-cell table:formula="of:=-3.9*[.A115]+1000" office:value-type="float" office:value="559.3" calcext:value-type="float">
            <text:p>559,3</text:p>
          </table:table-cell>
          <table:table-cell office:value-type="float" office:value="143" calcext:value-type="float">
            <text:p>143</text:p>
          </table:table-cell>
          <table:table-cell table:formula="of:=[$Arkusz2.$A$1]/(2*[$Arkusz2.$A$2]*(1+[.D115]))" office:value-type="float" office:value="217.013888888889" calcext:value-type="float">
            <text:p>217,01388888888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Arkusz2.$A$1]/(2*[$Arkusz2.$A$2]*(1+[.A116]))" office:value-type="float" office:value="271.739130434783" calcext:value-type="float">
            <text:p>271,739130434783</text:p>
          </table:table-cell>
          <table:table-cell table:formula="of:=-3.9*[.A116]+1000" office:value-type="float" office:value="555.4" calcext:value-type="float">
            <text:p>555,4</text:p>
          </table:table-cell>
          <table:table-cell office:value-type="float" office:value="144" calcext:value-type="float">
            <text:p>144</text:p>
          </table:table-cell>
          <table:table-cell table:formula="of:=[$Arkusz2.$A$1]/(2*[$Arkusz2.$A$2]*(1+[.D116]))" office:value-type="float" office:value="215.51724137931" calcext:value-type="float">
            <text:p>215,5172413793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Arkusz2.$A$1]/(2*[$Arkusz2.$A$2]*(1+[.A117]))" office:value-type="float" office:value="269.396551724138" calcext:value-type="float">
            <text:p>269,396551724138</text:p>
          </table:table-cell>
          <table:table-cell table:formula="of:=-3.9*[.A117]+1000" office:value-type="float" office:value="551.5" calcext:value-type="float">
            <text:p>551,5</text:p>
          </table:table-cell>
          <table:table-cell office:value-type="float" office:value="145" calcext:value-type="float">
            <text:p>145</text:p>
          </table:table-cell>
          <table:table-cell table:formula="of:=[$Arkusz2.$A$1]/(2*[$Arkusz2.$A$2]*(1+[.D117]))" office:value-type="float" office:value="214.041095890411" calcext:value-type="float">
            <text:p>214,04109589041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Arkusz2.$A$1]/(2*[$Arkusz2.$A$2]*(1+[.A118]))" office:value-type="float" office:value="267.094017094017" calcext:value-type="float">
            <text:p>267,094017094017</text:p>
          </table:table-cell>
          <table:table-cell table:formula="of:=-3.9*[.A118]+1000" office:value-type="float" office:value="547.6" calcext:value-type="float">
            <text:p>547,6</text:p>
          </table:table-cell>
          <table:table-cell office:value-type="float" office:value="146" calcext:value-type="float">
            <text:p>146</text:p>
          </table:table-cell>
          <table:table-cell table:formula="of:=[$Arkusz2.$A$1]/(2*[$Arkusz2.$A$2]*(1+[.D118]))" office:value-type="float" office:value="212.585034013605" calcext:value-type="float">
            <text:p>212,58503401360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Arkusz2.$A$1]/(2*[$Arkusz2.$A$2]*(1+[.A119]))" office:value-type="float" office:value="264.830508474576" calcext:value-type="float">
            <text:p>264,830508474576</text:p>
          </table:table-cell>
          <table:table-cell table:formula="of:=-3.9*[.A119]+1000" office:value-type="float" office:value="543.7" calcext:value-type="float">
            <text:p>543,7</text:p>
          </table:table-cell>
          <table:table-cell office:value-type="float" office:value="147" calcext:value-type="float">
            <text:p>147</text:p>
          </table:table-cell>
          <table:table-cell table:formula="of:=[$Arkusz2.$A$1]/(2*[$Arkusz2.$A$2]*(1+[.D119]))" office:value-type="float" office:value="211.148648648649" calcext:value-type="float">
            <text:p>211,14864864864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Arkusz2.$A$1]/(2*[$Arkusz2.$A$2]*(1+[.A120]))" office:value-type="float" office:value="262.605042016807" calcext:value-type="float">
            <text:p>262,605042016807</text:p>
          </table:table-cell>
          <table:table-cell table:formula="of:=-3.9*[.A120]+1000" office:value-type="float" office:value="539.8" calcext:value-type="float">
            <text:p>539,8</text:p>
          </table:table-cell>
          <table:table-cell office:value-type="float" office:value="148" calcext:value-type="float">
            <text:p>148</text:p>
          </table:table-cell>
          <table:table-cell table:formula="of:=[$Arkusz2.$A$1]/(2*[$Arkusz2.$A$2]*(1+[.D120]))" office:value-type="float" office:value="209.731543624161" calcext:value-type="float">
            <text:p>209,73154362416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Arkusz2.$A$1]/(2*[$Arkusz2.$A$2]*(1+[.A121]))" office:value-type="float" office:value="260.416666666667" calcext:value-type="float">
            <text:p>260,416666666667</text:p>
          </table:table-cell>
          <table:table-cell table:formula="of:=-3.9*[.A121]+1000" office:value-type="float" office:value="535.9" calcext:value-type="float">
            <text:p>535,9</text:p>
          </table:table-cell>
          <table:table-cell office:value-type="float" office:value="149" calcext:value-type="float">
            <text:p>149</text:p>
          </table:table-cell>
          <table:table-cell table:formula="of:=[$Arkusz2.$A$1]/(2*[$Arkusz2.$A$2]*(1+[.D121]))" office:value-type="float" office:value="208.333333333333" calcext:value-type="float">
            <text:p>208,33333333333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Arkusz2.$A$1]/(2*[$Arkusz2.$A$2]*(1+[.A122]))" office:value-type="float" office:value="258.264462809917" calcext:value-type="float">
            <text:p>258,264462809917</text:p>
          </table:table-cell>
          <table:table-cell table:formula="of:=-3.9*[.A122]+1000" office:value-type="float" office:value="532" calcext:value-type="float">
            <text:p>532</text:p>
          </table:table-cell>
          <table:table-cell office:value-type="float" office:value="150" calcext:value-type="float">
            <text:p>150</text:p>
          </table:table-cell>
          <table:table-cell table:formula="of:=[$Arkusz2.$A$1]/(2*[$Arkusz2.$A$2]*(1+[.D122]))" office:value-type="float" office:value="206.953642384106" calcext:value-type="float">
            <text:p>206,95364238410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Arkusz2.$A$1]/(2*[$Arkusz2.$A$2]*(1+[.A123]))" office:value-type="float" office:value="256.147540983607" calcext:value-type="float">
            <text:p>256,147540983607</text:p>
          </table:table-cell>
          <table:table-cell table:formula="of:=-3.9*[.A123]+1000" office:value-type="float" office:value="528.1" calcext:value-type="float">
            <text:p>528,1</text:p>
          </table:table-cell>
          <table:table-cell office:value-type="float" office:value="151" calcext:value-type="float">
            <text:p>151</text:p>
          </table:table-cell>
          <table:table-cell table:formula="of:=[$Arkusz2.$A$1]/(2*[$Arkusz2.$A$2]*(1+[.D123]))" office:value-type="float" office:value="205.592105263158" calcext:value-type="float">
            <text:p>205,59210526315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Arkusz2.$A$1]/(2*[$Arkusz2.$A$2]*(1+[.A124]))" office:value-type="float" office:value="254.065040650406" calcext:value-type="float">
            <text:p>254,065040650406</text:p>
          </table:table-cell>
          <table:table-cell table:formula="of:=-3.9*[.A124]+1000" office:value-type="float" office:value="524.2" calcext:value-type="float">
            <text:p>524,2</text:p>
          </table:table-cell>
          <table:table-cell office:value-type="float" office:value="152" calcext:value-type="float">
            <text:p>152</text:p>
          </table:table-cell>
          <table:table-cell table:formula="of:=[$Arkusz2.$A$1]/(2*[$Arkusz2.$A$2]*(1+[.D124]))" office:value-type="float" office:value="204.248366013072" calcext:value-type="float">
            <text:p>204,248366013072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Arkusz2.$A$1]/(2*[$Arkusz2.$A$2]*(1+[.A125]))" office:value-type="float" office:value="252.016129032258" calcext:value-type="float">
            <text:p>252,016129032258</text:p>
          </table:table-cell>
          <table:table-cell table:formula="of:=-3.9*[.A125]+1000" office:value-type="float" office:value="520.3" calcext:value-type="float">
            <text:p>520,3</text:p>
          </table:table-cell>
          <table:table-cell office:value-type="float" office:value="153" calcext:value-type="float">
            <text:p>153</text:p>
          </table:table-cell>
          <table:table-cell table:formula="of:=[$Arkusz2.$A$1]/(2*[$Arkusz2.$A$2]*(1+[.D125]))" office:value-type="float" office:value="202.922077922078" calcext:value-type="float">
            <text:p>202,92207792207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Arkusz2.$A$1]/(2*[$Arkusz2.$A$2]*(1+[.A126]))" office:value-type="float" office:value="250" calcext:value-type="float">
            <text:p>250</text:p>
          </table:table-cell>
          <table:table-cell table:formula="of:=-3.9*[.A126]+1000" office:value-type="float" office:value="516.4" calcext:value-type="float">
            <text:p>516,4</text:p>
          </table:table-cell>
          <table:table-cell office:value-type="float" office:value="154" calcext:value-type="float">
            <text:p>154</text:p>
          </table:table-cell>
          <table:table-cell table:formula="of:=[$Arkusz2.$A$1]/(2*[$Arkusz2.$A$2]*(1+[.D126]))" office:value-type="float" office:value="201.612903225806" calcext:value-type="float">
            <text:p>201,612903225806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Arkusz2.$A$1]/(2*[$Arkusz2.$A$2]*(1+[.A127]))" office:value-type="float" office:value="248.015873015873" calcext:value-type="float">
            <text:p>248,015873015873</text:p>
          </table:table-cell>
          <table:table-cell table:formula="of:=-3.9*[.A127]+1000" office:value-type="float" office:value="512.5" calcext:value-type="float">
            <text:p>512,5</text:p>
          </table:table-cell>
          <table:table-cell office:value-type="float" office:value="155" calcext:value-type="float">
            <text:p>155</text:p>
          </table:table-cell>
          <table:table-cell table:formula="of:=[$Arkusz2.$A$1]/(2*[$Arkusz2.$A$2]*(1+[.D127]))" office:value-type="float" office:value="200.320512820513" calcext:value-type="float">
            <text:p>200,32051282051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Arkusz2.$A$1]/(2*[$Arkusz2.$A$2]*(1+[.A128]))" office:value-type="float" office:value="246.062992125984" calcext:value-type="float">
            <text:p>246,062992125984</text:p>
          </table:table-cell>
          <table:table-cell table:formula="of:=-3.9*[.A128]+1000" office:value-type="float" office:value="508.6" calcext:value-type="float">
            <text:p>508,6</text:p>
          </table:table-cell>
          <table:table-cell office:value-type="float" office:value="156" calcext:value-type="float">
            <text:p>156</text:p>
          </table:table-cell>
          <table:table-cell table:formula="of:=[$Arkusz2.$A$1]/(2*[$Arkusz2.$A$2]*(1+[.D128]))" office:value-type="float" office:value="199.044585987261" calcext:value-type="float">
            <text:p>199,04458598726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Arkusz2.$A$1]/(2*[$Arkusz2.$A$2]*(1+[.A129]))" office:value-type="float" office:value="244.140625" calcext:value-type="float">
            <text:p>244,140625</text:p>
          </table:table-cell>
          <table:table-cell table:formula="of:=-3.9*[.A129]+1000" office:value-type="float" office:value="504.7" calcext:value-type="float">
            <text:p>504,7</text:p>
          </table:table-cell>
          <table:table-cell office:value-type="float" office:value="157" calcext:value-type="float">
            <text:p>157</text:p>
          </table:table-cell>
          <table:table-cell table:formula="of:=[$Arkusz2.$A$1]/(2*[$Arkusz2.$A$2]*(1+[.D129]))" office:value-type="float" office:value="197.784810126582" calcext:value-type="float">
            <text:p>197,78481012658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Arkusz2.$A$1]/(2*[$Arkusz2.$A$2]*(1+[.A130]))" office:value-type="float" office:value="242.248062015504" calcext:value-type="float">
            <text:p>242,248062015504</text:p>
          </table:table-cell>
          <table:table-cell table:formula="of:=-3.9*[.A130]+1000" office:value-type="float" office:value="500.8" calcext:value-type="float">
            <text:p>500,8</text:p>
          </table:table-cell>
          <table:table-cell office:value-type="float" office:value="158" calcext:value-type="float">
            <text:p>158</text:p>
          </table:table-cell>
          <table:table-cell table:formula="of:=[$Arkusz2.$A$1]/(2*[$Arkusz2.$A$2]*(1+[.D130]))" office:value-type="float" office:value="196.540880503145" calcext:value-type="float">
            <text:p>196,54088050314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Arkusz2.$A$1]/(2*[$Arkusz2.$A$2]*(1+[.A131]))" office:value-type="float" office:value="240.384615384615" calcext:value-type="float">
            <text:p>240,384615384615</text:p>
          </table:table-cell>
          <table:table-cell table:formula="of:=-3.9*[.A131]+1000" office:value-type="float" office:value="496.9" calcext:value-type="float">
            <text:p>496,9</text:p>
          </table:table-cell>
          <table:table-cell office:value-type="float" office:value="159" calcext:value-type="float">
            <text:p>159</text:p>
          </table:table-cell>
          <table:table-cell table:formula="of:=[$Arkusz2.$A$1]/(2*[$Arkusz2.$A$2]*(1+[.D131]))" office:value-type="float" office:value="195.3125" calcext:value-type="float">
            <text:p>195,312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Arkusz2.$A$1]/(2*[$Arkusz2.$A$2]*(1+[.A132]))" office:value-type="float" office:value="238.549618320611" calcext:value-type="float">
            <text:p>238,549618320611</text:p>
          </table:table-cell>
          <table:table-cell table:formula="of:=-3.9*[.A132]+1000" office:value-type="float" office:value="493" calcext:value-type="float">
            <text:p>493</text:p>
          </table:table-cell>
          <table:table-cell office:value-type="float" office:value="160" calcext:value-type="float">
            <text:p>160</text:p>
          </table:table-cell>
          <table:table-cell table:formula="of:=[$Arkusz2.$A$1]/(2*[$Arkusz2.$A$2]*(1+[.D132]))" office:value-type="float" office:value="194.099378881988" calcext:value-type="float">
            <text:p>194,099378881988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Arkusz2.$A$1]/(2*[$Arkusz2.$A$2]*(1+[.A133]))" office:value-type="float" office:value="236.742424242424" calcext:value-type="float">
            <text:p>236,742424242424</text:p>
          </table:table-cell>
          <table:table-cell table:formula="of:=-3.9*[.A133]+1000" office:value-type="float" office:value="489.1" calcext:value-type="float">
            <text:p>489,1</text:p>
          </table:table-cell>
          <table:table-cell office:value-type="float" office:value="161" calcext:value-type="float">
            <text:p>161</text:p>
          </table:table-cell>
          <table:table-cell table:formula="of:=[$Arkusz2.$A$1]/(2*[$Arkusz2.$A$2]*(1+[.D133]))" office:value-type="float" office:value="192.901234567901" calcext:value-type="float">
            <text:p>192,90123456790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Arkusz2.$A$1]/(2*[$Arkusz2.$A$2]*(1+[.A134]))" office:value-type="float" office:value="234.962406015038" calcext:value-type="float">
            <text:p>234,962406015038</text:p>
          </table:table-cell>
          <table:table-cell table:formula="of:=-3.9*[.A134]+1000" office:value-type="float" office:value="485.2" calcext:value-type="float">
            <text:p>485,2</text:p>
          </table:table-cell>
          <table:table-cell office:value-type="float" office:value="162" calcext:value-type="float">
            <text:p>162</text:p>
          </table:table-cell>
          <table:table-cell table:formula="of:=[$Arkusz2.$A$1]/(2*[$Arkusz2.$A$2]*(1+[.D134]))" office:value-type="float" office:value="191.717791411043" calcext:value-type="float">
            <text:p>191,71779141104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Arkusz2.$A$1]/(2*[$Arkusz2.$A$2]*(1+[.A135]))" office:value-type="float" office:value="233.208955223881" calcext:value-type="float">
            <text:p>233,208955223881</text:p>
          </table:table-cell>
          <table:table-cell table:formula="of:=-3.9*[.A135]+1000" office:value-type="float" office:value="481.3" calcext:value-type="float">
            <text:p>481,3</text:p>
          </table:table-cell>
          <table:table-cell office:value-type="float" office:value="163" calcext:value-type="float">
            <text:p>163</text:p>
          </table:table-cell>
          <table:table-cell table:formula="of:=[$Arkusz2.$A$1]/(2*[$Arkusz2.$A$2]*(1+[.D135]))" office:value-type="float" office:value="190.548780487805" calcext:value-type="float">
            <text:p>190,54878048780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Arkusz2.$A$1]/(2*[$Arkusz2.$A$2]*(1+[.A136]))" office:value-type="float" office:value="231.481481481481" calcext:value-type="float">
            <text:p>231,481481481481</text:p>
          </table:table-cell>
          <table:table-cell table:formula="of:=-3.9*[.A136]+1000" office:value-type="float" office:value="477.4" calcext:value-type="float">
            <text:p>477,4</text:p>
          </table:table-cell>
          <table:table-cell office:value-type="float" office:value="164" calcext:value-type="float">
            <text:p>164</text:p>
          </table:table-cell>
          <table:table-cell table:formula="of:=[$Arkusz2.$A$1]/(2*[$Arkusz2.$A$2]*(1+[.D136]))" office:value-type="float" office:value="189.393939393939" calcext:value-type="float">
            <text:p>189,39393939393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Arkusz2.$A$1]/(2*[$Arkusz2.$A$2]*(1+[.A137]))" office:value-type="float" office:value="229.779411764706" calcext:value-type="float">
            <text:p>229,779411764706</text:p>
          </table:table-cell>
          <table:table-cell table:formula="of:=-3.9*[.A137]+1000" office:value-type="float" office:value="473.5" calcext:value-type="float">
            <text:p>473,5</text:p>
          </table:table-cell>
          <table:table-cell office:value-type="float" office:value="165" calcext:value-type="float">
            <text:p>165</text:p>
          </table:table-cell>
          <table:table-cell table:formula="of:=[$Arkusz2.$A$1]/(2*[$Arkusz2.$A$2]*(1+[.D137]))" office:value-type="float" office:value="188.253012048193" calcext:value-type="float">
            <text:p>188,253012048193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Arkusz2.$A$1]/(2*[$Arkusz2.$A$2]*(1+[.A138]))" office:value-type="float" office:value="228.102189781022" calcext:value-type="float">
            <text:p>228,102189781022</text:p>
          </table:table-cell>
          <table:table-cell table:formula="of:=-3.9*[.A138]+1000" office:value-type="float" office:value="469.6" calcext:value-type="float">
            <text:p>469,6</text:p>
          </table:table-cell>
          <table:table-cell office:value-type="float" office:value="166" calcext:value-type="float">
            <text:p>166</text:p>
          </table:table-cell>
          <table:table-cell table:formula="of:=[$Arkusz2.$A$1]/(2*[$Arkusz2.$A$2]*(1+[.D138]))" office:value-type="float" office:value="187.125748502994" calcext:value-type="float">
            <text:p>187,12574850299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Arkusz2.$A$1]/(2*[$Arkusz2.$A$2]*(1+[.A139]))" office:value-type="float" office:value="226.449275362319" calcext:value-type="float">
            <text:p>226,449275362319</text:p>
          </table:table-cell>
          <table:table-cell table:formula="of:=-3.9*[.A139]+1000" office:value-type="float" office:value="465.7" calcext:value-type="float">
            <text:p>465,7</text:p>
          </table:table-cell>
          <table:table-cell office:value-type="float" office:value="167" calcext:value-type="float">
            <text:p>167</text:p>
          </table:table-cell>
          <table:table-cell table:formula="of:=[$Arkusz2.$A$1]/(2*[$Arkusz2.$A$2]*(1+[.D139]))" office:value-type="float" office:value="186.011904761905" calcext:value-type="float">
            <text:p>186,01190476190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Arkusz2.$A$1]/(2*[$Arkusz2.$A$2]*(1+[.A140]))" office:value-type="float" office:value="224.820143884892" calcext:value-type="float">
            <text:p>224,820143884892</text:p>
          </table:table-cell>
          <table:table-cell table:formula="of:=-3.9*[.A140]+1000" office:value-type="float" office:value="461.8" calcext:value-type="float">
            <text:p>461,8</text:p>
          </table:table-cell>
          <table:table-cell office:value-type="float" office:value="168" calcext:value-type="float">
            <text:p>168</text:p>
          </table:table-cell>
          <table:table-cell table:formula="of:=[$Arkusz2.$A$1]/(2*[$Arkusz2.$A$2]*(1+[.D140]))" office:value-type="float" office:value="184.91124260355" calcext:value-type="float">
            <text:p>184,9112426035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Arkusz2.$A$1]/(2*[$Arkusz2.$A$2]*(1+[.A141]))" office:value-type="float" office:value="223.214285714286" calcext:value-type="float">
            <text:p>223,214285714286</text:p>
          </table:table-cell>
          <table:table-cell table:formula="of:=-3.9*[.A141]+1000" office:value-type="float" office:value="457.9" calcext:value-type="float">
            <text:p>457,9</text:p>
          </table:table-cell>
          <table:table-cell office:value-type="float" office:value="169" calcext:value-type="float">
            <text:p>169</text:p>
          </table:table-cell>
          <table:table-cell table:formula="of:=[$Arkusz2.$A$1]/(2*[$Arkusz2.$A$2]*(1+[.D141]))" office:value-type="float" office:value="183.823529411765" calcext:value-type="float">
            <text:p>183,82352941176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Arkusz2.$A$1]/(2*[$Arkusz2.$A$2]*(1+[.A142]))" office:value-type="float" office:value="221.631205673759" calcext:value-type="float">
            <text:p>221,631205673759</text:p>
          </table:table-cell>
          <table:table-cell table:formula="of:=-3.9*[.A142]+1000" office:value-type="float" office:value="454" calcext:value-type="float">
            <text:p>454</text:p>
          </table:table-cell>
          <table:table-cell office:value-type="float" office:value="170" calcext:value-type="float">
            <text:p>170</text:p>
          </table:table-cell>
          <table:table-cell table:formula="of:=[$Arkusz2.$A$1]/(2*[$Arkusz2.$A$2]*(1+[.D142]))" office:value-type="float" office:value="182.748538011696" calcext:value-type="float">
            <text:p>182,74853801169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Arkusz2.$A$1]/(2*[$Arkusz2.$A$2]*(1+[.A143]))" office:value-type="float" office:value="220.070422535211" calcext:value-type="float">
            <text:p>220,070422535211</text:p>
          </table:table-cell>
          <table:table-cell table:formula="of:=-3.9*[.A143]+1000" office:value-type="float" office:value="450.1" calcext:value-type="float">
            <text:p>450,1</text:p>
          </table:table-cell>
          <table:table-cell office:value-type="float" office:value="171" calcext:value-type="float">
            <text:p>171</text:p>
          </table:table-cell>
          <table:table-cell table:formula="of:=[$Arkusz2.$A$1]/(2*[$Arkusz2.$A$2]*(1+[.D143]))" office:value-type="float" office:value="181.686046511628" calcext:value-type="float">
            <text:p>181,68604651162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Arkusz2.$A$1]/(2*[$Arkusz2.$A$2]*(1+[.A144]))" office:value-type="float" office:value="218.531468531469" calcext:value-type="float">
            <text:p>218,531468531469</text:p>
          </table:table-cell>
          <table:table-cell table:formula="of:=-3.9*[.A144]+1000" office:value-type="float" office:value="446.2" calcext:value-type="float">
            <text:p>446,2</text:p>
          </table:table-cell>
          <table:table-cell office:value-type="float" office:value="172" calcext:value-type="float">
            <text:p>172</text:p>
          </table:table-cell>
          <table:table-cell table:formula="of:=[$Arkusz2.$A$1]/(2*[$Arkusz2.$A$2]*(1+[.D144]))" office:value-type="float" office:value="180.635838150289" calcext:value-type="float">
            <text:p>180,635838150289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Arkusz2.$A$1]/(2*[$Arkusz2.$A$2]*(1+[.A145]))" office:value-type="float" office:value="217.013888888889" calcext:value-type="float">
            <text:p>217,013888888889</text:p>
          </table:table-cell>
          <table:table-cell table:formula="of:=-3.9*[.A145]+1000" office:value-type="float" office:value="442.3" calcext:value-type="float">
            <text:p>442,3</text:p>
          </table:table-cell>
          <table:table-cell office:value-type="float" office:value="173" calcext:value-type="float">
            <text:p>173</text:p>
          </table:table-cell>
          <table:table-cell table:formula="of:=[$Arkusz2.$A$1]/(2*[$Arkusz2.$A$2]*(1+[.D145]))" office:value-type="float" office:value="179.597701149425" calcext:value-type="float">
            <text:p>179,597701149425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Arkusz2.$A$1]/(2*[$Arkusz2.$A$2]*(1+[.A146]))" office:value-type="float" office:value="215.51724137931" calcext:value-type="float">
            <text:p>215,51724137931</text:p>
          </table:table-cell>
          <table:table-cell table:formula="of:=-3.9*[.A146]+1000" office:value-type="float" office:value="438.4" calcext:value-type="float">
            <text:p>438,4</text:p>
          </table:table-cell>
          <table:table-cell office:value-type="float" office:value="174" calcext:value-type="float">
            <text:p>174</text:p>
          </table:table-cell>
          <table:table-cell table:formula="of:=[$Arkusz2.$A$1]/(2*[$Arkusz2.$A$2]*(1+[.D146]))" office:value-type="float" office:value="178.571428571429" calcext:value-type="float">
            <text:p>178,57142857142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Arkusz2.$A$1]/(2*[$Arkusz2.$A$2]*(1+[.A147]))" office:value-type="float" office:value="214.041095890411" calcext:value-type="float">
            <text:p>214,041095890411</text:p>
          </table:table-cell>
          <table:table-cell table:formula="of:=-3.9*[.A147]+1000" office:value-type="float" office:value="434.5" calcext:value-type="float">
            <text:p>434,5</text:p>
          </table:table-cell>
          <table:table-cell office:value-type="float" office:value="175" calcext:value-type="float">
            <text:p>175</text:p>
          </table:table-cell>
          <table:table-cell table:formula="of:=[$Arkusz2.$A$1]/(2*[$Arkusz2.$A$2]*(1+[.D147]))" office:value-type="float" office:value="177.556818181818" calcext:value-type="float">
            <text:p>177,55681818181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Arkusz2.$A$1]/(2*[$Arkusz2.$A$2]*(1+[.A148]))" office:value-type="float" office:value="212.585034013605" calcext:value-type="float">
            <text:p>212,585034013605</text:p>
          </table:table-cell>
          <table:table-cell table:formula="of:=-3.9*[.A148]+1000" office:value-type="float" office:value="430.6" calcext:value-type="float">
            <text:p>430,6</text:p>
          </table:table-cell>
          <table:table-cell office:value-type="float" office:value="176" calcext:value-type="float">
            <text:p>176</text:p>
          </table:table-cell>
          <table:table-cell table:formula="of:=[$Arkusz2.$A$1]/(2*[$Arkusz2.$A$2]*(1+[.D148]))" office:value-type="float" office:value="176.553672316384" calcext:value-type="float">
            <text:p>176,55367231638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Arkusz2.$A$1]/(2*[$Arkusz2.$A$2]*(1+[.A149]))" office:value-type="float" office:value="211.148648648649" calcext:value-type="float">
            <text:p>211,148648648649</text:p>
          </table:table-cell>
          <table:table-cell table:formula="of:=-3.9*[.A149]+1000" office:value-type="float" office:value="426.7" calcext:value-type="float">
            <text:p>426,7</text:p>
          </table:table-cell>
          <table:table-cell office:value-type="float" office:value="177" calcext:value-type="float">
            <text:p>177</text:p>
          </table:table-cell>
          <table:table-cell table:formula="of:=[$Arkusz2.$A$1]/(2*[$Arkusz2.$A$2]*(1+[.D149]))" office:value-type="float" office:value="175.561797752809" calcext:value-type="float">
            <text:p>175,56179775280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Arkusz2.$A$1]/(2*[$Arkusz2.$A$2]*(1+[.A150]))" office:value-type="float" office:value="209.731543624161" calcext:value-type="float">
            <text:p>209,731543624161</text:p>
          </table:table-cell>
          <table:table-cell table:formula="of:=-3.9*[.A150]+1000" office:value-type="float" office:value="422.8" calcext:value-type="float">
            <text:p>422,8</text:p>
          </table:table-cell>
          <table:table-cell office:value-type="float" office:value="178" calcext:value-type="float">
            <text:p>178</text:p>
          </table:table-cell>
          <table:table-cell table:formula="of:=[$Arkusz2.$A$1]/(2*[$Arkusz2.$A$2]*(1+[.D150]))" office:value-type="float" office:value="174.581005586592" calcext:value-type="float">
            <text:p>174,58100558659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Arkusz2.$A$1]/(2*[$Arkusz2.$A$2]*(1+[.A151]))" office:value-type="float" office:value="208.333333333333" calcext:value-type="float">
            <text:p>208,333333333333</text:p>
          </table:table-cell>
          <table:table-cell table:formula="of:=-3.9*[.A151]+1000" office:value-type="float" office:value="418.9" calcext:value-type="float">
            <text:p>418,9</text:p>
          </table:table-cell>
          <table:table-cell office:value-type="float" office:value="179" calcext:value-type="float">
            <text:p>179</text:p>
          </table:table-cell>
          <table:table-cell table:formula="of:=[$Arkusz2.$A$1]/(2*[$Arkusz2.$A$2]*(1+[.D151]))" office:value-type="float" office:value="173.611111111111" calcext:value-type="float">
            <text:p>173,61111111111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Arkusz2.$A$1]/(2*[$Arkusz2.$A$2]*(1+[.A152]))" office:value-type="float" office:value="206.953642384106" calcext:value-type="float">
            <text:p>206,953642384106</text:p>
          </table:table-cell>
          <table:table-cell table:formula="of:=-3.9*[.A152]+1000" office:value-type="float" office:value="415" calcext:value-type="float">
            <text:p>415</text:p>
          </table:table-cell>
          <table:table-cell office:value-type="float" office:value="180" calcext:value-type="float">
            <text:p>180</text:p>
          </table:table-cell>
          <table:table-cell table:formula="of:=[$Arkusz2.$A$1]/(2*[$Arkusz2.$A$2]*(1+[.D152]))" office:value-type="float" office:value="172.651933701657" calcext:value-type="float">
            <text:p>172,65193370165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Arkusz2.$A$1]/(2*[$Arkusz2.$A$2]*(1+[.A153]))" office:value-type="float" office:value="205.592105263158" calcext:value-type="float">
            <text:p>205,592105263158</text:p>
          </table:table-cell>
          <table:table-cell table:formula="of:=-3.9*[.A153]+1000" office:value-type="float" office:value="411.1" calcext:value-type="float">
            <text:p>411,1</text:p>
          </table:table-cell>
          <table:table-cell office:value-type="float" office:value="181" calcext:value-type="float">
            <text:p>181</text:p>
          </table:table-cell>
          <table:table-cell table:formula="of:=[$Arkusz2.$A$1]/(2*[$Arkusz2.$A$2]*(1+[.D153]))" office:value-type="float" office:value="171.703296703297" calcext:value-type="float">
            <text:p>171,70329670329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Arkusz2.$A$1]/(2*[$Arkusz2.$A$2]*(1+[.A154]))" office:value-type="float" office:value="204.248366013072" calcext:value-type="float">
            <text:p>204,248366013072</text:p>
          </table:table-cell>
          <table:table-cell table:formula="of:=-3.9*[.A154]+1000" office:value-type="float" office:value="407.2" calcext:value-type="float">
            <text:p>407,2</text:p>
          </table:table-cell>
          <table:table-cell office:value-type="float" office:value="182" calcext:value-type="float">
            <text:p>182</text:p>
          </table:table-cell>
          <table:table-cell table:formula="of:=[$Arkusz2.$A$1]/(2*[$Arkusz2.$A$2]*(1+[.D154]))" office:value-type="float" office:value="170.765027322404" calcext:value-type="float">
            <text:p>170,76502732240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Arkusz2.$A$1]/(2*[$Arkusz2.$A$2]*(1+[.A155]))" office:value-type="float" office:value="202.922077922078" calcext:value-type="float">
            <text:p>202,922077922078</text:p>
          </table:table-cell>
          <table:table-cell table:formula="of:=-3.9*[.A155]+1000" office:value-type="float" office:value="403.3" calcext:value-type="float">
            <text:p>403,3</text:p>
          </table:table-cell>
          <table:table-cell office:value-type="float" office:value="183" calcext:value-type="float">
            <text:p>183</text:p>
          </table:table-cell>
          <table:table-cell table:formula="of:=[$Arkusz2.$A$1]/(2*[$Arkusz2.$A$2]*(1+[.D155]))" office:value-type="float" office:value="169.836956521739" calcext:value-type="float">
            <text:p>169,83695652173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Arkusz2.$A$1]/(2*[$Arkusz2.$A$2]*(1+[.A156]))" office:value-type="float" office:value="201.612903225806" calcext:value-type="float">
            <text:p>201,612903225806</text:p>
          </table:table-cell>
          <table:table-cell table:formula="of:=-3.9*[.A156]+1000" office:value-type="float" office:value="399.4" calcext:value-type="float">
            <text:p>399,4</text:p>
          </table:table-cell>
          <table:table-cell office:value-type="float" office:value="184" calcext:value-type="float">
            <text:p>184</text:p>
          </table:table-cell>
          <table:table-cell table:formula="of:=[$Arkusz2.$A$1]/(2*[$Arkusz2.$A$2]*(1+[.D156]))" office:value-type="float" office:value="168.918918918919" calcext:value-type="float">
            <text:p>168,91891891891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Arkusz2.$A$1]/(2*[$Arkusz2.$A$2]*(1+[.A157]))" office:value-type="float" office:value="200.320512820513" calcext:value-type="float">
            <text:p>200,320512820513</text:p>
          </table:table-cell>
          <table:table-cell table:formula="of:=-3.9*[.A157]+1000" office:value-type="float" office:value="395.5" calcext:value-type="float">
            <text:p>395,5</text:p>
          </table:table-cell>
          <table:table-cell office:value-type="float" office:value="185" calcext:value-type="float">
            <text:p>185</text:p>
          </table:table-cell>
          <table:table-cell table:formula="of:=[$Arkusz2.$A$1]/(2*[$Arkusz2.$A$2]*(1+[.D157]))" office:value-type="float" office:value="168.010752688172" calcext:value-type="float">
            <text:p>168,01075268817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Arkusz2.$A$1]/(2*[$Arkusz2.$A$2]*(1+[.A158]))" office:value-type="float" office:value="199.044585987261" calcext:value-type="float">
            <text:p>199,044585987261</text:p>
          </table:table-cell>
          <table:table-cell table:formula="of:=-3.9*[.A158]+1000" office:value-type="float" office:value="391.6" calcext:value-type="float">
            <text:p>391,6</text:p>
          </table:table-cell>
          <table:table-cell office:value-type="float" office:value="186" calcext:value-type="float">
            <text:p>186</text:p>
          </table:table-cell>
          <table:table-cell table:formula="of:=[$Arkusz2.$A$1]/(2*[$Arkusz2.$A$2]*(1+[.D158]))" office:value-type="float" office:value="167.112299465241" calcext:value-type="float">
            <text:p>167,11229946524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Arkusz2.$A$1]/(2*[$Arkusz2.$A$2]*(1+[.A159]))" office:value-type="float" office:value="197.784810126582" calcext:value-type="float">
            <text:p>197,784810126582</text:p>
          </table:table-cell>
          <table:table-cell table:formula="of:=-3.9*[.A159]+1000" office:value-type="float" office:value="387.7" calcext:value-type="float">
            <text:p>387,7</text:p>
          </table:table-cell>
          <table:table-cell office:value-type="float" office:value="187" calcext:value-type="float">
            <text:p>187</text:p>
          </table:table-cell>
          <table:table-cell table:formula="of:=[$Arkusz2.$A$1]/(2*[$Arkusz2.$A$2]*(1+[.D159]))" office:value-type="float" office:value="166.223404255319" calcext:value-type="float">
            <text:p>166,22340425531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Arkusz2.$A$1]/(2*[$Arkusz2.$A$2]*(1+[.A160]))" office:value-type="float" office:value="196.540880503145" calcext:value-type="float">
            <text:p>196,540880503145</text:p>
          </table:table-cell>
          <table:table-cell table:formula="of:=-3.9*[.A160]+1000" office:value-type="float" office:value="383.8" calcext:value-type="float">
            <text:p>383,8</text:p>
          </table:table-cell>
          <table:table-cell office:value-type="float" office:value="188" calcext:value-type="float">
            <text:p>188</text:p>
          </table:table-cell>
          <table:table-cell table:formula="of:=[$Arkusz2.$A$1]/(2*[$Arkusz2.$A$2]*(1+[.D160]))" office:value-type="float" office:value="165.343915343915" calcext:value-type="float">
            <text:p>165,34391534391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Arkusz2.$A$1]/(2*[$Arkusz2.$A$2]*(1+[.A161]))" office:value-type="float" office:value="195.3125" calcext:value-type="float">
            <text:p>195,3125</text:p>
          </table:table-cell>
          <table:table-cell table:formula="of:=-3.9*[.A161]+1000" office:value-type="float" office:value="379.9" calcext:value-type="float">
            <text:p>379,9</text:p>
          </table:table-cell>
          <table:table-cell office:value-type="float" office:value="189" calcext:value-type="float">
            <text:p>189</text:p>
          </table:table-cell>
          <table:table-cell table:formula="of:=[$Arkusz2.$A$1]/(2*[$Arkusz2.$A$2]*(1+[.D161]))" office:value-type="float" office:value="164.473684210526" calcext:value-type="float">
            <text:p>164,47368421052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Arkusz2.$A$1]/(2*[$Arkusz2.$A$2]*(1+[.A162]))" office:value-type="float" office:value="194.099378881988" calcext:value-type="float">
            <text:p>194,099378881988</text:p>
          </table:table-cell>
          <table:table-cell table:formula="of:=-3.9*[.A162]+1000" office:value-type="float" office:value="376" calcext:value-type="float">
            <text:p>376</text:p>
          </table:table-cell>
          <table:table-cell office:value-type="float" office:value="190" calcext:value-type="float">
            <text:p>190</text:p>
          </table:table-cell>
          <table:table-cell table:formula="of:=[$Arkusz2.$A$1]/(2*[$Arkusz2.$A$2]*(1+[.D162]))" office:value-type="float" office:value="163.612565445026" calcext:value-type="float">
            <text:p>163,612565445026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Arkusz2.$A$1]/(2*[$Arkusz2.$A$2]*(1+[.A163]))" office:value-type="float" office:value="192.901234567901" calcext:value-type="float">
            <text:p>192,901234567901</text:p>
          </table:table-cell>
          <table:table-cell table:formula="of:=-3.9*[.A163]+1000" office:value-type="float" office:value="372.1" calcext:value-type="float">
            <text:p>372,1</text:p>
          </table:table-cell>
          <table:table-cell office:value-type="float" office:value="191" calcext:value-type="float">
            <text:p>191</text:p>
          </table:table-cell>
          <table:table-cell table:formula="of:=[$Arkusz2.$A$1]/(2*[$Arkusz2.$A$2]*(1+[.D163]))" office:value-type="float" office:value="162.760416666667" calcext:value-type="float">
            <text:p>162,760416666667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Arkusz2.$A$1]/(2*[$Arkusz2.$A$2]*(1+[.A164]))" office:value-type="float" office:value="191.717791411043" calcext:value-type="float">
            <text:p>191,717791411043</text:p>
          </table:table-cell>
          <table:table-cell table:formula="of:=-3.9*[.A164]+1000" office:value-type="float" office:value="368.2" calcext:value-type="float">
            <text:p>368,2</text:p>
          </table:table-cell>
          <table:table-cell office:value-type="float" office:value="192" calcext:value-type="float">
            <text:p>192</text:p>
          </table:table-cell>
          <table:table-cell table:formula="of:=[$Arkusz2.$A$1]/(2*[$Arkusz2.$A$2]*(1+[.D164]))" office:value-type="float" office:value="161.917098445596" calcext:value-type="float">
            <text:p>161,917098445596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Arkusz2.$A$1]/(2*[$Arkusz2.$A$2]*(1+[.A165]))" office:value-type="float" office:value="190.548780487805" calcext:value-type="float">
            <text:p>190,548780487805</text:p>
          </table:table-cell>
          <table:table-cell table:formula="of:=-3.9*[.A165]+1000" office:value-type="float" office:value="364.3" calcext:value-type="float">
            <text:p>364,3</text:p>
          </table:table-cell>
          <table:table-cell office:value-type="float" office:value="193" calcext:value-type="float">
            <text:p>193</text:p>
          </table:table-cell>
          <table:table-cell table:formula="of:=[$Arkusz2.$A$1]/(2*[$Arkusz2.$A$2]*(1+[.D165]))" office:value-type="float" office:value="161.082474226804" calcext:value-type="float">
            <text:p>161,08247422680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Arkusz2.$A$1]/(2*[$Arkusz2.$A$2]*(1+[.A166]))" office:value-type="float" office:value="189.393939393939" calcext:value-type="float">
            <text:p>189,393939393939</text:p>
          </table:table-cell>
          <table:table-cell table:formula="of:=-3.9*[.A166]+1000" office:value-type="float" office:value="360.4" calcext:value-type="float">
            <text:p>360,4</text:p>
          </table:table-cell>
          <table:table-cell office:value-type="float" office:value="194" calcext:value-type="float">
            <text:p>194</text:p>
          </table:table-cell>
          <table:table-cell table:formula="of:=[$Arkusz2.$A$1]/(2*[$Arkusz2.$A$2]*(1+[.D166]))" office:value-type="float" office:value="160.25641025641" calcext:value-type="float">
            <text:p>160,2564102564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Arkusz2.$A$1]/(2*[$Arkusz2.$A$2]*(1+[.A167]))" office:value-type="float" office:value="188.253012048193" calcext:value-type="float">
            <text:p>188,253012048193</text:p>
          </table:table-cell>
          <table:table-cell table:formula="of:=-3.9*[.A167]+1000" office:value-type="float" office:value="356.5" calcext:value-type="float">
            <text:p>356,5</text:p>
          </table:table-cell>
          <table:table-cell office:value-type="float" office:value="195" calcext:value-type="float">
            <text:p>195</text:p>
          </table:table-cell>
          <table:table-cell table:formula="of:=[$Arkusz2.$A$1]/(2*[$Arkusz2.$A$2]*(1+[.D167]))" office:value-type="float" office:value="159.438775510204" calcext:value-type="float">
            <text:p>159,438775510204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Arkusz2.$A$1]/(2*[$Arkusz2.$A$2]*(1+[.A168]))" office:value-type="float" office:value="187.125748502994" calcext:value-type="float">
            <text:p>187,125748502994</text:p>
          </table:table-cell>
          <table:table-cell table:formula="of:=-3.9*[.A168]+1000" office:value-type="float" office:value="352.6" calcext:value-type="float">
            <text:p>352,6</text:p>
          </table:table-cell>
          <table:table-cell office:value-type="float" office:value="196" calcext:value-type="float">
            <text:p>196</text:p>
          </table:table-cell>
          <table:table-cell table:formula="of:=[$Arkusz2.$A$1]/(2*[$Arkusz2.$A$2]*(1+[.D168]))" office:value-type="float" office:value="158.629441624365" calcext:value-type="float">
            <text:p>158,62944162436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Arkusz2.$A$1]/(2*[$Arkusz2.$A$2]*(1+[.A169]))" office:value-type="float" office:value="186.011904761905" calcext:value-type="float">
            <text:p>186,011904761905</text:p>
          </table:table-cell>
          <table:table-cell table:formula="of:=-3.9*[.A169]+1000" office:value-type="float" office:value="348.7" calcext:value-type="float">
            <text:p>348,7</text:p>
          </table:table-cell>
          <table:table-cell office:value-type="float" office:value="197" calcext:value-type="float">
            <text:p>197</text:p>
          </table:table-cell>
          <table:table-cell table:formula="of:=[$Arkusz2.$A$1]/(2*[$Arkusz2.$A$2]*(1+[.D169]))" office:value-type="float" office:value="157.828282828283" calcext:value-type="float">
            <text:p>157,82828282828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$Arkusz2.$A$1]/(2*[$Arkusz2.$A$2]*(1+[.A170]))" office:value-type="float" office:value="184.91124260355" calcext:value-type="float">
            <text:p>184,91124260355</text:p>
          </table:table-cell>
          <table:table-cell table:formula="of:=-3.9*[.A170]+1000" office:value-type="float" office:value="344.8" calcext:value-type="float">
            <text:p>344,8</text:p>
          </table:table-cell>
          <table:table-cell office:value-type="float" office:value="198" calcext:value-type="float">
            <text:p>198</text:p>
          </table:table-cell>
          <table:table-cell table:formula="of:=[$Arkusz2.$A$1]/(2*[$Arkusz2.$A$2]*(1+[.D170]))" office:value-type="float" office:value="157.035175879397" calcext:value-type="float">
            <text:p>157,03517587939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$Arkusz2.$A$1]/(2*[$Arkusz2.$A$2]*(1+[.A171]))" office:value-type="float" office:value="183.823529411765" calcext:value-type="float">
            <text:p>183,823529411765</text:p>
          </table:table-cell>
          <table:table-cell table:formula="of:=-3.9*[.A171]+1000" office:value-type="float" office:value="340.9" calcext:value-type="float">
            <text:p>340,9</text:p>
          </table:table-cell>
          <table:table-cell office:value-type="float" office:value="199" calcext:value-type="float">
            <text:p>199</text:p>
          </table:table-cell>
          <table:table-cell table:formula="of:=[$Arkusz2.$A$1]/(2*[$Arkusz2.$A$2]*(1+[.D171]))" office:value-type="float" office:value="156.25" calcext:value-type="float">
            <text:p>156,2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$Arkusz2.$A$1]/(2*[$Arkusz2.$A$2]*(1+[.A172]))" office:value-type="float" office:value="182.748538011696" calcext:value-type="float">
            <text:p>182,748538011696</text:p>
          </table:table-cell>
          <table:table-cell table:formula="of:=-3.9*[.A172]+1000"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table:formula="of:=[$Arkusz2.$A$1]/(2*[$Arkusz2.$A$2]*(1+[.D172]))" office:value-type="float" office:value="155.47263681592" calcext:value-type="float">
            <text:p>155,4726368159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$Arkusz2.$A$1]/(2*[$Arkusz2.$A$2]*(1+[.A173]))" office:value-type="float" office:value="181.686046511628" calcext:value-type="float">
            <text:p>181,686046511628</text:p>
          </table:table-cell>
          <table:table-cell table:formula="of:=-3.9*[.A173]+1000" office:value-type="float" office:value="333.1" calcext:value-type="float">
            <text:p>333,1</text:p>
          </table:table-cell>
          <table:table-cell office:value-type="float" office:value="201" calcext:value-type="float">
            <text:p>201</text:p>
          </table:table-cell>
          <table:table-cell table:formula="of:=[$Arkusz2.$A$1]/(2*[$Arkusz2.$A$2]*(1+[.D173]))" office:value-type="float" office:value="154.70297029703" calcext:value-type="float">
            <text:p>154,7029702970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$Arkusz2.$A$1]/(2*[$Arkusz2.$A$2]*(1+[.A174]))" office:value-type="float" office:value="180.635838150289" calcext:value-type="float">
            <text:p>180,635838150289</text:p>
          </table:table-cell>
          <table:table-cell table:formula="of:=-3.9*[.A174]+1000" office:value-type="float" office:value="329.2" calcext:value-type="float">
            <text:p>329,2</text:p>
          </table:table-cell>
          <table:table-cell office:value-type="float" office:value="202" calcext:value-type="float">
            <text:p>202</text:p>
          </table:table-cell>
          <table:table-cell table:formula="of:=[$Arkusz2.$A$1]/(2*[$Arkusz2.$A$2]*(1+[.D174]))" office:value-type="float" office:value="153.940886699507" calcext:value-type="float">
            <text:p>153,94088669950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$Arkusz2.$A$1]/(2*[$Arkusz2.$A$2]*(1+[.A175]))" office:value-type="float" office:value="179.597701149425" calcext:value-type="float">
            <text:p>179,597701149425</text:p>
          </table:table-cell>
          <table:table-cell table:formula="of:=-3.9*[.A175]+1000" office:value-type="float" office:value="325.3" calcext:value-type="float">
            <text:p>325,3</text:p>
          </table:table-cell>
          <table:table-cell office:value-type="float" office:value="203" calcext:value-type="float">
            <text:p>203</text:p>
          </table:table-cell>
          <table:table-cell table:formula="of:=[$Arkusz2.$A$1]/(2*[$Arkusz2.$A$2]*(1+[.D175]))" office:value-type="float" office:value="153.186274509804" calcext:value-type="float">
            <text:p>153,18627450980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$Arkusz2.$A$1]/(2*[$Arkusz2.$A$2]*(1+[.A176]))" office:value-type="float" office:value="178.571428571429" calcext:value-type="float">
            <text:p>178,571428571429</text:p>
          </table:table-cell>
          <table:table-cell table:formula="of:=-3.9*[.A176]+1000" office:value-type="float" office:value="321.4" calcext:value-type="float">
            <text:p>321,4</text:p>
          </table:table-cell>
          <table:table-cell office:value-type="float" office:value="204" calcext:value-type="float">
            <text:p>204</text:p>
          </table:table-cell>
          <table:table-cell table:formula="of:=[$Arkusz2.$A$1]/(2*[$Arkusz2.$A$2]*(1+[.D176]))" office:value-type="float" office:value="152.439024390244" calcext:value-type="float">
            <text:p>152,43902439024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Arkusz2.$A$1]/(2*[$Arkusz2.$A$2]*(1+[.A177]))" office:value-type="float" office:value="177.556818181818" calcext:value-type="float">
            <text:p>177,556818181818</text:p>
          </table:table-cell>
          <table:table-cell table:formula="of:=-3.9*[.A177]+1000" office:value-type="float" office:value="317.5" calcext:value-type="float">
            <text:p>317,5</text:p>
          </table:table-cell>
          <table:table-cell office:value-type="float" office:value="205" calcext:value-type="float">
            <text:p>205</text:p>
          </table:table-cell>
          <table:table-cell table:formula="of:=[$Arkusz2.$A$1]/(2*[$Arkusz2.$A$2]*(1+[.D177]))" office:value-type="float" office:value="151.699029126214" calcext:value-type="float">
            <text:p>151,69902912621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Arkusz2.$A$1]/(2*[$Arkusz2.$A$2]*(1+[.A178]))" office:value-type="float" office:value="176.553672316384" calcext:value-type="float">
            <text:p>176,553672316384</text:p>
          </table:table-cell>
          <table:table-cell table:formula="of:=-3.9*[.A178]+1000" office:value-type="float" office:value="313.6" calcext:value-type="float">
            <text:p>313,6</text:p>
          </table:table-cell>
          <table:table-cell office:value-type="float" office:value="206" calcext:value-type="float">
            <text:p>206</text:p>
          </table:table-cell>
          <table:table-cell table:formula="of:=[$Arkusz2.$A$1]/(2*[$Arkusz2.$A$2]*(1+[.D178]))" office:value-type="float" office:value="150.966183574879" calcext:value-type="float">
            <text:p>150,96618357487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Arkusz2.$A$1]/(2*[$Arkusz2.$A$2]*(1+[.A179]))" office:value-type="float" office:value="175.561797752809" calcext:value-type="float">
            <text:p>175,561797752809</text:p>
          </table:table-cell>
          <table:table-cell table:formula="of:=-3.9*[.A179]+1000" office:value-type="float" office:value="309.7" calcext:value-type="float">
            <text:p>309,7</text:p>
          </table:table-cell>
          <table:table-cell office:value-type="float" office:value="207" calcext:value-type="float">
            <text:p>207</text:p>
          </table:table-cell>
          <table:table-cell table:formula="of:=[$Arkusz2.$A$1]/(2*[$Arkusz2.$A$2]*(1+[.D179]))" office:value-type="float" office:value="150.240384615385" calcext:value-type="float">
            <text:p>150,24038461538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$Arkusz2.$A$1]/(2*[$Arkusz2.$A$2]*(1+[.A180]))" office:value-type="float" office:value="174.581005586592" calcext:value-type="float">
            <text:p>174,581005586592</text:p>
          </table:table-cell>
          <table:table-cell table:formula="of:=-3.9*[.A180]+1000" office:value-type="float" office:value="305.8" calcext:value-type="float">
            <text:p>305,8</text:p>
          </table:table-cell>
          <table:table-cell office:value-type="float" office:value="208" calcext:value-type="float">
            <text:p>208</text:p>
          </table:table-cell>
          <table:table-cell table:formula="of:=[$Arkusz2.$A$1]/(2*[$Arkusz2.$A$2]*(1+[.D180]))" office:value-type="float" office:value="149.521531100478" calcext:value-type="float">
            <text:p>149,52153110047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$Arkusz2.$A$1]/(2*[$Arkusz2.$A$2]*(1+[.A181]))" office:value-type="float" office:value="173.611111111111" calcext:value-type="float">
            <text:p>173,611111111111</text:p>
          </table:table-cell>
          <table:table-cell table:formula="of:=-3.9*[.A181]+1000" office:value-type="float" office:value="301.9" calcext:value-type="float">
            <text:p>301,9</text:p>
          </table:table-cell>
          <table:table-cell office:value-type="float" office:value="209" calcext:value-type="float">
            <text:p>209</text:p>
          </table:table-cell>
          <table:table-cell table:formula="of:=[$Arkusz2.$A$1]/(2*[$Arkusz2.$A$2]*(1+[.D181]))" office:value-type="float" office:value="148.809523809524" calcext:value-type="float">
            <text:p>148,80952380952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$Arkusz2.$A$1]/(2*[$Arkusz2.$A$2]*(1+[.A182]))" office:value-type="float" office:value="172.651933701657" calcext:value-type="float">
            <text:p>172,651933701657</text:p>
          </table:table-cell>
          <table:table-cell table:formula="of:=-3.9*[.A182]+1000" office:value-type="float" office:value="298" calcext:value-type="float">
            <text:p>298</text:p>
          </table:table-cell>
          <table:table-cell office:value-type="float" office:value="210" calcext:value-type="float">
            <text:p>210</text:p>
          </table:table-cell>
          <table:table-cell table:formula="of:=[$Arkusz2.$A$1]/(2*[$Arkusz2.$A$2]*(1+[.D182]))" office:value-type="float" office:value="148.104265402844" calcext:value-type="float">
            <text:p>148,10426540284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$Arkusz2.$A$1]/(2*[$Arkusz2.$A$2]*(1+[.A183]))" office:value-type="float" office:value="171.703296703297" calcext:value-type="float">
            <text:p>171,703296703297</text:p>
          </table:table-cell>
          <table:table-cell table:formula="of:=-3.9*[.A183]+1000" office:value-type="float" office:value="294.1" calcext:value-type="float">
            <text:p>294,1</text:p>
          </table:table-cell>
          <table:table-cell office:value-type="float" office:value="211" calcext:value-type="float">
            <text:p>211</text:p>
          </table:table-cell>
          <table:table-cell table:formula="of:=[$Arkusz2.$A$1]/(2*[$Arkusz2.$A$2]*(1+[.D183]))" office:value-type="float" office:value="147.405660377359" calcext:value-type="float">
            <text:p>147,40566037735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$Arkusz2.$A$1]/(2*[$Arkusz2.$A$2]*(1+[.A184]))" office:value-type="float" office:value="170.765027322404" calcext:value-type="float">
            <text:p>170,765027322404</text:p>
          </table:table-cell>
          <table:table-cell table:formula="of:=-3.9*[.A184]+1000" office:value-type="float" office:value="290.2" calcext:value-type="float">
            <text:p>290,2</text:p>
          </table:table-cell>
          <table:table-cell office:value-type="float" office:value="212" calcext:value-type="float">
            <text:p>212</text:p>
          </table:table-cell>
          <table:table-cell table:formula="of:=[$Arkusz2.$A$1]/(2*[$Arkusz2.$A$2]*(1+[.D184]))" office:value-type="float" office:value="146.713615023474" calcext:value-type="float">
            <text:p>146,71361502347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$Arkusz2.$A$1]/(2*[$Arkusz2.$A$2]*(1+[.A185]))" office:value-type="float" office:value="169.836956521739" calcext:value-type="float">
            <text:p>169,836956521739</text:p>
          </table:table-cell>
          <table:table-cell table:formula="of:=-3.9*[.A185]+1000" office:value-type="float" office:value="286.3" calcext:value-type="float">
            <text:p>286,3</text:p>
          </table:table-cell>
          <table:table-cell office:value-type="float" office:value="213" calcext:value-type="float">
            <text:p>213</text:p>
          </table:table-cell>
          <table:table-cell table:formula="of:=[$Arkusz2.$A$1]/(2*[$Arkusz2.$A$2]*(1+[.D185]))" office:value-type="float" office:value="146.028037383178" calcext:value-type="float">
            <text:p>146,02803738317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Arkusz2.$A$1]/(2*[$Arkusz2.$A$2]*(1+[.A186]))" office:value-type="float" office:value="168.918918918919" calcext:value-type="float">
            <text:p>168,918918918919</text:p>
          </table:table-cell>
          <table:table-cell table:formula="of:=-3.9*[.A186]+1000" office:value-type="float" office:value="282.4" calcext:value-type="float">
            <text:p>282,4</text:p>
          </table:table-cell>
          <table:table-cell office:value-type="float" office:value="214" calcext:value-type="float">
            <text:p>214</text:p>
          </table:table-cell>
          <table:table-cell table:formula="of:=[$Arkusz2.$A$1]/(2*[$Arkusz2.$A$2]*(1+[.D186]))" office:value-type="float" office:value="145.348837209302" calcext:value-type="float">
            <text:p>145,34883720930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$Arkusz2.$A$1]/(2*[$Arkusz2.$A$2]*(1+[.A187]))" office:value-type="float" office:value="168.010752688172" calcext:value-type="float">
            <text:p>168,010752688172</text:p>
          </table:table-cell>
          <table:table-cell table:formula="of:=-3.9*[.A187]+1000" office:value-type="float" office:value="278.5" calcext:value-type="float">
            <text:p>278,5</text:p>
          </table:table-cell>
          <table:table-cell office:value-type="float" office:value="215" calcext:value-type="float">
            <text:p>215</text:p>
          </table:table-cell>
          <table:table-cell table:formula="of:=[$Arkusz2.$A$1]/(2*[$Arkusz2.$A$2]*(1+[.D187]))" office:value-type="float" office:value="144.675925925926" calcext:value-type="float">
            <text:p>144,67592592592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Arkusz2.$A$1]/(2*[$Arkusz2.$A$2]*(1+[.A188]))" office:value-type="float" office:value="167.112299465241" calcext:value-type="float">
            <text:p>167,112299465241</text:p>
          </table:table-cell>
          <table:table-cell table:formula="of:=-3.9*[.A188]+1000" office:value-type="float" office:value="274.6" calcext:value-type="float">
            <text:p>274,6</text:p>
          </table:table-cell>
          <table:table-cell office:value-type="float" office:value="216" calcext:value-type="float">
            <text:p>216</text:p>
          </table:table-cell>
          <table:table-cell table:formula="of:=[$Arkusz2.$A$1]/(2*[$Arkusz2.$A$2]*(1+[.D188]))" office:value-type="float" office:value="144.009216589862" calcext:value-type="float">
            <text:p>144,00921658986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Arkusz2.$A$1]/(2*[$Arkusz2.$A$2]*(1+[.A189]))" office:value-type="float" office:value="166.223404255319" calcext:value-type="float">
            <text:p>166,223404255319</text:p>
          </table:table-cell>
          <table:table-cell table:formula="of:=-3.9*[.A189]+1000" office:value-type="float" office:value="270.7" calcext:value-type="float">
            <text:p>270,7</text:p>
          </table:table-cell>
          <table:table-cell office:value-type="float" office:value="217" calcext:value-type="float">
            <text:p>217</text:p>
          </table:table-cell>
          <table:table-cell table:formula="of:=[$Arkusz2.$A$1]/(2*[$Arkusz2.$A$2]*(1+[.D189]))" office:value-type="float" office:value="143.348623853211" calcext:value-type="float">
            <text:p>143,3486238532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$Arkusz2.$A$1]/(2*[$Arkusz2.$A$2]*(1+[.A190]))" office:value-type="float" office:value="165.343915343915" calcext:value-type="float">
            <text:p>165,343915343915</text:p>
          </table:table-cell>
          <table:table-cell table:formula="of:=-3.9*[.A190]+1000" office:value-type="float" office:value="266.8" calcext:value-type="float">
            <text:p>266,8</text:p>
          </table:table-cell>
          <table:table-cell office:value-type="float" office:value="218" calcext:value-type="float">
            <text:p>218</text:p>
          </table:table-cell>
          <table:table-cell table:formula="of:=[$Arkusz2.$A$1]/(2*[$Arkusz2.$A$2]*(1+[.D190]))" office:value-type="float" office:value="142.694063926941" calcext:value-type="float">
            <text:p>142,69406392694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$Arkusz2.$A$1]/(2*[$Arkusz2.$A$2]*(1+[.A191]))" office:value-type="float" office:value="164.473684210526" calcext:value-type="float">
            <text:p>164,473684210526</text:p>
          </table:table-cell>
          <table:table-cell table:formula="of:=-3.9*[.A191]+1000" office:value-type="float" office:value="262.9" calcext:value-type="float">
            <text:p>262,9</text:p>
          </table:table-cell>
          <table:table-cell office:value-type="float" office:value="219" calcext:value-type="float">
            <text:p>219</text:p>
          </table:table-cell>
          <table:table-cell table:formula="of:=[$Arkusz2.$A$1]/(2*[$Arkusz2.$A$2]*(1+[.D191]))" office:value-type="float" office:value="142.045454545455" calcext:value-type="float">
            <text:p>142,045454545455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$Arkusz2.$A$1]/(2*[$Arkusz2.$A$2]*(1+[.A192]))" office:value-type="float" office:value="163.612565445026" calcext:value-type="float">
            <text:p>163,612565445026</text:p>
          </table:table-cell>
          <table:table-cell table:formula="of:=-3.9*[.A192]+1000"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  <table:table-cell table:formula="of:=[$Arkusz2.$A$1]/(2*[$Arkusz2.$A$2]*(1+[.D192]))" office:value-type="float" office:value="141.402714932127" calcext:value-type="float">
            <text:p>141,40271493212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$Arkusz2.$A$1]/(2*[$Arkusz2.$A$2]*(1+[.A193]))" office:value-type="float" office:value="162.760416666667" calcext:value-type="float">
            <text:p>162,760416666667</text:p>
          </table:table-cell>
          <table:table-cell table:formula="of:=-3.9*[.A193]+1000" office:value-type="float" office:value="255.1" calcext:value-type="float">
            <text:p>255,1</text:p>
          </table:table-cell>
          <table:table-cell office:value-type="float" office:value="221" calcext:value-type="float">
            <text:p>221</text:p>
          </table:table-cell>
          <table:table-cell table:formula="of:=[$Arkusz2.$A$1]/(2*[$Arkusz2.$A$2]*(1+[.D193]))" office:value-type="float" office:value="140.765765765766" calcext:value-type="float">
            <text:p>140,76576576576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$Arkusz2.$A$1]/(2*[$Arkusz2.$A$2]*(1+[.A194]))" office:value-type="float" office:value="161.917098445596" calcext:value-type="float">
            <text:p>161,917098445596</text:p>
          </table:table-cell>
          <table:table-cell table:formula="of:=-3.9*[.A194]+1000" office:value-type="float" office:value="251.2" calcext:value-type="float">
            <text:p>251,2</text:p>
          </table:table-cell>
          <table:table-cell office:value-type="float" office:value="222" calcext:value-type="float">
            <text:p>222</text:p>
          </table:table-cell>
          <table:table-cell table:formula="of:=[$Arkusz2.$A$1]/(2*[$Arkusz2.$A$2]*(1+[.D194]))" office:value-type="float" office:value="140.134529147982" calcext:value-type="float">
            <text:p>140,13452914798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$Arkusz2.$A$1]/(2*[$Arkusz2.$A$2]*(1+[.A195]))" office:value-type="float" office:value="161.082474226804" calcext:value-type="float">
            <text:p>161,082474226804</text:p>
          </table:table-cell>
          <table:table-cell table:formula="of:=-3.9*[.A195]+1000" office:value-type="float" office:value="247.3" calcext:value-type="float">
            <text:p>247,3</text:p>
          </table:table-cell>
          <table:table-cell office:value-type="float" office:value="223" calcext:value-type="float">
            <text:p>223</text:p>
          </table:table-cell>
          <table:table-cell table:formula="of:=[$Arkusz2.$A$1]/(2*[$Arkusz2.$A$2]*(1+[.D195]))" office:value-type="float" office:value="139.508928571429" calcext:value-type="float">
            <text:p>139,50892857142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$Arkusz2.$A$1]/(2*[$Arkusz2.$A$2]*(1+[.A196]))" office:value-type="float" office:value="160.25641025641" calcext:value-type="float">
            <text:p>160,25641025641</text:p>
          </table:table-cell>
          <table:table-cell table:formula="of:=-3.9*[.A196]+1000" office:value-type="float" office:value="243.4" calcext:value-type="float">
            <text:p>243,4</text:p>
          </table:table-cell>
          <table:table-cell office:value-type="float" office:value="224" calcext:value-type="float">
            <text:p>224</text:p>
          </table:table-cell>
          <table:table-cell table:formula="of:=[$Arkusz2.$A$1]/(2*[$Arkusz2.$A$2]*(1+[.D196]))" office:value-type="float" office:value="138.888888888889" calcext:value-type="float">
            <text:p>138,888888888889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Arkusz2.$A$1]/(2*[$Arkusz2.$A$2]*(1+[.A197]))" office:value-type="float" office:value="159.438775510204" calcext:value-type="float">
            <text:p>159,438775510204</text:p>
          </table:table-cell>
          <table:table-cell table:formula="of:=-3.9*[.A197]+1000" office:value-type="float" office:value="239.5" calcext:value-type="float">
            <text:p>239,5</text:p>
          </table:table-cell>
          <table:table-cell office:value-type="float" office:value="225" calcext:value-type="float">
            <text:p>225</text:p>
          </table:table-cell>
          <table:table-cell table:formula="of:=[$Arkusz2.$A$1]/(2*[$Arkusz2.$A$2]*(1+[.D197]))" office:value-type="float" office:value="138.274336283186" calcext:value-type="float">
            <text:p>138,27433628318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Arkusz2.$A$1]/(2*[$Arkusz2.$A$2]*(1+[.A198]))" office:value-type="float" office:value="158.629441624365" calcext:value-type="float">
            <text:p>158,629441624365</text:p>
          </table:table-cell>
          <table:table-cell table:formula="of:=-3.9*[.A198]+1000" office:value-type="float" office:value="235.6" calcext:value-type="float">
            <text:p>235,6</text:p>
          </table:table-cell>
          <table:table-cell office:value-type="float" office:value="226" calcext:value-type="float">
            <text:p>226</text:p>
          </table:table-cell>
          <table:table-cell table:formula="of:=[$Arkusz2.$A$1]/(2*[$Arkusz2.$A$2]*(1+[.D198]))" office:value-type="float" office:value="137.665198237885" calcext:value-type="float">
            <text:p>137,66519823788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$Arkusz2.$A$1]/(2*[$Arkusz2.$A$2]*(1+[.A199]))" office:value-type="float" office:value="157.828282828283" calcext:value-type="float">
            <text:p>157,828282828283</text:p>
          </table:table-cell>
          <table:table-cell table:formula="of:=-3.9*[.A199]+1000" office:value-type="float" office:value="231.7" calcext:value-type="float">
            <text:p>231,7</text:p>
          </table:table-cell>
          <table:table-cell office:value-type="float" office:value="227" calcext:value-type="float">
            <text:p>227</text:p>
          </table:table-cell>
          <table:table-cell table:formula="of:=[$Arkusz2.$A$1]/(2*[$Arkusz2.$A$2]*(1+[.D199]))" office:value-type="float" office:value="137.061403508772" calcext:value-type="float">
            <text:p>137,06140350877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$Arkusz2.$A$1]/(2*[$Arkusz2.$A$2]*(1+[.A200]))" office:value-type="float" office:value="157.035175879397" calcext:value-type="float">
            <text:p>157,035175879397</text:p>
          </table:table-cell>
          <table:table-cell table:formula="of:=-3.9*[.A200]+1000" office:value-type="float" office:value="227.8" calcext:value-type="float">
            <text:p>227,8</text:p>
          </table:table-cell>
          <table:table-cell office:value-type="float" office:value="228" calcext:value-type="float">
            <text:p>228</text:p>
          </table:table-cell>
          <table:table-cell table:formula="of:=[$Arkusz2.$A$1]/(2*[$Arkusz2.$A$2]*(1+[.D200]))" office:value-type="float" office:value="136.46288209607" calcext:value-type="float">
            <text:p>136,4628820960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$Arkusz2.$A$1]/(2*[$Arkusz2.$A$2]*(1+[.A201]))" office:value-type="float" office:value="156.25" calcext:value-type="float">
            <text:p>156,25</text:p>
          </table:table-cell>
          <table:table-cell table:formula="of:=-3.9*[.A201]+1000" office:value-type="float" office:value="223.9" calcext:value-type="float">
            <text:p>223,9</text:p>
          </table:table-cell>
          <table:table-cell office:value-type="float" office:value="229" calcext:value-type="float">
            <text:p>229</text:p>
          </table:table-cell>
          <table:table-cell table:formula="of:=[$Arkusz2.$A$1]/(2*[$Arkusz2.$A$2]*(1+[.D201]))" office:value-type="float" office:value="135.869565217391" calcext:value-type="float">
            <text:p>135,86956521739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$Arkusz2.$A$1]/(2*[$Arkusz2.$A$2]*(1+[.A202]))" office:value-type="float" office:value="155.47263681592" calcext:value-type="float">
            <text:p>155,47263681592</text:p>
          </table:table-cell>
          <table:table-cell table:formula="of:=-3.9*[.A202]+1000"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formula="of:=[$Arkusz2.$A$1]/(2*[$Arkusz2.$A$2]*(1+[.D202]))" office:value-type="float" office:value="135.281385281385" calcext:value-type="float">
            <text:p>135,28138528138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$Arkusz2.$A$1]/(2*[$Arkusz2.$A$2]*(1+[.A203]))" office:value-type="float" office:value="154.70297029703" calcext:value-type="float">
            <text:p>154,70297029703</text:p>
          </table:table-cell>
          <table:table-cell table:formula="of:=-3.9*[.A203]+1000" office:value-type="float" office:value="216.1" calcext:value-type="float">
            <text:p>216,1</text:p>
          </table:table-cell>
          <table:table-cell office:value-type="float" office:value="231" calcext:value-type="float">
            <text:p>231</text:p>
          </table:table-cell>
          <table:table-cell table:formula="of:=[$Arkusz2.$A$1]/(2*[$Arkusz2.$A$2]*(1+[.D203]))" office:value-type="float" office:value="134.698275862069" calcext:value-type="float">
            <text:p>134,69827586206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$Arkusz2.$A$1]/(2*[$Arkusz2.$A$2]*(1+[.A204]))" office:value-type="float" office:value="153.940886699507" calcext:value-type="float">
            <text:p>153,940886699507</text:p>
          </table:table-cell>
          <table:table-cell table:formula="of:=-3.9*[.A204]+1000" office:value-type="float" office:value="212.2" calcext:value-type="float">
            <text:p>212,2</text:p>
          </table:table-cell>
          <table:table-cell office:value-type="float" office:value="232" calcext:value-type="float">
            <text:p>232</text:p>
          </table:table-cell>
          <table:table-cell table:formula="of:=[$Arkusz2.$A$1]/(2*[$Arkusz2.$A$2]*(1+[.D204]))" office:value-type="float" office:value="134.12017167382" calcext:value-type="float">
            <text:p>134,1201716738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$Arkusz2.$A$1]/(2*[$Arkusz2.$A$2]*(1+[.A205]))" office:value-type="float" office:value="153.186274509804" calcext:value-type="float">
            <text:p>153,186274509804</text:p>
          </table:table-cell>
          <table:table-cell table:formula="of:=-3.9*[.A205]+1000" office:value-type="float" office:value="208.3" calcext:value-type="float">
            <text:p>208,3</text:p>
          </table:table-cell>
          <table:table-cell office:value-type="float" office:value="233" calcext:value-type="float">
            <text:p>233</text:p>
          </table:table-cell>
          <table:table-cell table:formula="of:=[$Arkusz2.$A$1]/(2*[$Arkusz2.$A$2]*(1+[.D205]))" office:value-type="float" office:value="133.547008547009" calcext:value-type="float">
            <text:p>133,547008547009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$Arkusz2.$A$1]/(2*[$Arkusz2.$A$2]*(1+[.A206]))" office:value-type="float" office:value="152.439024390244" calcext:value-type="float">
            <text:p>152,439024390244</text:p>
          </table:table-cell>
          <table:table-cell table:formula="of:=-3.9*[.A206]+1000" office:value-type="float" office:value="204.4" calcext:value-type="float">
            <text:p>204,4</text:p>
          </table:table-cell>
          <table:table-cell office:value-type="float" office:value="234" calcext:value-type="float">
            <text:p>234</text:p>
          </table:table-cell>
          <table:table-cell table:formula="of:=[$Arkusz2.$A$1]/(2*[$Arkusz2.$A$2]*(1+[.D206]))" office:value-type="float" office:value="132.978723404255" calcext:value-type="float">
            <text:p>132,978723404255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$Arkusz2.$A$1]/(2*[$Arkusz2.$A$2]*(1+[.A207]))" office:value-type="float" office:value="151.699029126214" calcext:value-type="float">
            <text:p>151,699029126214</text:p>
          </table:table-cell>
          <table:table-cell table:formula="of:=-3.9*[.A207]+1000" office:value-type="float" office:value="200.5" calcext:value-type="float">
            <text:p>200,5</text:p>
          </table:table-cell>
          <table:table-cell office:value-type="float" office:value="235" calcext:value-type="float">
            <text:p>235</text:p>
          </table:table-cell>
          <table:table-cell table:formula="of:=[$Arkusz2.$A$1]/(2*[$Arkusz2.$A$2]*(1+[.D207]))" office:value-type="float" office:value="132.415254237288" calcext:value-type="float">
            <text:p>132,415254237288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$Arkusz2.$A$1]/(2*[$Arkusz2.$A$2]*(1+[.A208]))" office:value-type="float" office:value="150.966183574879" calcext:value-type="float">
            <text:p>150,966183574879</text:p>
          </table:table-cell>
          <table:table-cell table:formula="of:=-3.9*[.A208]+1000" office:value-type="float" office:value="196.6" calcext:value-type="float">
            <text:p>196,6</text:p>
          </table:table-cell>
          <table:table-cell office:value-type="float" office:value="236" calcext:value-type="float">
            <text:p>236</text:p>
          </table:table-cell>
          <table:table-cell table:formula="of:=[$Arkusz2.$A$1]/(2*[$Arkusz2.$A$2]*(1+[.D208]))" office:value-type="float" office:value="131.856540084388" calcext:value-type="float">
            <text:p>131,856540084388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$Arkusz2.$A$1]/(2*[$Arkusz2.$A$2]*(1+[.A209]))" office:value-type="float" office:value="150.240384615385" calcext:value-type="float">
            <text:p>150,240384615385</text:p>
          </table:table-cell>
          <table:table-cell table:formula="of:=-3.9*[.A209]+1000" office:value-type="float" office:value="192.7" calcext:value-type="float">
            <text:p>192,7</text:p>
          </table:table-cell>
          <table:table-cell office:value-type="float" office:value="237" calcext:value-type="float">
            <text:p>237</text:p>
          </table:table-cell>
          <table:table-cell table:formula="of:=[$Arkusz2.$A$1]/(2*[$Arkusz2.$A$2]*(1+[.D209]))" office:value-type="float" office:value="131.302521008403" calcext:value-type="float">
            <text:p>131,302521008403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$Arkusz2.$A$1]/(2*[$Arkusz2.$A$2]*(1+[.A210]))" office:value-type="float" office:value="149.521531100478" calcext:value-type="float">
            <text:p>149,521531100478</text:p>
          </table:table-cell>
          <table:table-cell table:formula="of:=-3.9*[.A210]+1000" office:value-type="float" office:value="188.8" calcext:value-type="float">
            <text:p>188,8</text:p>
          </table:table-cell>
          <table:table-cell office:value-type="float" office:value="238" calcext:value-type="float">
            <text:p>238</text:p>
          </table:table-cell>
          <table:table-cell table:formula="of:=[$Arkusz2.$A$1]/(2*[$Arkusz2.$A$2]*(1+[.D210]))" office:value-type="float" office:value="130.753138075314" calcext:value-type="float">
            <text:p>130,753138075314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$Arkusz2.$A$1]/(2*[$Arkusz2.$A$2]*(1+[.A211]))" office:value-type="float" office:value="148.809523809524" calcext:value-type="float">
            <text:p>148,809523809524</text:p>
          </table:table-cell>
          <table:table-cell table:formula="of:=-3.9*[.A211]+1000" office:value-type="float" office:value="184.9" calcext:value-type="float">
            <text:p>184,9</text:p>
          </table:table-cell>
          <table:table-cell office:value-type="float" office:value="239" calcext:value-type="float">
            <text:p>239</text:p>
          </table:table-cell>
          <table:table-cell table:formula="of:=[$Arkusz2.$A$1]/(2*[$Arkusz2.$A$2]*(1+[.D211]))" office:value-type="float" office:value="130.208333333333" calcext:value-type="float">
            <text:p>130,208333333333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$Arkusz2.$A$1]/(2*[$Arkusz2.$A$2]*(1+[.A212]))" office:value-type="float" office:value="148.104265402844" calcext:value-type="float">
            <text:p>148,104265402844</text:p>
          </table:table-cell>
          <table:table-cell table:formula="of:=-3.9*[.A212]+1000" office:value-type="float" office:value="181" calcext:value-type="float">
            <text:p>181</text:p>
          </table:table-cell>
          <table:table-cell office:value-type="float" office:value="240" calcext:value-type="float">
            <text:p>240</text:p>
          </table:table-cell>
          <table:table-cell table:formula="of:=[$Arkusz2.$A$1]/(2*[$Arkusz2.$A$2]*(1+[.D212]))" office:value-type="float" office:value="129.668049792531" calcext:value-type="float">
            <text:p>129,668049792531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$Arkusz2.$A$1]/(2*[$Arkusz2.$A$2]*(1+[.A213]))" office:value-type="float" office:value="147.405660377359" calcext:value-type="float">
            <text:p>147,405660377359</text:p>
          </table:table-cell>
          <table:table-cell table:formula="of:=-3.9*[.A213]+1000" office:value-type="float" office:value="177.1" calcext:value-type="float">
            <text:p>177,1</text:p>
          </table:table-cell>
          <table:table-cell office:value-type="float" office:value="241" calcext:value-type="float">
            <text:p>241</text:p>
          </table:table-cell>
          <table:table-cell table:formula="of:=[$Arkusz2.$A$1]/(2*[$Arkusz2.$A$2]*(1+[.D213]))" office:value-type="float" office:value="129.132231404959" calcext:value-type="float">
            <text:p>129,132231404959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$Arkusz2.$A$1]/(2*[$Arkusz2.$A$2]*(1+[.A214]))" office:value-type="float" office:value="146.713615023474" calcext:value-type="float">
            <text:p>146,713615023474</text:p>
          </table:table-cell>
          <table:table-cell table:formula="of:=-3.9*[.A214]+1000" office:value-type="float" office:value="173.2" calcext:value-type="float">
            <text:p>173,2</text:p>
          </table:table-cell>
          <table:table-cell office:value-type="float" office:value="242" calcext:value-type="float">
            <text:p>242</text:p>
          </table:table-cell>
          <table:table-cell table:formula="of:=[$Arkusz2.$A$1]/(2*[$Arkusz2.$A$2]*(1+[.D214]))" office:value-type="float" office:value="128.600823045268" calcext:value-type="float">
            <text:p>128,600823045268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$Arkusz2.$A$1]/(2*[$Arkusz2.$A$2]*(1+[.A215]))" office:value-type="float" office:value="146.028037383178" calcext:value-type="float">
            <text:p>146,028037383178</text:p>
          </table:table-cell>
          <table:table-cell table:formula="of:=-3.9*[.A215]+1000" office:value-type="float" office:value="169.3" calcext:value-type="float">
            <text:p>169,3</text:p>
          </table:table-cell>
          <table:table-cell office:value-type="float" office:value="243" calcext:value-type="float">
            <text:p>243</text:p>
          </table:table-cell>
          <table:table-cell table:formula="of:=[$Arkusz2.$A$1]/(2*[$Arkusz2.$A$2]*(1+[.D215]))" office:value-type="float" office:value="128.073770491803" calcext:value-type="float">
            <text:p>128,073770491803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$Arkusz2.$A$1]/(2*[$Arkusz2.$A$2]*(1+[.A216]))" office:value-type="float" office:value="145.348837209302" calcext:value-type="float">
            <text:p>145,348837209302</text:p>
          </table:table-cell>
          <table:table-cell table:formula="of:=-3.9*[.A216]+1000" office:value-type="float" office:value="165.4" calcext:value-type="float">
            <text:p>165,4</text:p>
          </table:table-cell>
          <table:table-cell office:value-type="float" office:value="244" calcext:value-type="float">
            <text:p>244</text:p>
          </table:table-cell>
          <table:table-cell table:formula="of:=[$Arkusz2.$A$1]/(2*[$Arkusz2.$A$2]*(1+[.D216]))" office:value-type="float" office:value="127.551020408163" calcext:value-type="float">
            <text:p>127,551020408163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$Arkusz2.$A$1]/(2*[$Arkusz2.$A$2]*(1+[.A217]))" office:value-type="float" office:value="144.675925925926" calcext:value-type="float">
            <text:p>144,675925925926</text:p>
          </table:table-cell>
          <table:table-cell table:formula="of:=-3.9*[.A217]+1000" office:value-type="float" office:value="161.5" calcext:value-type="float">
            <text:p>161,5</text:p>
          </table:table-cell>
          <table:table-cell office:value-type="float" office:value="245" calcext:value-type="float">
            <text:p>245</text:p>
          </table:table-cell>
          <table:table-cell table:formula="of:=[$Arkusz2.$A$1]/(2*[$Arkusz2.$A$2]*(1+[.D217]))" office:value-type="float" office:value="127.032520325203" calcext:value-type="float">
            <text:p>127,032520325203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$Arkusz2.$A$1]/(2*[$Arkusz2.$A$2]*(1+[.A218]))" office:value-type="float" office:value="144.009216589862" calcext:value-type="float">
            <text:p>144,009216589862</text:p>
          </table:table-cell>
          <table:table-cell table:formula="of:=-3.9*[.A218]+1000" office:value-type="float" office:value="157.6" calcext:value-type="float">
            <text:p>157,6</text:p>
          </table:table-cell>
          <table:table-cell office:value-type="float" office:value="246" calcext:value-type="float">
            <text:p>246</text:p>
          </table:table-cell>
          <table:table-cell table:formula="of:=[$Arkusz2.$A$1]/(2*[$Arkusz2.$A$2]*(1+[.D218]))" office:value-type="float" office:value="126.518218623482" calcext:value-type="float">
            <text:p>126,518218623482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$Arkusz2.$A$1]/(2*[$Arkusz2.$A$2]*(1+[.A219]))" office:value-type="float" office:value="143.348623853211" calcext:value-type="float">
            <text:p>143,348623853211</text:p>
          </table:table-cell>
          <table:table-cell table:formula="of:=-3.9*[.A219]+1000" office:value-type="float" office:value="153.7" calcext:value-type="float">
            <text:p>153,7</text:p>
          </table:table-cell>
          <table:table-cell office:value-type="float" office:value="247" calcext:value-type="float">
            <text:p>247</text:p>
          </table:table-cell>
          <table:table-cell table:formula="of:=[$Arkusz2.$A$1]/(2*[$Arkusz2.$A$2]*(1+[.D219]))" office:value-type="float" office:value="126.008064516129" calcext:value-type="float">
            <text:p>126,008064516129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$Arkusz2.$A$1]/(2*[$Arkusz2.$A$2]*(1+[.A220]))" office:value-type="float" office:value="142.694063926941" calcext:value-type="float">
            <text:p>142,694063926941</text:p>
          </table:table-cell>
          <table:table-cell table:formula="of:=-3.9*[.A220]+1000" office:value-type="float" office:value="149.8" calcext:value-type="float">
            <text:p>149,8</text:p>
          </table:table-cell>
          <table:table-cell office:value-type="float" office:value="248" calcext:value-type="float">
            <text:p>248</text:p>
          </table:table-cell>
          <table:table-cell table:formula="of:=[$Arkusz2.$A$1]/(2*[$Arkusz2.$A$2]*(1+[.D220]))" office:value-type="float" office:value="125.502008032129" calcext:value-type="float">
            <text:p>125,502008032129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$Arkusz2.$A$1]/(2*[$Arkusz2.$A$2]*(1+[.A221]))" office:value-type="float" office:value="142.045454545455" calcext:value-type="float">
            <text:p>142,045454545455</text:p>
          </table:table-cell>
          <table:table-cell table:formula="of:=-3.9*[.A221]+1000" office:value-type="float" office:value="145.9" calcext:value-type="float">
            <text:p>145,9</text:p>
          </table:table-cell>
          <table:table-cell office:value-type="float" office:value="249" calcext:value-type="float">
            <text:p>249</text:p>
          </table:table-cell>
          <table:table-cell table:formula="of:=[$Arkusz2.$A$1]/(2*[$Arkusz2.$A$2]*(1+[.D221]))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$Arkusz2.$A$1]/(2*[$Arkusz2.$A$2]*(1+[.A222]))" office:value-type="float" office:value="141.402714932127" calcext:value-type="float">
            <text:p>141,402714932127</text:p>
          </table:table-cell>
          <table:table-cell table:formula="of:=-3.9*[.A222]+1000"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table:formula="of:=[$Arkusz2.$A$1]/(2*[$Arkusz2.$A$2]*(1+[.D222]))" office:value-type="float" office:value="124.501992031873" calcext:value-type="float">
            <text:p>124,501992031873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$Arkusz2.$A$1]/(2*[$Arkusz2.$A$2]*(1+[.A223]))" office:value-type="float" office:value="140.765765765766" calcext:value-type="float">
            <text:p>140,765765765766</text:p>
          </table:table-cell>
          <table:table-cell table:formula="of:=-3.9*[.A223]+1000" office:value-type="float" office:value="138.1" calcext:value-type="float">
            <text:p>138,1</text:p>
          </table:table-cell>
          <table:table-cell office:value-type="float" office:value="251" calcext:value-type="float">
            <text:p>251</text:p>
          </table:table-cell>
          <table:table-cell table:formula="of:=[$Arkusz2.$A$1]/(2*[$Arkusz2.$A$2]*(1+[.D223]))" office:value-type="float" office:value="124.007936507937" calcext:value-type="float">
            <text:p>124,007936507937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$Arkusz2.$A$1]/(2*[$Arkusz2.$A$2]*(1+[.A224]))" office:value-type="float" office:value="140.134529147982" calcext:value-type="float">
            <text:p>140,134529147982</text:p>
          </table:table-cell>
          <table:table-cell table:formula="of:=-3.9*[.A224]+1000" office:value-type="float" office:value="134.2" calcext:value-type="float">
            <text:p>134,2</text:p>
          </table:table-cell>
          <table:table-cell office:value-type="float" office:value="252" calcext:value-type="float">
            <text:p>252</text:p>
          </table:table-cell>
          <table:table-cell table:formula="of:=[$Arkusz2.$A$1]/(2*[$Arkusz2.$A$2]*(1+[.D224]))" office:value-type="float" office:value="123.517786561265" calcext:value-type="float">
            <text:p>123,517786561265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$Arkusz2.$A$1]/(2*[$Arkusz2.$A$2]*(1+[.A225]))" office:value-type="float" office:value="139.508928571429" calcext:value-type="float">
            <text:p>139,508928571429</text:p>
          </table:table-cell>
          <table:table-cell table:formula="of:=-3.9*[.A225]+1000" office:value-type="float" office:value="130.3" calcext:value-type="float">
            <text:p>130,3</text:p>
          </table:table-cell>
          <table:table-cell office:value-type="float" office:value="253" calcext:value-type="float">
            <text:p>253</text:p>
          </table:table-cell>
          <table:table-cell table:formula="of:=[$Arkusz2.$A$1]/(2*[$Arkusz2.$A$2]*(1+[.D225]))" office:value-type="float" office:value="123.031496062992" calcext:value-type="float">
            <text:p>123,031496062992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$Arkusz2.$A$1]/(2*[$Arkusz2.$A$2]*(1+[.A226]))" office:value-type="float" office:value="138.888888888889" calcext:value-type="float">
            <text:p>138,888888888889</text:p>
          </table:table-cell>
          <table:table-cell table:formula="of:=-3.9*[.A226]+1000" office:value-type="float" office:value="126.4" calcext:value-type="float">
            <text:p>126,4</text:p>
          </table:table-cell>
          <table:table-cell office:value-type="float" office:value="254" calcext:value-type="float">
            <text:p>254</text:p>
          </table:table-cell>
          <table:table-cell table:formula="of:=[$Arkusz2.$A$1]/(2*[$Arkusz2.$A$2]*(1+[.D226]))" office:value-type="float" office:value="122.549019607843" calcext:value-type="float">
            <text:p>122,549019607843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$Arkusz2.$A$1]/(2*[$Arkusz2.$A$2]*(1+[.A227]))" office:value-type="float" office:value="138.274336283186" calcext:value-type="float">
            <text:p>138,274336283186</text:p>
          </table:table-cell>
          <table:table-cell table:formula="of:=-3.9*[.A227]+1000" office:value-type="float" office:value="122.5" calcext:value-type="float">
            <text:p>122,5</text:p>
          </table:table-cell>
          <table:table-cell office:value-type="float" office:value="255" calcext:value-type="float">
            <text:p>255</text:p>
          </table:table-cell>
          <table:table-cell table:formula="of:=[$Arkusz2.$A$1]/(2*[$Arkusz2.$A$2]*(1+[.D227]))" office:value-type="float" office:value="122.0703125" calcext:value-type="float">
            <text:p>122,0703125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$Arkusz2.$A$1]/(2*[$Arkusz2.$A$2]*(1+[.A228]))" office:value-type="float" office:value="137.665198237885" calcext:value-type="float">
            <text:p>137,665198237885</text:p>
          </table:table-cell>
          <table:table-cell table:formula="of:=-3.9*[.A228]+1000" office:value-type="float" office:value="118.6" calcext:value-type="float">
            <text:p>118,6</text:p>
          </table:table-cell>
          <table:table-cell office:value-type="float" office:value="256" calcext:value-type="float">
            <text:p>256</text:p>
          </table:table-cell>
          <table:table-cell table:formula="of:=[$Arkusz2.$A$1]/(2*[$Arkusz2.$A$2]*(1+[.D228]))" office:value-type="float" office:value="121.5953307393" calcext:value-type="float">
            <text:p>121,5953307393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$Arkusz2.$A$1]/(2*[$Arkusz2.$A$2]*(1+[.A229]))" office:value-type="float" office:value="137.061403508772" calcext:value-type="float">
            <text:p>137,061403508772</text:p>
          </table:table-cell>
          <table:table-cell table:formula="of:=-3.9*[.A229]+1000" office:value-type="float" office:value="114.7" calcext:value-type="float">
            <text:p>114,7</text:p>
          </table:table-cell>
          <table:table-cell office:value-type="float" office:value="257" calcext:value-type="float">
            <text:p>257</text:p>
          </table:table-cell>
          <table:table-cell table:formula="of:=[$Arkusz2.$A$1]/(2*[$Arkusz2.$A$2]*(1+[.D229]))" office:value-type="float" office:value="121.124031007752" calcext:value-type="float">
            <text:p>121,124031007752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$Arkusz2.$A$1]/(2*[$Arkusz2.$A$2]*(1+[.A230]))" office:value-type="float" office:value="136.46288209607" calcext:value-type="float">
            <text:p>136,46288209607</text:p>
          </table:table-cell>
          <table:table-cell table:formula="of:=-3.9*[.A230]+1000" office:value-type="float" office:value="110.8" calcext:value-type="float">
            <text:p>110,8</text:p>
          </table:table-cell>
          <table:table-cell office:value-type="float" office:value="258" calcext:value-type="float">
            <text:p>258</text:p>
          </table:table-cell>
          <table:table-cell table:formula="of:=[$Arkusz2.$A$1]/(2*[$Arkusz2.$A$2]*(1+[.D230]))" office:value-type="float" office:value="120.656370656371" calcext:value-type="float">
            <text:p>120,656370656371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$Arkusz2.$A$1]/(2*[$Arkusz2.$A$2]*(1+[.A231]))" office:value-type="float" office:value="135.869565217391" calcext:value-type="float">
            <text:p>135,869565217391</text:p>
          </table:table-cell>
          <table:table-cell table:formula="of:=-3.9*[.A231]+1000" office:value-type="float" office:value="106.9" calcext:value-type="float">
            <text:p>106,9</text:p>
          </table:table-cell>
          <table:table-cell office:value-type="float" office:value="259" calcext:value-type="float">
            <text:p>259</text:p>
          </table:table-cell>
          <table:table-cell table:formula="of:=[$Arkusz2.$A$1]/(2*[$Arkusz2.$A$2]*(1+[.D231]))" office:value-type="float" office:value="120.192307692308" calcext:value-type="float">
            <text:p>120,192307692308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$Arkusz2.$A$1]/(2*[$Arkusz2.$A$2]*(1+[.A232]))" office:value-type="float" office:value="135.281385281385" calcext:value-type="float">
            <text:p>135,281385281385</text:p>
          </table:table-cell>
          <table:table-cell table:formula="of:=-3.9*[.A232]+1000" office:value-type="float" office:value="103" calcext:value-type="float">
            <text:p>103</text:p>
          </table:table-cell>
          <table:table-cell office:value-type="float" office:value="260" calcext:value-type="float">
            <text:p>260</text:p>
          </table:table-cell>
          <table:table-cell table:formula="of:=[$Arkusz2.$A$1]/(2*[$Arkusz2.$A$2]*(1+[.D232]))" office:value-type="float" office:value="119.731800766284" calcext:value-type="float">
            <text:p>119,731800766284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$Arkusz2.$A$1]/(2*[$Arkusz2.$A$2]*(1+[.A233]))" office:value-type="float" office:value="134.698275862069" calcext:value-type="float">
            <text:p>134,698275862069</text:p>
          </table:table-cell>
          <table:table-cell table:formula="of:=-3.9*[.A233]+1000" office:value-type="float" office:value="99.1" calcext:value-type="float">
            <text:p>99,1</text:p>
          </table:table-cell>
          <table:table-cell office:value-type="float" office:value="261" calcext:value-type="float">
            <text:p>261</text:p>
          </table:table-cell>
          <table:table-cell table:formula="of:=[$Arkusz2.$A$1]/(2*[$Arkusz2.$A$2]*(1+[.D233]))" office:value-type="float" office:value="119.274809160305" calcext:value-type="float">
            <text:p>119,274809160305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$Arkusz2.$A$1]/(2*[$Arkusz2.$A$2]*(1+[.A234]))" office:value-type="float" office:value="134.12017167382" calcext:value-type="float">
            <text:p>134,12017167382</text:p>
          </table:table-cell>
          <table:table-cell table:formula="of:=-3.9*[.A234]+1000" office:value-type="float" office:value="95.2000000000001" calcext:value-type="float">
            <text:p>95,2000000000001</text:p>
          </table:table-cell>
          <table:table-cell office:value-type="float" office:value="262" calcext:value-type="float">
            <text:p>262</text:p>
          </table:table-cell>
          <table:table-cell table:formula="of:=[$Arkusz2.$A$1]/(2*[$Arkusz2.$A$2]*(1+[.D234]))" office:value-type="float" office:value="118.821292775665" calcext:value-type="float">
            <text:p>118,821292775665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$Arkusz2.$A$1]/(2*[$Arkusz2.$A$2]*(1+[.A235]))" office:value-type="float" office:value="133.547008547009" calcext:value-type="float">
            <text:p>133,547008547009</text:p>
          </table:table-cell>
          <table:table-cell table:formula="of:=-3.9*[.A235]+1000" office:value-type="float" office:value="91.3000000000001" calcext:value-type="float">
            <text:p>91,3000000000001</text:p>
          </table:table-cell>
          <table:table-cell office:value-type="float" office:value="263" calcext:value-type="float">
            <text:p>263</text:p>
          </table:table-cell>
          <table:table-cell table:formula="of:=[$Arkusz2.$A$1]/(2*[$Arkusz2.$A$2]*(1+[.D235]))" office:value-type="float" office:value="118.371212121212" calcext:value-type="float">
            <text:p>118,371212121212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$Arkusz2.$A$1]/(2*[$Arkusz2.$A$2]*(1+[.A236]))" office:value-type="float" office:value="132.978723404255" calcext:value-type="float">
            <text:p>132,978723404255</text:p>
          </table:table-cell>
          <table:table-cell table:formula="of:=-3.9*[.A236]+1000" office:value-type="float" office:value="87.4" calcext:value-type="float">
            <text:p>87,4</text:p>
          </table:table-cell>
          <table:table-cell office:value-type="float" office:value="264" calcext:value-type="float">
            <text:p>264</text:p>
          </table:table-cell>
          <table:table-cell table:formula="of:=[$Arkusz2.$A$1]/(2*[$Arkusz2.$A$2]*(1+[.D236]))" office:value-type="float" office:value="117.924528301887" calcext:value-type="float">
            <text:p>117,924528301887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$Arkusz2.$A$1]/(2*[$Arkusz2.$A$2]*(1+[.A237]))" office:value-type="float" office:value="132.415254237288" calcext:value-type="float">
            <text:p>132,415254237288</text:p>
          </table:table-cell>
          <table:table-cell table:formula="of:=-3.9*[.A237]+1000" office:value-type="float" office:value="83.5" calcext:value-type="float">
            <text:p>83,5</text:p>
          </table:table-cell>
          <table:table-cell office:value-type="float" office:value="265" calcext:value-type="float">
            <text:p>265</text:p>
          </table:table-cell>
          <table:table-cell table:formula="of:=[$Arkusz2.$A$1]/(2*[$Arkusz2.$A$2]*(1+[.D237]))" office:value-type="float" office:value="117.481203007519" calcext:value-type="float">
            <text:p>117,481203007519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$Arkusz2.$A$1]/(2*[$Arkusz2.$A$2]*(1+[.A238]))" office:value-type="float" office:value="131.856540084388" calcext:value-type="float">
            <text:p>131,856540084388</text:p>
          </table:table-cell>
          <table:table-cell table:formula="of:=-3.9*[.A238]+1000" office:value-type="float" office:value="79.6" calcext:value-type="float">
            <text:p>79,6</text:p>
          </table:table-cell>
          <table:table-cell office:value-type="float" office:value="266" calcext:value-type="float">
            <text:p>266</text:p>
          </table:table-cell>
          <table:table-cell table:formula="of:=[$Arkusz2.$A$1]/(2*[$Arkusz2.$A$2]*(1+[.D238]))" office:value-type="float" office:value="117.041198501873" calcext:value-type="float">
            <text:p>117,041198501873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$Arkusz2.$A$1]/(2*[$Arkusz2.$A$2]*(1+[.A239]))" office:value-type="float" office:value="131.302521008403" calcext:value-type="float">
            <text:p>131,302521008403</text:p>
          </table:table-cell>
          <table:table-cell table:formula="of:=-3.9*[.A239]+1000" office:value-type="float" office:value="75.7000000000001" calcext:value-type="float">
            <text:p>75,7000000000001</text:p>
          </table:table-cell>
          <table:table-cell office:value-type="float" office:value="267" calcext:value-type="float">
            <text:p>267</text:p>
          </table:table-cell>
          <table:table-cell table:formula="of:=[$Arkusz2.$A$1]/(2*[$Arkusz2.$A$2]*(1+[.D239]))" office:value-type="float" office:value="116.60447761194" calcext:value-type="float">
            <text:p>116,60447761194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$Arkusz2.$A$1]/(2*[$Arkusz2.$A$2]*(1+[.A240]))" office:value-type="float" office:value="130.753138075314" calcext:value-type="float">
            <text:p>130,753138075314</text:p>
          </table:table-cell>
          <table:table-cell table:formula="of:=-3.9*[.A240]+1000" office:value-type="float" office:value="71.8000000000001" calcext:value-type="float">
            <text:p>71,8000000000001</text:p>
          </table:table-cell>
          <table:table-cell office:value-type="float" office:value="268" calcext:value-type="float">
            <text:p>268</text:p>
          </table:table-cell>
          <table:table-cell table:formula="of:=[$Arkusz2.$A$1]/(2*[$Arkusz2.$A$2]*(1+[.D240]))" office:value-type="float" office:value="116.171003717472" calcext:value-type="float">
            <text:p>116,171003717472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$Arkusz2.$A$1]/(2*[$Arkusz2.$A$2]*(1+[.A241]))" office:value-type="float" office:value="130.208333333333" calcext:value-type="float">
            <text:p>130,208333333333</text:p>
          </table:table-cell>
          <table:table-cell table:formula="of:=-3.9*[.A241]+1000" office:value-type="float" office:value="67.9" calcext:value-type="float">
            <text:p>67,9</text:p>
          </table:table-cell>
          <table:table-cell office:value-type="float" office:value="269" calcext:value-type="float">
            <text:p>269</text:p>
          </table:table-cell>
          <table:table-cell table:formula="of:=[$Arkusz2.$A$1]/(2*[$Arkusz2.$A$2]*(1+[.D241]))" office:value-type="float" office:value="115.740740740741" calcext:value-type="float">
            <text:p>115,740740740741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$Arkusz2.$A$1]/(2*[$Arkusz2.$A$2]*(1+[.A242]))" office:value-type="float" office:value="129.668049792531" calcext:value-type="float">
            <text:p>129,668049792531</text:p>
          </table:table-cell>
          <table:table-cell table:formula="of:=-3.9*[.A242]+1000"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formula="of:=[$Arkusz2.$A$1]/(2*[$Arkusz2.$A$2]*(1+[.D242]))" office:value-type="float" office:value="115.313653136531" calcext:value-type="float">
            <text:p>115,313653136531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$Arkusz2.$A$1]/(2*[$Arkusz2.$A$2]*(1+[.A243]))" office:value-type="float" office:value="129.132231404959" calcext:value-type="float">
            <text:p>129,132231404959</text:p>
          </table:table-cell>
          <table:table-cell table:formula="of:=-3.9*[.A243]+1000" office:value-type="float" office:value="60.1" calcext:value-type="float">
            <text:p>60,1</text:p>
          </table:table-cell>
          <table:table-cell office:value-type="float" office:value="271" calcext:value-type="float">
            <text:p>271</text:p>
          </table:table-cell>
          <table:table-cell table:formula="of:=[$Arkusz2.$A$1]/(2*[$Arkusz2.$A$2]*(1+[.D243]))" office:value-type="float" office:value="114.889705882353" calcext:value-type="float">
            <text:p>114,889705882353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$Arkusz2.$A$1]/(2*[$Arkusz2.$A$2]*(1+[.A244]))" office:value-type="float" office:value="128.600823045268" calcext:value-type="float">
            <text:p>128,600823045268</text:p>
          </table:table-cell>
          <table:table-cell table:formula="of:=-3.9*[.A244]+1000" office:value-type="float" office:value="56.2" calcext:value-type="float">
            <text:p>56,2</text:p>
          </table:table-cell>
          <table:table-cell office:value-type="float" office:value="272" calcext:value-type="float">
            <text:p>272</text:p>
          </table:table-cell>
          <table:table-cell table:formula="of:=[$Arkusz2.$A$1]/(2*[$Arkusz2.$A$2]*(1+[.D244]))" office:value-type="float" office:value="114.468864468864" calcext:value-type="float">
            <text:p>114,468864468864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$Arkusz2.$A$1]/(2*[$Arkusz2.$A$2]*(1+[.A245]))" office:value-type="float" office:value="128.073770491803" calcext:value-type="float">
            <text:p>128,073770491803</text:p>
          </table:table-cell>
          <table:table-cell table:formula="of:=-3.9*[.A245]+1000" office:value-type="float" office:value="52.3000000000001" calcext:value-type="float">
            <text:p>52,3000000000001</text:p>
          </table:table-cell>
          <table:table-cell office:value-type="float" office:value="273" calcext:value-type="float">
            <text:p>273</text:p>
          </table:table-cell>
          <table:table-cell table:formula="of:=[$Arkusz2.$A$1]/(2*[$Arkusz2.$A$2]*(1+[.D245]))" office:value-type="float" office:value="114.051094890511" calcext:value-type="float">
            <text:p>114,051094890511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$Arkusz2.$A$1]/(2*[$Arkusz2.$A$2]*(1+[.A246]))" office:value-type="float" office:value="127.551020408163" calcext:value-type="float">
            <text:p>127,551020408163</text:p>
          </table:table-cell>
          <table:table-cell table:formula="of:=-3.9*[.A246]+1000" office:value-type="float" office:value="48.4" calcext:value-type="float">
            <text:p>48,4</text:p>
          </table:table-cell>
          <table:table-cell office:value-type="float" office:value="274" calcext:value-type="float">
            <text:p>274</text:p>
          </table:table-cell>
          <table:table-cell table:formula="of:=[$Arkusz2.$A$1]/(2*[$Arkusz2.$A$2]*(1+[.D246]))" office:value-type="float" office:value="113.636363636364" calcext:value-type="float">
            <text:p>113,636363636364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$Arkusz2.$A$1]/(2*[$Arkusz2.$A$2]*(1+[.A247]))" office:value-type="float" office:value="127.032520325203" calcext:value-type="float">
            <text:p>127,032520325203</text:p>
          </table:table-cell>
          <table:table-cell table:formula="of:=-3.9*[.A247]+1000" office:value-type="float" office:value="44.5" calcext:value-type="float">
            <text:p>44,5</text:p>
          </table:table-cell>
          <table:table-cell office:value-type="float" office:value="275" calcext:value-type="float">
            <text:p>275</text:p>
          </table:table-cell>
          <table:table-cell table:formula="of:=[$Arkusz2.$A$1]/(2*[$Arkusz2.$A$2]*(1+[.D247]))" office:value-type="float" office:value="113.224637681159" calcext:value-type="float">
            <text:p>113,224637681159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$Arkusz2.$A$1]/(2*[$Arkusz2.$A$2]*(1+[.A248]))" office:value-type="float" office:value="126.518218623482" calcext:value-type="float">
            <text:p>126,518218623482</text:p>
          </table:table-cell>
          <table:table-cell table:formula="of:=-3.9*[.A248]+1000" office:value-type="float" office:value="40.6" calcext:value-type="float">
            <text:p>40,6</text:p>
          </table:table-cell>
          <table:table-cell office:value-type="float" office:value="276" calcext:value-type="float">
            <text:p>276</text:p>
          </table:table-cell>
          <table:table-cell table:formula="of:=[$Arkusz2.$A$1]/(2*[$Arkusz2.$A$2]*(1+[.D248]))" office:value-type="float" office:value="112.815884476534" calcext:value-type="float">
            <text:p>112,815884476534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$Arkusz2.$A$1]/(2*[$Arkusz2.$A$2]*(1+[.A249]))" office:value-type="float" office:value="126.008064516129" calcext:value-type="float">
            <text:p>126,008064516129</text:p>
          </table:table-cell>
          <table:table-cell table:formula="of:=-3.9*[.A249]+1000" office:value-type="float" office:value="36.7" calcext:value-type="float">
            <text:p>36,7</text:p>
          </table:table-cell>
          <table:table-cell office:value-type="float" office:value="277" calcext:value-type="float">
            <text:p>277</text:p>
          </table:table-cell>
          <table:table-cell table:formula="of:=[$Arkusz2.$A$1]/(2*[$Arkusz2.$A$2]*(1+[.D249]))" office:value-type="float" office:value="112.410071942446" calcext:value-type="float">
            <text:p>112,410071942446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$Arkusz2.$A$1]/(2*[$Arkusz2.$A$2]*(1+[.A250]))" office:value-type="float" office:value="125.502008032129" calcext:value-type="float">
            <text:p>125,502008032129</text:p>
          </table:table-cell>
          <table:table-cell table:formula="of:=-3.9*[.A250]+1000" office:value-type="float" office:value="32.8000000000001" calcext:value-type="float">
            <text:p>32,8000000000001</text:p>
          </table:table-cell>
          <table:table-cell office:value-type="float" office:value="278" calcext:value-type="float">
            <text:p>278</text:p>
          </table:table-cell>
          <table:table-cell table:formula="of:=[$Arkusz2.$A$1]/(2*[$Arkusz2.$A$2]*(1+[.D250]))" office:value-type="float" office:value="112.007168458781" calcext:value-type="float">
            <text:p>112,007168458781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$Arkusz2.$A$1]/(2*[$Arkusz2.$A$2]*(1+[.A251]))" office:value-type="float" office:value="125" calcext:value-type="float">
            <text:p>125</text:p>
          </table:table-cell>
          <table:table-cell table:formula="of:=-3.9*[.A251]+1000" office:value-type="float" office:value="28.9" calcext:value-type="float">
            <text:p>28,9</text:p>
          </table:table-cell>
          <table:table-cell office:value-type="float" office:value="279" calcext:value-type="float">
            <text:p>279</text:p>
          </table:table-cell>
          <table:table-cell table:formula="of:=[$Arkusz2.$A$1]/(2*[$Arkusz2.$A$2]*(1+[.D251]))" office:value-type="float" office:value="111.607142857143" calcext:value-type="float">
            <text:p>111,607142857143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Arkusz2.$A$1]/(2*[$Arkusz2.$A$2]*(1+[.A252]))" office:value-type="float" office:value="124.501992031873" calcext:value-type="float">
            <text:p>124,501992031873</text:p>
          </table:table-cell>
          <table:table-cell table:formula="of:=-3.9*[.A252]+1000"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table:formula="of:=[$Arkusz2.$A$1]/(2*[$Arkusz2.$A$2]*(1+[.D252]))" office:value-type="float" office:value="111.209964412811" calcext:value-type="float">
            <text:p>111,209964412811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$Arkusz2.$A$1]/(2*[$Arkusz2.$A$2]*(1+[.A253]))" office:value-type="float" office:value="124.007936507937" calcext:value-type="float">
            <text:p>124,007936507937</text:p>
          </table:table-cell>
          <table:table-cell table:formula="of:=-3.9*[.A253]+1000" office:value-type="float" office:value="21.1" calcext:value-type="float">
            <text:p>21,1</text:p>
          </table:table-cell>
          <table:table-cell office:value-type="float" office:value="281" calcext:value-type="float">
            <text:p>281</text:p>
          </table:table-cell>
          <table:table-cell table:formula="of:=[$Arkusz2.$A$1]/(2*[$Arkusz2.$A$2]*(1+[.D253]))" office:value-type="float" office:value="110.815602836879" calcext:value-type="float">
            <text:p>110,815602836879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$Arkusz2.$A$1]/(2*[$Arkusz2.$A$2]*(1+[.A254]))" office:value-type="float" office:value="123.517786561265" calcext:value-type="float">
            <text:p>123,517786561265</text:p>
          </table:table-cell>
          <table:table-cell table:formula="of:=-3.9*[.A254]+1000" office:value-type="float" office:value="17.2" calcext:value-type="float">
            <text:p>17,2</text:p>
          </table:table-cell>
          <table:table-cell office:value-type="float" office:value="282" calcext:value-type="float">
            <text:p>282</text:p>
          </table:table-cell>
          <table:table-cell table:formula="of:=[$Arkusz2.$A$1]/(2*[$Arkusz2.$A$2]*(1+[.D254]))" office:value-type="float" office:value="110.424028268551" calcext:value-type="float">
            <text:p>110,424028268551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$Arkusz2.$A$1]/(2*[$Arkusz2.$A$2]*(1+[.A255]))" office:value-type="float" office:value="123.031496062992" calcext:value-type="float">
            <text:p>123,031496062992</text:p>
          </table:table-cell>
          <table:table-cell table:formula="of:=-3.9*[.A255]+1000" office:value-type="float" office:value="13.3000000000001" calcext:value-type="float">
            <text:p>13,3000000000001</text:p>
          </table:table-cell>
          <table:table-cell office:value-type="float" office:value="283" calcext:value-type="float">
            <text:p>283</text:p>
          </table:table-cell>
          <table:table-cell table:formula="of:=[$Arkusz2.$A$1]/(2*[$Arkusz2.$A$2]*(1+[.D255]))" office:value-type="float" office:value="110.035211267606" calcext:value-type="float">
            <text:p>110,035211267606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$Arkusz2.$A$1]/(2*[$Arkusz2.$A$2]*(1+[.A256]))" office:value-type="float" office:value="122.549019607843" calcext:value-type="float">
            <text:p>122,549019607843</text:p>
          </table:table-cell>
          <table:table-cell table:formula="of:=-3.9*[.A256]+1000" office:value-type="float" office:value="9.39999999999998" calcext:value-type="float">
            <text:p>9,39999999999998</text:p>
          </table:table-cell>
          <table:table-cell office:value-type="float" office:value="284" calcext:value-type="float">
            <text:p>284</text:p>
          </table:table-cell>
          <table:table-cell table:formula="of:=[$Arkusz2.$A$1]/(2*[$Arkusz2.$A$2]*(1+[.D256]))" office:value-type="float" office:value="109.649122807018" calcext:value-type="float">
            <text:p>109,649122807018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$Arkusz2.$A$1]/(2*[$Arkusz2.$A$2]*(1+[.A257]))" office:value-type="float" office:value="122.0703125" calcext:value-type="float">
            <text:p>122,0703125</text:p>
          </table:table-cell>
          <table:table-cell table:formula="of:=-3.9*[.A257]+1000" office:value-type="float" office:value="5.5" calcext:value-type="float">
            <text:p>5,5</text:p>
          </table:table-cell>
          <table:table-cell office:value-type="float" office:value="285" calcext:value-type="float">
            <text:p>285</text:p>
          </table:table-cell>
          <table:table-cell table:formula="of:=[$Arkusz2.$A$1]/(2*[$Arkusz2.$A$2]*(1+[.D257]))" office:value-type="float" office:value="109.265734265734" calcext:value-type="float">
            <text:p>109,265734265734</text:p>
          </table:table-cell>
          <table:table-cell table:number-columns-repeated="1019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.00.0000</text:date>, <text:time style:data-style-name="N2" text:time-value="00:17:44.6639689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1:47:04.130755226</meta:creation-date>
    <dc:date>2018-03-14T00:45:51.092706995</dc:date>
    <meta:editing-duration>PT10M12S</meta:editing-duration>
    <meta:editing-cycles>3</meta:editing-cycles>
    <meta:generator>LibreOffice/6.0.1.1$Linux_X86_64 LibreOffice_project/00m0$Build-1</meta:generator>
    <meta:document-statistic meta:table-count="2" meta:cell-count="12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72cm" svg:height="75.705cm" xlink:href=".." xlink:type="simple" chart:class="chart:line" chart:style-name="ch1">
        <chart:legend chart:legend-position="end" svg:x="20.114cm" svg:y="37.055cm" style:legend-expansion="high" chart:style-name="ch2"/>
        <chart:plot-area chart:style-name="ch3" table:cell-range-address="Arkusz1.A2:Arkusz1.C257 Arkusz1.A1:Arkusz1.C1 Arkusz1.E1:Arkusz1.E257" chart:data-source-has-labels="both" svg:x="1.454cm" svg:y="1.514cm" svg:width="18.217cm" svg:height="71.696cm">
          <chartooo:coordinate-region svg:x="2.631cm" svg:y="1.635cm" svg:width="17.04cm" svg:height="70.573cm"/>
          <chart:axis chart:dimension="x" chart:name="primary-x" chart:style-name="ch4" chartooo:axis-type="auto">
            <chartooo:date-scale/>
            <chart:title svg:x="10.055cm" svg:y="74.724cm" chart:style-name="ch5">
              <text:p>próbki</text:p>
            </chart:title>
            <chart:categories table:cell-range-address="Arkusz1.A2:Arkusz1.A257"/>
          </chart:axis>
          <chart:axis chart:dimension="y" chart:name="primary-y" chart:style-name="ch4">
            <chart:title svg:x="0.451cm" svg:y="38.372cm" chart:style-name="ch6">
              <text:p>częstotliwość</text:p>
            </chart:title>
            <chart:grid chart:style-name="ch7" chart:class="major"/>
          </chart:axis>
          <chart:series chart:style-name="ch8" chart:values-cell-range-address="Arkusz1.B2:Arkusz1.B257" chart:label-cell-address="Arkusz1.B1:Arkusz1.B1" chart:class="chart:line">
            <chart:data-point chart:repeated="256"/>
          </chart:series>
          <chart:series chart:style-name="ch9" chart:values-cell-range-address="Arkusz1.C2:Arkusz1.C257" chart:label-cell-address="Arkusz1.C1:Arkusz1.C1" chart:class="chart:line">
            <chart:data-point chart:repeated="256"/>
          </chart:series>
          <chart:series chart:style-name="ch10" chart:values-cell-range-address="Arkusz1.E2:Arkusz1.E257" chart:label-cell-address="Arkusz1.E1:Arkusz1.E1" chart:class="chart:line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Arkusz1.B1:Arkusz1.B1</svg:desc>
                </draw:g>
              </table:table-cell>
              <table:table-cell office:value-type="string">
                <text:p>ideał</text:p>
                <draw:g>
                  <svg:desc>Arkusz1.C1:Arkusz1.C1</svg:desc>
                </draw:g>
              </table:table-cell>
              <table:table-cell office:value-type="string">
                <text:p>real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A2:Arkusz1.A257</svg:desc>
                </draw:g>
              </table:table-cell>
              <table:table-cell office:value-type="float" office:value="31250">
                <text:p>31250</text:p>
                <draw:g>
                  <svg:desc>Arkusz1.B2:Arkusz1.B257</svg:desc>
                </draw:g>
              </table:table-cell>
              <table:table-cell office:value-type="float" office:value="1000">
                <text:p>1000</text:p>
                <draw:g>
                  <svg:desc>Arkusz1.C2:Arkusz1.C257</svg:desc>
                </draw:g>
              </table:table-cell>
              <table:table-cell office:value-type="float" office:value="1008.06451612903">
                <text:p>1008.06451612903</text:p>
                <draw:g>
                  <svg:desc>Arkusz1.E2:Arkusz1.E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625">
                <text:p>15625</text:p>
              </table:table-cell>
              <table:table-cell office:value-type="float" office:value="996.1">
                <text:p>996.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416.6666666667">
                <text:p>10416.6666666667</text:p>
              </table:table-cell>
              <table:table-cell office:value-type="float" office:value="992.2">
                <text:p>992.2</text:p>
              </table:table-cell>
              <table:table-cell office:value-type="float" office:value="946.969696969697">
                <text:p>946.9696969696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12.5">
                <text:p>7812.5</text:p>
              </table:table-cell>
              <table:table-cell office:value-type="float" office:value="988.3">
                <text:p>988.3</text:p>
              </table:table-cell>
              <table:table-cell office:value-type="float" office:value="919.117647058824">
                <text:p>919.1176470588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50">
                <text:p>6250</text:p>
              </table:table-cell>
              <table:table-cell office:value-type="float" office:value="984.4">
                <text:p>984.4</text:p>
              </table:table-cell>
              <table:table-cell office:value-type="float" office:value="892.857142857143">
                <text:p>892.8571428571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08.33333333333">
                <text:p>5208.33333333333</text:p>
              </table:table-cell>
              <table:table-cell office:value-type="float" office:value="980.5">
                <text:p>980.5</text:p>
              </table:table-cell>
              <table:table-cell office:value-type="float" office:value="868.055555555556">
                <text:p>868.055555555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64.28571428571">
                <text:p>4464.28571428571</text:p>
              </table:table-cell>
              <table:table-cell office:value-type="float" office:value="976.6">
                <text:p>976.6</text:p>
              </table:table-cell>
              <table:table-cell office:value-type="float" office:value="844.594594594595">
                <text:p>844.5945945945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906.25">
                <text:p>3906.25</text:p>
              </table:table-cell>
              <table:table-cell office:value-type="float" office:value="972.7">
                <text:p>972.7</text:p>
              </table:table-cell>
              <table:table-cell office:value-type="float" office:value="822.368421052632">
                <text:p>822.3684210526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72.22222222222">
                <text:p>3472.22222222222</text:p>
              </table:table-cell>
              <table:table-cell office:value-type="float" office:value="968.8">
                <text:p>968.8</text:p>
              </table:table-cell>
              <table:table-cell office:value-type="float" office:value="801.282051282051">
                <text:p>801.2820512820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25">
                <text:p>3125</text:p>
              </table:table-cell>
              <table:table-cell office:value-type="float" office:value="964.9">
                <text:p>964.9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40.90909090909">
                <text:p>2840.90909090909</text:p>
              </table:table-cell>
              <table:table-cell office:value-type="float" office:value="961">
                <text:p>961</text:p>
              </table:table-cell>
              <table:table-cell office:value-type="float" office:value="762.19512195122">
                <text:p>762.195121951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957.1">
                <text:p>957.1</text:p>
              </table:table-cell>
              <table:table-cell office:value-type="float" office:value="744.047619047619">
                <text:p>744.0476190476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3.84615384615">
                <text:p>2403.84615384615</text:p>
              </table:table-cell>
              <table:table-cell office:value-type="float" office:value="953.2">
                <text:p>953.2</text:p>
              </table:table-cell>
              <table:table-cell office:value-type="float" office:value="726.744186046512">
                <text:p>726.7441860465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32.14285714286">
                <text:p>2232.14285714286</text:p>
              </table:table-cell>
              <table:table-cell office:value-type="float" office:value="949.3">
                <text:p>949.3</text:p>
              </table:table-cell>
              <table:table-cell office:value-type="float" office:value="710.227272727273">
                <text:p>710.2272727272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83.33333333333">
                <text:p>2083.33333333333</text:p>
              </table:table-cell>
              <table:table-cell office:value-type="float" office:value="945.4">
                <text:p>945.4</text:p>
              </table:table-cell>
              <table:table-cell office:value-type="float" office:value="694.444444444444">
                <text:p>694.44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53.125">
                <text:p>1953.125</text:p>
              </table:table-cell>
              <table:table-cell office:value-type="float" office:value="941.5">
                <text:p>941.5</text:p>
              </table:table-cell>
              <table:table-cell office:value-type="float" office:value="679.347826086957">
                <text:p>679.347826086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38.23529411765">
                <text:p>1838.23529411765</text:p>
              </table:table-cell>
              <table:table-cell office:value-type="float" office:value="937.6">
                <text:p>937.6</text:p>
              </table:table-cell>
              <table:table-cell office:value-type="float" office:value="664.893617021277">
                <text:p>664.8936170212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36.11111111111">
                <text:p>1736.11111111111</text:p>
              </table:table-cell>
              <table:table-cell office:value-type="float" office:value="933.7">
                <text:p>933.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44.73684210526">
                <text:p>1644.73684210526</text:p>
              </table:table-cell>
              <table:table-cell office:value-type="float" office:value="929.8">
                <text:p>929.8</text:p>
              </table:table-cell>
              <table:table-cell office:value-type="float" office:value="637.755102040816">
                <text:p>637.7551020408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62.5">
                <text:p>1562.5</text:p>
              </table:table-cell>
              <table:table-cell office:value-type="float" office:value="925.9">
                <text:p>925.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88.09523809524">
                <text:p>1488.09523809524</text:p>
              </table:table-cell>
              <table:table-cell office:value-type="float" office:value="922">
                <text:p>922</text:p>
              </table:table-cell>
              <table:table-cell office:value-type="float" office:value="612.745098039216">
                <text:p>612.7450980392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20.45454545455">
                <text:p>1420.45454545455</text:p>
              </table:table-cell>
              <table:table-cell office:value-type="float" office:value="918.1">
                <text:p>918.1</text:p>
              </table:table-cell>
              <table:table-cell office:value-type="float" office:value="600.961538461538">
                <text:p>600.9615384615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58.69565217391">
                <text:p>1358.69565217391</text:p>
              </table:table-cell>
              <table:table-cell office:value-type="float" office:value="914.2">
                <text:p>914.2</text:p>
              </table:table-cell>
              <table:table-cell office:value-type="float" office:value="589.622641509434">
                <text:p>589.6226415094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02.08333333333">
                <text:p>1302.08333333333</text:p>
              </table:table-cell>
              <table:table-cell office:value-type="float" office:value="910.3">
                <text:p>910.3</text:p>
              </table:table-cell>
              <table:table-cell office:value-type="float" office:value="578.703703703704">
                <text:p>578.7037037037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50">
                <text:p>1250</text:p>
              </table:table-cell>
              <table:table-cell office:value-type="float" office:value="906.4">
                <text:p>906.4</text:p>
              </table:table-cell>
              <table:table-cell office:value-type="float" office:value="568.181818181818">
                <text:p>568.1818181818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01.92307692308">
                <text:p>1201.92307692308</text:p>
              </table:table-cell>
              <table:table-cell office:value-type="float" office:value="902.5">
                <text:p>902.5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57.40740740741">
                <text:p>1157.40740740741</text:p>
              </table:table-cell>
              <table:table-cell office:value-type="float" office:value="898.6">
                <text:p>898.6</text:p>
              </table:table-cell>
              <table:table-cell office:value-type="float" office:value="548.245614035088">
                <text:p>548.2456140350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16.07142857143">
                <text:p>1116.07142857143</text:p>
              </table:table-cell>
              <table:table-cell office:value-type="float" office:value="894.7">
                <text:p>894.7</text:p>
              </table:table-cell>
              <table:table-cell office:value-type="float" office:value="538.793103448276">
                <text:p>538.7931034482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77.58620689655">
                <text:p>1077.58620689655</text:p>
              </table:table-cell>
              <table:table-cell office:value-type="float" office:value="890.8">
                <text:p>890.8</text:p>
              </table:table-cell>
              <table:table-cell office:value-type="float" office:value="529.661016949153">
                <text:p>529.6610169491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886.9">
                <text:p>886.9</text:p>
              </table:table-cell>
              <table:table-cell office:value-type="float" office:value="520.833333333333">
                <text:p>520.8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8.06451612903">
                <text:p>1008.06451612903</text:p>
              </table:table-cell>
              <table:table-cell office:value-type="float" office:value="883">
                <text:p>883</text:p>
              </table:table-cell>
              <table:table-cell office:value-type="float" office:value="512.295081967213">
                <text:p>512.2950819672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76.5625">
                <text:p>976.5625</text:p>
              </table:table-cell>
              <table:table-cell office:value-type="float" office:value="879.1">
                <text:p>879.1</text:p>
              </table:table-cell>
              <table:table-cell office:value-type="float" office:value="504.032258064516">
                <text:p>504.0322580645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46.969696969697">
                <text:p>946.969696969697</text:p>
              </table:table-cell>
              <table:table-cell office:value-type="float" office:value="875.2">
                <text:p>875.2</text:p>
              </table:table-cell>
              <table:table-cell office:value-type="float" office:value="496.031746031746">
                <text:p>496.0317460317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19.117647058824">
                <text:p>919.117647058824</text:p>
              </table:table-cell>
              <table:table-cell office:value-type="float" office:value="871.3">
                <text:p>871.3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92.857142857143">
                <text:p>892.857142857143</text:p>
              </table:table-cell>
              <table:table-cell office:value-type="float" office:value="867.4">
                <text:p>867.4</text:p>
              </table:table-cell>
              <table:table-cell office:value-type="float" office:value="480.769230769231">
                <text:p>480.7692307692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8.055555555556">
                <text:p>868.055555555556</text:p>
              </table:table-cell>
              <table:table-cell office:value-type="float" office:value="863.5">
                <text:p>863.5</text:p>
              </table:table-cell>
              <table:table-cell office:value-type="float" office:value="473.484848484849">
                <text:p>473.4848484848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44.594594594595">
                <text:p>844.594594594595</text:p>
              </table:table-cell>
              <table:table-cell office:value-type="float" office:value="859.6">
                <text:p>859.6</text:p>
              </table:table-cell>
              <table:table-cell office:value-type="float" office:value="466.417910447761">
                <text:p>466.4179104477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22.368421052632">
                <text:p>822.368421052632</text:p>
              </table:table-cell>
              <table:table-cell office:value-type="float" office:value="855.7">
                <text:p>855.7</text:p>
              </table:table-cell>
              <table:table-cell office:value-type="float" office:value="459.558823529412">
                <text:p>459.558823529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1.282051282051">
                <text:p>801.282051282051</text:p>
              </table:table-cell>
              <table:table-cell office:value-type="float" office:value="851.8">
                <text:p>851.8</text:p>
              </table:table-cell>
              <table:table-cell office:value-type="float" office:value="452.898550724638">
                <text:p>452.8985507246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81.25">
                <text:p>781.25</text:p>
              </table:table-cell>
              <table:table-cell office:value-type="float" office:value="847.9">
                <text:p>847.9</text:p>
              </table:table-cell>
              <table:table-cell office:value-type="float" office:value="446.428571428571">
                <text:p>446.4285714285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62.19512195122">
                <text:p>762.19512195122</text:p>
              </table:table-cell>
              <table:table-cell office:value-type="float" office:value="844">
                <text:p>844</text:p>
              </table:table-cell>
              <table:table-cell office:value-type="float" office:value="440.140845070423">
                <text:p>440.1408450704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44.047619047619">
                <text:p>744.047619047619</text:p>
              </table:table-cell>
              <table:table-cell office:value-type="float" office:value="840.1">
                <text:p>840.1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26.744186046512">
                <text:p>726.744186046512</text:p>
              </table:table-cell>
              <table:table-cell office:value-type="float" office:value="836.2">
                <text:p>836.2</text:p>
              </table:table-cell>
              <table:table-cell office:value-type="float" office:value="428.082191780822">
                <text:p>428.082191780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10.227272727273">
                <text:p>710.227272727273</text:p>
              </table:table-cell>
              <table:table-cell office:value-type="float" office:value="832.3">
                <text:p>832.3</text:p>
              </table:table-cell>
              <table:table-cell office:value-type="float" office:value="422.297297297297">
                <text:p>422.2972972972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4.444444444444">
                <text:p>694.444444444444</text:p>
              </table:table-cell>
              <table:table-cell office:value-type="float" office:value="828.4">
                <text:p>828.4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79.347826086957">
                <text:p>679.347826086957</text:p>
              </table:table-cell>
              <table:table-cell office:value-type="float" office:value="824.5">
                <text:p>824.5</text:p>
              </table:table-cell>
              <table:table-cell office:value-type="float" office:value="411.184210526316">
                <text:p>411.1842105263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64.893617021277">
                <text:p>664.893617021277</text:p>
              </table:table-cell>
              <table:table-cell office:value-type="float" office:value="820.6">
                <text:p>820.6</text:p>
              </table:table-cell>
              <table:table-cell office:value-type="float" office:value="405.844155844156">
                <text:p>405.8441558441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51.041666666667">
                <text:p>651.041666666667</text:p>
              </table:table-cell>
              <table:table-cell office:value-type="float" office:value="816.7">
                <text:p>816.7</text:p>
              </table:table-cell>
              <table:table-cell office:value-type="float" office:value="400.641025641026">
                <text:p>400.6410256410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37.755102040816">
                <text:p>637.755102040816</text:p>
              </table:table-cell>
              <table:table-cell office:value-type="float" office:value="812.8">
                <text:p>812.8</text:p>
              </table:table-cell>
              <table:table-cell office:value-type="float" office:value="395.569620253165">
                <text:p>395.5696202531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25">
                <text:p>625</text:p>
              </table:table-cell>
              <table:table-cell office:value-type="float" office:value="808.9">
                <text:p>808.9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2.745098039216">
                <text:p>612.745098039216</text:p>
              </table:table-cell>
              <table:table-cell office:value-type="float" office:value="805">
                <text:p>805</text:p>
              </table:table-cell>
              <table:table-cell office:value-type="float" office:value="385.802469135802">
                <text:p>385.8024691358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00.961538461538">
                <text:p>600.961538461538</text:p>
              </table:table-cell>
              <table:table-cell office:value-type="float" office:value="801.1">
                <text:p>801.1</text:p>
              </table:table-cell>
              <table:table-cell office:value-type="float" office:value="381.09756097561">
                <text:p>381.097560975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89.622641509434">
                <text:p>589.622641509434</text:p>
              </table:table-cell>
              <table:table-cell office:value-type="float" office:value="797.2">
                <text:p>797.2</text:p>
              </table:table-cell>
              <table:table-cell office:value-type="float" office:value="376.506024096386">
                <text:p>376.5060240963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78.703703703704">
                <text:p>578.703703703704</text:p>
              </table:table-cell>
              <table:table-cell office:value-type="float" office:value="793.3">
                <text:p>793.3</text:p>
              </table:table-cell>
              <table:table-cell office:value-type="float" office:value="372.02380952381">
                <text:p>372.0238095238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68.181818181818">
                <text:p>568.181818181818</text:p>
              </table:table-cell>
              <table:table-cell office:value-type="float" office:value="789.4">
                <text:p>789.4</text:p>
              </table:table-cell>
              <table:table-cell office:value-type="float" office:value="367.647058823529">
                <text:p>367.64705882352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8.035714285714">
                <text:p>558.035714285714</text:p>
              </table:table-cell>
              <table:table-cell office:value-type="float" office:value="785.5">
                <text:p>785.5</text:p>
              </table:table-cell>
              <table:table-cell office:value-type="float" office:value="363.372093023256">
                <text:p>363.3720930232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48.245614035088">
                <text:p>548.245614035088</text:p>
              </table:table-cell>
              <table:table-cell office:value-type="float" office:value="781.6">
                <text:p>781.6</text:p>
              </table:table-cell>
              <table:table-cell office:value-type="float" office:value="359.195402298851">
                <text:p>359.1954022988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38.793103448276">
                <text:p>538.793103448276</text:p>
              </table:table-cell>
              <table:table-cell office:value-type="float" office:value="777.7">
                <text:p>777.7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29.661016949153">
                <text:p>529.661016949153</text:p>
              </table:table-cell>
              <table:table-cell office:value-type="float" office:value="773.8">
                <text:p>773.8</text:p>
              </table:table-cell>
              <table:table-cell office:value-type="float" office:value="351.123595505618">
                <text:p>351.1235955056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20.833333333333">
                <text:p>520.833333333333</text:p>
              </table:table-cell>
              <table:table-cell office:value-type="float" office:value="769.9">
                <text:p>769.9</text:p>
              </table:table-cell>
              <table:table-cell office:value-type="float" office:value="347.222222222222">
                <text:p>347.2222222222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12.295081967213">
                <text:p>512.295081967213</text:p>
              </table:table-cell>
              <table:table-cell office:value-type="float" office:value="766">
                <text:p>766</text:p>
              </table:table-cell>
              <table:table-cell office:value-type="float" office:value="343.406593406593">
                <text:p>343.4065934065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04.032258064516">
                <text:p>504.032258064516</text:p>
              </table:table-cell>
              <table:table-cell office:value-type="float" office:value="762.1">
                <text:p>762.1</text:p>
              </table:table-cell>
              <table:table-cell office:value-type="float" office:value="339.673913043478">
                <text:p>339.6739130434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96.031746031746">
                <text:p>496.031746031746</text:p>
              </table:table-cell>
              <table:table-cell office:value-type="float" office:value="758.2">
                <text:p>758.2</text:p>
              </table:table-cell>
              <table:table-cell office:value-type="float" office:value="336.021505376344">
                <text:p>336.0215053763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88.28125">
                <text:p>488.28125</text:p>
              </table:table-cell>
              <table:table-cell office:value-type="float" office:value="754.3">
                <text:p>754.3</text:p>
              </table:table-cell>
              <table:table-cell office:value-type="float" office:value="332.446808510638">
                <text:p>332.4468085106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80.769230769231">
                <text:p>480.769230769231</text:p>
              </table:table-cell>
              <table:table-cell office:value-type="float" office:value="750.4">
                <text:p>750.4</text:p>
              </table:table-cell>
              <table:table-cell office:value-type="float" office:value="328.947368421053">
                <text:p>328.9473684210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73.484848484849">
                <text:p>473.484848484849</text:p>
              </table:table-cell>
              <table:table-cell office:value-type="float" office:value="746.5">
                <text:p>746.5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6.417910447761">
                <text:p>466.417910447761</text:p>
              </table:table-cell>
              <table:table-cell office:value-type="float" office:value="742.6">
                <text:p>742.6</text:p>
              </table:table-cell>
              <table:table-cell office:value-type="float" office:value="322.164948453608">
                <text:p>322.16494845360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59.558823529412">
                <text:p>459.558823529412</text:p>
              </table:table-cell>
              <table:table-cell office:value-type="float" office:value="738.7">
                <text:p>738.7</text:p>
              </table:table-cell>
              <table:table-cell office:value-type="float" office:value="318.877551020408">
                <text:p>318.8775510204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52.898550724638">
                <text:p>452.898550724638</text:p>
              </table:table-cell>
              <table:table-cell office:value-type="float" office:value="734.8">
                <text:p>734.8</text:p>
              </table:table-cell>
              <table:table-cell office:value-type="float" office:value="315.656565656566">
                <text:p>315.6565656565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46.428571428571">
                <text:p>446.428571428571</text:p>
              </table:table-cell>
              <table:table-cell office:value-type="float" office:value="730.9">
                <text:p>730.9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40.140845070423">
                <text:p>440.140845070423</text:p>
              </table:table-cell>
              <table:table-cell office:value-type="float" office:value="727">
                <text:p>727</text:p>
              </table:table-cell>
              <table:table-cell office:value-type="float" office:value="309.405940594059">
                <text:p>309.4059405940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34.027777777778">
                <text:p>434.027777777778</text:p>
              </table:table-cell>
              <table:table-cell office:value-type="float" office:value="723.1">
                <text:p>723.1</text:p>
              </table:table-cell>
              <table:table-cell office:value-type="float" office:value="306.372549019608">
                <text:p>306.37254901960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28.082191780822">
                <text:p>428.082191780822</text:p>
              </table:table-cell>
              <table:table-cell office:value-type="float" office:value="719.2">
                <text:p>719.2</text:p>
              </table:table-cell>
              <table:table-cell office:value-type="float" office:value="303.398058252427">
                <text:p>303.3980582524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22.297297297297">
                <text:p>422.297297297297</text:p>
              </table:table-cell>
              <table:table-cell office:value-type="float" office:value="715.3">
                <text:p>715.3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711.4">
                <text:p>711.4</text:p>
              </table:table-cell>
              <table:table-cell office:value-type="float" office:value="297.619047619048">
                <text:p>297.6190476190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11.184210526316">
                <text:p>411.184210526316</text:p>
              </table:table-cell>
              <table:table-cell office:value-type="float" office:value="707.5">
                <text:p>707.5</text:p>
              </table:table-cell>
              <table:table-cell office:value-type="float" office:value="294.811320754717">
                <text:p>294.8113207547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5.844155844156">
                <text:p>405.844155844156</text:p>
              </table:table-cell>
              <table:table-cell office:value-type="float" office:value="703.6">
                <text:p>703.6</text:p>
              </table:table-cell>
              <table:table-cell office:value-type="float" office:value="292.056074766355">
                <text:p>292.05607476635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00.641025641026">
                <text:p>400.641025641026</text:p>
              </table:table-cell>
              <table:table-cell office:value-type="float" office:value="699.7">
                <text:p>699.7</text:p>
              </table:table-cell>
              <table:table-cell office:value-type="float" office:value="289.351851851852">
                <text:p>289.3518518518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95.569620253165">
                <text:p>395.569620253165</text:p>
              </table:table-cell>
              <table:table-cell office:value-type="float" office:value="695.8">
                <text:p>695.8</text:p>
              </table:table-cell>
              <table:table-cell office:value-type="float" office:value="286.697247706422">
                <text:p>286.69724770642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90.625">
                <text:p>390.625</text:p>
              </table:table-cell>
              <table:table-cell office:value-type="float" office:value="691.9">
                <text:p>691.9</text:p>
              </table:table-cell>
              <table:table-cell office:value-type="float" office:value="284.090909090909">
                <text:p>284.0909090909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5.802469135802">
                <text:p>385.802469135802</text:p>
              </table:table-cell>
              <table:table-cell office:value-type="float" office:value="688">
                <text:p>688</text:p>
              </table:table-cell>
              <table:table-cell office:value-type="float" office:value="281.531531531532">
                <text:p>281.53153153153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81.09756097561">
                <text:p>381.09756097561</text:p>
              </table:table-cell>
              <table:table-cell office:value-type="float" office:value="684.1">
                <text:p>684.1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76.506024096386">
                <text:p>376.506024096386</text:p>
              </table:table-cell>
              <table:table-cell office:value-type="float" office:value="680.2">
                <text:p>680.2</text:p>
              </table:table-cell>
              <table:table-cell office:value-type="float" office:value="276.548672566372">
                <text:p>276.54867256637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2.02380952381">
                <text:p>372.02380952381</text:p>
              </table:table-cell>
              <table:table-cell office:value-type="float" office:value="676.3">
                <text:p>676.3</text:p>
              </table:table-cell>
              <table:table-cell office:value-type="float" office:value="274.122807017544">
                <text:p>274.1228070175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67.647058823529">
                <text:p>367.647058823529</text:p>
              </table:table-cell>
              <table:table-cell office:value-type="float" office:value="672.4">
                <text:p>672.4</text:p>
              </table:table-cell>
              <table:table-cell office:value-type="float" office:value="271.739130434783">
                <text:p>271.73913043478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63.372093023256">
                <text:p>363.372093023256</text:p>
              </table:table-cell>
              <table:table-cell office:value-type="float" office:value="668.5">
                <text:p>668.5</text:p>
              </table:table-cell>
              <table:table-cell office:value-type="float" office:value="269.396551724138">
                <text:p>269.39655172413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59.195402298851">
                <text:p>359.195402298851</text:p>
              </table:table-cell>
              <table:table-cell office:value-type="float" office:value="664.6">
                <text:p>664.6</text:p>
              </table:table-cell>
              <table:table-cell office:value-type="float" office:value="267.094017094017">
                <text:p>267.0940170940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55.113636363636">
                <text:p>355.113636363636</text:p>
              </table:table-cell>
              <table:table-cell office:value-type="float" office:value="660.7">
                <text:p>660.7</text:p>
              </table:table-cell>
              <table:table-cell office:value-type="float" office:value="264.830508474576">
                <text:p>264.83050847457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51.123595505618">
                <text:p>351.123595505618</text:p>
              </table:table-cell>
              <table:table-cell office:value-type="float" office:value="656.8">
                <text:p>656.8</text:p>
              </table:table-cell>
              <table:table-cell office:value-type="float" office:value="262.605042016807">
                <text:p>262.6050420168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47.222222222222">
                <text:p>347.222222222222</text:p>
              </table:table-cell>
              <table:table-cell office:value-type="float" office:value="652.9">
                <text:p>652.9</text:p>
              </table:table-cell>
              <table:table-cell office:value-type="float" office:value="260.416666666667">
                <text:p>260.41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3.406593406593">
                <text:p>343.406593406593</text:p>
              </table:table-cell>
              <table:table-cell office:value-type="float" office:value="649">
                <text:p>649</text:p>
              </table:table-cell>
              <table:table-cell office:value-type="float" office:value="258.264462809917">
                <text:p>258.2644628099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39.673913043478">
                <text:p>339.673913043478</text:p>
              </table:table-cell>
              <table:table-cell office:value-type="float" office:value="645.1">
                <text:p>645.1</text:p>
              </table:table-cell>
              <table:table-cell office:value-type="float" office:value="256.147540983607">
                <text:p>256.14754098360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36.021505376344">
                <text:p>336.021505376344</text:p>
              </table:table-cell>
              <table:table-cell office:value-type="float" office:value="641.2">
                <text:p>641.2</text:p>
              </table:table-cell>
              <table:table-cell office:value-type="float" office:value="254.065040650406">
                <text:p>254.0650406504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32.446808510638">
                <text:p>332.446808510638</text:p>
              </table:table-cell>
              <table:table-cell office:value-type="float" office:value="637.3">
                <text:p>637.3</text:p>
              </table:table-cell>
              <table:table-cell office:value-type="float" office:value="252.016129032258">
                <text:p>252.0161290322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28.947368421053">
                <text:p>328.947368421053</text:p>
              </table:table-cell>
              <table:table-cell office:value-type="float" office:value="633.4">
                <text:p>633.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25.520833333333">
                <text:p>325.520833333333</text:p>
              </table:table-cell>
              <table:table-cell office:value-type="float" office:value="629.5">
                <text:p>629.5</text:p>
              </table:table-cell>
              <table:table-cell office:value-type="float" office:value="248.015873015873">
                <text:p>248.0158730158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22.164948453608">
                <text:p>322.164948453608</text:p>
              </table:table-cell>
              <table:table-cell office:value-type="float" office:value="625.6">
                <text:p>625.6</text:p>
              </table:table-cell>
              <table:table-cell office:value-type="float" office:value="246.062992125984">
                <text:p>246.0629921259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18.877551020408">
                <text:p>318.877551020408</text:p>
              </table:table-cell>
              <table:table-cell office:value-type="float" office:value="621.7">
                <text:p>621.7</text:p>
              </table:table-cell>
              <table:table-cell office:value-type="float" office:value="244.140625">
                <text:p>244.1406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5.656565656566">
                <text:p>315.656565656566</text:p>
              </table:table-cell>
              <table:table-cell office:value-type="float" office:value="617.8">
                <text:p>617.8</text:p>
              </table:table-cell>
              <table:table-cell office:value-type="float" office:value="242.248062015504">
                <text:p>242.24806201550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12.5">
                <text:p>312.5</text:p>
              </table:table-cell>
              <table:table-cell office:value-type="float" office:value="613.9">
                <text:p>613.9</text:p>
              </table:table-cell>
              <table:table-cell office:value-type="float" office:value="240.384615384615">
                <text:p>240.3846153846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9.405940594059">
                <text:p>309.405940594059</text:p>
              </table:table-cell>
              <table:table-cell office:value-type="float" office:value="610">
                <text:p>610</text:p>
              </table:table-cell>
              <table:table-cell office:value-type="float" office:value="238.549618320611">
                <text:p>238.5496183206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06.372549019608">
                <text:p>306.372549019608</text:p>
              </table:table-cell>
              <table:table-cell office:value-type="float" office:value="606.1">
                <text:p>606.1</text:p>
              </table:table-cell>
              <table:table-cell office:value-type="float" office:value="236.742424242424">
                <text:p>236.7424242424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03.398058252427">
                <text:p>303.398058252427</text:p>
              </table:table-cell>
              <table:table-cell office:value-type="float" office:value="602.2">
                <text:p>602.2</text:p>
              </table:table-cell>
              <table:table-cell office:value-type="float" office:value="234.962406015038">
                <text:p>234.9624060150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00.480769230769">
                <text:p>300.480769230769</text:p>
              </table:table-cell>
              <table:table-cell office:value-type="float" office:value="598.3">
                <text:p>598.3</text:p>
              </table:table-cell>
              <table:table-cell office:value-type="float" office:value="233.208955223881">
                <text:p>233.20895522388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97.619047619048">
                <text:p>297.619047619048</text:p>
              </table:table-cell>
              <table:table-cell office:value-type="float" office:value="594.4">
                <text:p>594.4</text:p>
              </table:table-cell>
              <table:table-cell office:value-type="float" office:value="231.481481481481">
                <text:p>231.4814814814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94.811320754717">
                <text:p>294.811320754717</text:p>
              </table:table-cell>
              <table:table-cell office:value-type="float" office:value="590.5">
                <text:p>590.5</text:p>
              </table:table-cell>
              <table:table-cell office:value-type="float" office:value="229.779411764706">
                <text:p>229.77941176470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92.056074766355">
                <text:p>292.056074766355</text:p>
              </table:table-cell>
              <table:table-cell office:value-type="float" office:value="586.6">
                <text:p>586.6</text:p>
              </table:table-cell>
              <table:table-cell office:value-type="float" office:value="228.102189781022">
                <text:p>228.10218978102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89.351851851852">
                <text:p>289.351851851852</text:p>
              </table:table-cell>
              <table:table-cell office:value-type="float" office:value="582.7">
                <text:p>582.7</text:p>
              </table:table-cell>
              <table:table-cell office:value-type="float" office:value="226.449275362319">
                <text:p>226.44927536231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86.697247706422">
                <text:p>286.697247706422</text:p>
              </table:table-cell>
              <table:table-cell office:value-type="float" office:value="578.8">
                <text:p>578.8</text:p>
              </table:table-cell>
              <table:table-cell office:value-type="float" office:value="224.820143884892">
                <text:p>224.8201438848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4.090909090909">
                <text:p>284.090909090909</text:p>
              </table:table-cell>
              <table:table-cell office:value-type="float" office:value="574.9">
                <text:p>574.9</text:p>
              </table:table-cell>
              <table:table-cell office:value-type="float" office:value="223.214285714286">
                <text:p>223.2142857142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.531531531532">
                <text:p>281.531531531532</text:p>
              </table:table-cell>
              <table:table-cell office:value-type="float" office:value="571">
                <text:p>571</text:p>
              </table:table-cell>
              <table:table-cell office:value-type="float" office:value="221.631205673759">
                <text:p>221.63120567375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9.017857142857">
                <text:p>279.017857142857</text:p>
              </table:table-cell>
              <table:table-cell office:value-type="float" office:value="567.1">
                <text:p>567.1</text:p>
              </table:table-cell>
              <table:table-cell office:value-type="float" office:value="220.070422535211">
                <text:p>220.0704225352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76.548672566372">
                <text:p>276.548672566372</text:p>
              </table:table-cell>
              <table:table-cell office:value-type="float" office:value="563.2">
                <text:p>563.2</text:p>
              </table:table-cell>
              <table:table-cell office:value-type="float" office:value="218.531468531469">
                <text:p>218.5314685314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74.122807017544">
                <text:p>274.122807017544</text:p>
              </table:table-cell>
              <table:table-cell office:value-type="float" office:value="559.3">
                <text:p>559.3</text:p>
              </table:table-cell>
              <table:table-cell office:value-type="float" office:value="217.013888888889">
                <text:p>217.01388888888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71.739130434783">
                <text:p>271.739130434783</text:p>
              </table:table-cell>
              <table:table-cell office:value-type="float" office:value="555.4">
                <text:p>555.4</text:p>
              </table:table-cell>
              <table:table-cell office:value-type="float" office:value="215.51724137931">
                <text:p>215.5172413793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69.396551724138">
                <text:p>269.396551724138</text:p>
              </table:table-cell>
              <table:table-cell office:value-type="float" office:value="551.5">
                <text:p>551.5</text:p>
              </table:table-cell>
              <table:table-cell office:value-type="float" office:value="214.041095890411">
                <text:p>214.04109589041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67.094017094017">
                <text:p>267.094017094017</text:p>
              </table:table-cell>
              <table:table-cell office:value-type="float" office:value="547.6">
                <text:p>547.6</text:p>
              </table:table-cell>
              <table:table-cell office:value-type="float" office:value="212.585034013605">
                <text:p>212.58503401360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64.830508474576">
                <text:p>264.830508474576</text:p>
              </table:table-cell>
              <table:table-cell office:value-type="float" office:value="543.7">
                <text:p>543.7</text:p>
              </table:table-cell>
              <table:table-cell office:value-type="float" office:value="211.148648648649">
                <text:p>211.14864864864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62.605042016807">
                <text:p>262.605042016807</text:p>
              </table:table-cell>
              <table:table-cell office:value-type="float" office:value="539.8">
                <text:p>539.8</text:p>
              </table:table-cell>
              <table:table-cell office:value-type="float" office:value="209.731543624161">
                <text:p>209.73154362416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60.416666666667">
                <text:p>260.416666666667</text:p>
              </table:table-cell>
              <table:table-cell office:value-type="float" office:value="535.9">
                <text:p>535.9</text:p>
              </table:table-cell>
              <table:table-cell office:value-type="float" office:value="208.333333333333">
                <text:p>208.3333333333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8.264462809917">
                <text:p>258.264462809917</text:p>
              </table:table-cell>
              <table:table-cell office:value-type="float" office:value="532">
                <text:p>532</text:p>
              </table:table-cell>
              <table:table-cell office:value-type="float" office:value="206.953642384106">
                <text:p>206.95364238410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6.147540983607">
                <text:p>256.147540983607</text:p>
              </table:table-cell>
              <table:table-cell office:value-type="float" office:value="528.1">
                <text:p>528.1</text:p>
              </table:table-cell>
              <table:table-cell office:value-type="float" office:value="205.592105263158">
                <text:p>205.59210526315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54.065040650406">
                <text:p>254.065040650406</text:p>
              </table:table-cell>
              <table:table-cell office:value-type="float" office:value="524.2">
                <text:p>524.2</text:p>
              </table:table-cell>
              <table:table-cell office:value-type="float" office:value="204.248366013072">
                <text:p>204.24836601307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52.016129032258">
                <text:p>252.016129032258</text:p>
              </table:table-cell>
              <table:table-cell office:value-type="float" office:value="520.3">
                <text:p>520.3</text:p>
              </table:table-cell>
              <table:table-cell office:value-type="float" office:value="202.922077922078">
                <text:p>202.92207792207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516.4">
                <text:p>516.4</text:p>
              </table:table-cell>
              <table:table-cell office:value-type="float" office:value="201.612903225806">
                <text:p>201.6129032258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48.015873015873">
                <text:p>248.015873015873</text:p>
              </table:table-cell>
              <table:table-cell office:value-type="float" office:value="512.5">
                <text:p>512.5</text:p>
              </table:table-cell>
              <table:table-cell office:value-type="float" office:value="200.320512820513">
                <text:p>200.32051282051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46.062992125984">
                <text:p>246.062992125984</text:p>
              </table:table-cell>
              <table:table-cell office:value-type="float" office:value="508.6">
                <text:p>508.6</text:p>
              </table:table-cell>
              <table:table-cell office:value-type="float" office:value="199.044585987261">
                <text:p>199.04458598726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44.140625">
                <text:p>244.140625</text:p>
              </table:table-cell>
              <table:table-cell office:value-type="float" office:value="504.7">
                <text:p>504.7</text:p>
              </table:table-cell>
              <table:table-cell office:value-type="float" office:value="197.784810126582">
                <text:p>197.7848101265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2.248062015504">
                <text:p>242.248062015504</text:p>
              </table:table-cell>
              <table:table-cell office:value-type="float" office:value="500.8">
                <text:p>500.8</text:p>
              </table:table-cell>
              <table:table-cell office:value-type="float" office:value="196.540880503145">
                <text:p>196.54088050314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40.384615384615">
                <text:p>240.384615384615</text:p>
              </table:table-cell>
              <table:table-cell office:value-type="float" office:value="496.9">
                <text:p>496.9</text:p>
              </table:table-cell>
              <table:table-cell office:value-type="float" office:value="195.3125">
                <text:p>195.3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8.549618320611">
                <text:p>238.549618320611</text:p>
              </table:table-cell>
              <table:table-cell office:value-type="float" office:value="493">
                <text:p>493</text:p>
              </table:table-cell>
              <table:table-cell office:value-type="float" office:value="194.099378881988">
                <text:p>194.09937888198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36.742424242424">
                <text:p>236.742424242424</text:p>
              </table:table-cell>
              <table:table-cell office:value-type="float" office:value="489.1">
                <text:p>489.1</text:p>
              </table:table-cell>
              <table:table-cell office:value-type="float" office:value="192.901234567901">
                <text:p>192.90123456790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34.962406015038">
                <text:p>234.962406015038</text:p>
              </table:table-cell>
              <table:table-cell office:value-type="float" office:value="485.2">
                <text:p>485.2</text:p>
              </table:table-cell>
              <table:table-cell office:value-type="float" office:value="191.717791411043">
                <text:p>191.71779141104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33.208955223881">
                <text:p>233.208955223881</text:p>
              </table:table-cell>
              <table:table-cell office:value-type="float" office:value="481.3">
                <text:p>481.3</text:p>
              </table:table-cell>
              <table:table-cell office:value-type="float" office:value="190.548780487805">
                <text:p>190.54878048780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31.481481481481">
                <text:p>231.481481481481</text:p>
              </table:table-cell>
              <table:table-cell office:value-type="float" office:value="477.4">
                <text:p>477.4</text:p>
              </table:table-cell>
              <table:table-cell office:value-type="float" office:value="189.393939393939">
                <text:p>189.39393939393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29.779411764706">
                <text:p>229.779411764706</text:p>
              </table:table-cell>
              <table:table-cell office:value-type="float" office:value="473.5">
                <text:p>473.5</text:p>
              </table:table-cell>
              <table:table-cell office:value-type="float" office:value="188.253012048193">
                <text:p>188.2530120481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28.102189781022">
                <text:p>228.102189781022</text:p>
              </table:table-cell>
              <table:table-cell office:value-type="float" office:value="469.6">
                <text:p>469.6</text:p>
              </table:table-cell>
              <table:table-cell office:value-type="float" office:value="187.125748502994">
                <text:p>187.12574850299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26.449275362319">
                <text:p>226.449275362319</text:p>
              </table:table-cell>
              <table:table-cell office:value-type="float" office:value="465.7">
                <text:p>465.7</text:p>
              </table:table-cell>
              <table:table-cell office:value-type="float" office:value="186.011904761905">
                <text:p>186.01190476190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24.820143884892">
                <text:p>224.820143884892</text:p>
              </table:table-cell>
              <table:table-cell office:value-type="float" office:value="461.8">
                <text:p>461.8</text:p>
              </table:table-cell>
              <table:table-cell office:value-type="float" office:value="184.91124260355">
                <text:p>184.911242603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23.214285714286">
                <text:p>223.214285714286</text:p>
              </table:table-cell>
              <table:table-cell office:value-type="float" office:value="457.9">
                <text:p>457.9</text:p>
              </table:table-cell>
              <table:table-cell office:value-type="float" office:value="183.823529411765">
                <text:p>183.823529411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1.631205673759">
                <text:p>221.631205673759</text:p>
              </table:table-cell>
              <table:table-cell office:value-type="float" office:value="454">
                <text:p>454</text:p>
              </table:table-cell>
              <table:table-cell office:value-type="float" office:value="182.748538011696">
                <text:p>182.748538011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20.070422535211">
                <text:p>220.070422535211</text:p>
              </table:table-cell>
              <table:table-cell office:value-type="float" office:value="450.1">
                <text:p>450.1</text:p>
              </table:table-cell>
              <table:table-cell office:value-type="float" office:value="181.686046511628">
                <text:p>181.68604651162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18.531468531469">
                <text:p>218.531468531469</text:p>
              </table:table-cell>
              <table:table-cell office:value-type="float" office:value="446.2">
                <text:p>446.2</text:p>
              </table:table-cell>
              <table:table-cell office:value-type="float" office:value="180.635838150289">
                <text:p>180.63583815028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17.013888888889">
                <text:p>217.013888888889</text:p>
              </table:table-cell>
              <table:table-cell office:value-type="float" office:value="442.3">
                <text:p>442.3</text:p>
              </table:table-cell>
              <table:table-cell office:value-type="float" office:value="179.597701149425">
                <text:p>179.5977011494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5.51724137931">
                <text:p>215.51724137931</text:p>
              </table:table-cell>
              <table:table-cell office:value-type="float" office:value="438.4">
                <text:p>438.4</text:p>
              </table:table-cell>
              <table:table-cell office:value-type="float" office:value="178.571428571429">
                <text:p>178.57142857142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14.041095890411">
                <text:p>214.041095890411</text:p>
              </table:table-cell>
              <table:table-cell office:value-type="float" office:value="434.5">
                <text:p>434.5</text:p>
              </table:table-cell>
              <table:table-cell office:value-type="float" office:value="177.556818181818">
                <text:p>177.55681818181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12.585034013605">
                <text:p>212.585034013605</text:p>
              </table:table-cell>
              <table:table-cell office:value-type="float" office:value="430.6">
                <text:p>430.6</text:p>
              </table:table-cell>
              <table:table-cell office:value-type="float" office:value="176.553672316384">
                <text:p>176.55367231638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11.148648648649">
                <text:p>211.148648648649</text:p>
              </table:table-cell>
              <table:table-cell office:value-type="float" office:value="426.7">
                <text:p>426.7</text:p>
              </table:table-cell>
              <table:table-cell office:value-type="float" office:value="175.561797752809">
                <text:p>175.56179775280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09.731543624161">
                <text:p>209.731543624161</text:p>
              </table:table-cell>
              <table:table-cell office:value-type="float" office:value="422.8">
                <text:p>422.8</text:p>
              </table:table-cell>
              <table:table-cell office:value-type="float" office:value="174.581005586592">
                <text:p>174.58100558659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418.9">
                <text:p>418.9</text:p>
              </table:table-cell>
              <table:table-cell office:value-type="float" office:value="173.611111111111">
                <text:p>173.6111111111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6.953642384106">
                <text:p>206.953642384106</text:p>
              </table:table-cell>
              <table:table-cell office:value-type="float" office:value="415">
                <text:p>415</text:p>
              </table:table-cell>
              <table:table-cell office:value-type="float" office:value="172.651933701657">
                <text:p>172.6519337016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05.592105263158">
                <text:p>205.592105263158</text:p>
              </table:table-cell>
              <table:table-cell office:value-type="float" office:value="411.1">
                <text:p>411.1</text:p>
              </table:table-cell>
              <table:table-cell office:value-type="float" office:value="171.703296703297">
                <text:p>171.70329670329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04.248366013072">
                <text:p>204.248366013072</text:p>
              </table:table-cell>
              <table:table-cell office:value-type="float" office:value="407.2">
                <text:p>407.2</text:p>
              </table:table-cell>
              <table:table-cell office:value-type="float" office:value="170.765027322404">
                <text:p>170.7650273224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02.922077922078">
                <text:p>202.922077922078</text:p>
              </table:table-cell>
              <table:table-cell office:value-type="float" office:value="403.3">
                <text:p>403.3</text:p>
              </table:table-cell>
              <table:table-cell office:value-type="float" office:value="169.836956521739">
                <text:p>169.83695652173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01.612903225806">
                <text:p>201.612903225806</text:p>
              </table:table-cell>
              <table:table-cell office:value-type="float" office:value="399.4">
                <text:p>399.4</text:p>
              </table:table-cell>
              <table:table-cell office:value-type="float" office:value="168.918918918919">
                <text:p>168.9189189189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00.320512820513">
                <text:p>200.320512820513</text:p>
              </table:table-cell>
              <table:table-cell office:value-type="float" office:value="395.5">
                <text:p>395.5</text:p>
              </table:table-cell>
              <table:table-cell office:value-type="float" office:value="168.010752688172">
                <text:p>168.01075268817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99.044585987261">
                <text:p>199.044585987261</text:p>
              </table:table-cell>
              <table:table-cell office:value-type="float" office:value="391.6">
                <text:p>391.6</text:p>
              </table:table-cell>
              <table:table-cell office:value-type="float" office:value="167.112299465241">
                <text:p>167.11229946524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97.784810126582">
                <text:p>197.784810126582</text:p>
              </table:table-cell>
              <table:table-cell office:value-type="float" office:value="387.7">
                <text:p>387.7</text:p>
              </table:table-cell>
              <table:table-cell office:value-type="float" office:value="166.223404255319">
                <text:p>166.22340425531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96.540880503145">
                <text:p>196.540880503145</text:p>
              </table:table-cell>
              <table:table-cell office:value-type="float" office:value="383.8">
                <text:p>383.8</text:p>
              </table:table-cell>
              <table:table-cell office:value-type="float" office:value="165.343915343915">
                <text:p>165.34391534391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95.3125">
                <text:p>195.3125</text:p>
              </table:table-cell>
              <table:table-cell office:value-type="float" office:value="379.9">
                <text:p>379.9</text:p>
              </table:table-cell>
              <table:table-cell office:value-type="float" office:value="164.473684210526">
                <text:p>164.4736842105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4.099378881988">
                <text:p>194.099378881988</text:p>
              </table:table-cell>
              <table:table-cell office:value-type="float" office:value="376">
                <text:p>376</text:p>
              </table:table-cell>
              <table:table-cell office:value-type="float" office:value="163.612565445026">
                <text:p>163.61256544502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92.901234567901">
                <text:p>192.901234567901</text:p>
              </table:table-cell>
              <table:table-cell office:value-type="float" office:value="372.1">
                <text:p>372.1</text:p>
              </table:table-cell>
              <table:table-cell office:value-type="float" office:value="162.760416666667">
                <text:p>162.7604166666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91.717791411043">
                <text:p>191.717791411043</text:p>
              </table:table-cell>
              <table:table-cell office:value-type="float" office:value="368.2">
                <text:p>368.2</text:p>
              </table:table-cell>
              <table:table-cell office:value-type="float" office:value="161.917098445596">
                <text:p>161.91709844559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90.548780487805">
                <text:p>190.548780487805</text:p>
              </table:table-cell>
              <table:table-cell office:value-type="float" office:value="364.3">
                <text:p>364.3</text:p>
              </table:table-cell>
              <table:table-cell office:value-type="float" office:value="161.082474226804">
                <text:p>161.08247422680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9.393939393939">
                <text:p>189.393939393939</text:p>
              </table:table-cell>
              <table:table-cell office:value-type="float" office:value="360.4">
                <text:p>360.4</text:p>
              </table:table-cell>
              <table:table-cell office:value-type="float" office:value="160.25641025641">
                <text:p>160.256410256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88.253012048193">
                <text:p>188.253012048193</text:p>
              </table:table-cell>
              <table:table-cell office:value-type="float" office:value="356.5">
                <text:p>356.5</text:p>
              </table:table-cell>
              <table:table-cell office:value-type="float" office:value="159.438775510204">
                <text:p>159.43877551020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7.125748502994">
                <text:p>187.125748502994</text:p>
              </table:table-cell>
              <table:table-cell office:value-type="float" office:value="352.6">
                <text:p>352.6</text:p>
              </table:table-cell>
              <table:table-cell office:value-type="float" office:value="158.629441624365">
                <text:p>158.62944162436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86.011904761905">
                <text:p>186.011904761905</text:p>
              </table:table-cell>
              <table:table-cell office:value-type="float" office:value="348.7">
                <text:p>348.7</text:p>
              </table:table-cell>
              <table:table-cell office:value-type="float" office:value="157.828282828283">
                <text:p>157.8282828282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4.91124260355">
                <text:p>184.91124260355</text:p>
              </table:table-cell>
              <table:table-cell office:value-type="float" office:value="344.8">
                <text:p>344.8</text:p>
              </table:table-cell>
              <table:table-cell office:value-type="float" office:value="157.035175879397">
                <text:p>157.0351758793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3.823529411765">
                <text:p>183.823529411765</text:p>
              </table:table-cell>
              <table:table-cell office:value-type="float" office:value="340.9">
                <text:p>340.9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2.748538011696">
                <text:p>182.748538011696</text:p>
              </table:table-cell>
              <table:table-cell office:value-type="float" office:value="337">
                <text:p>337</text:p>
              </table:table-cell>
              <table:table-cell office:value-type="float" office:value="155.47263681592">
                <text:p>155.4726368159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81.686046511628">
                <text:p>181.686046511628</text:p>
              </table:table-cell>
              <table:table-cell office:value-type="float" office:value="333.1">
                <text:p>333.1</text:p>
              </table:table-cell>
              <table:table-cell office:value-type="float" office:value="154.70297029703">
                <text:p>154.702970297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80.635838150289">
                <text:p>180.635838150289</text:p>
              </table:table-cell>
              <table:table-cell office:value-type="float" office:value="329.2">
                <text:p>329.2</text:p>
              </table:table-cell>
              <table:table-cell office:value-type="float" office:value="153.940886699507">
                <text:p>153.94088669950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9.597701149425">
                <text:p>179.597701149425</text:p>
              </table:table-cell>
              <table:table-cell office:value-type="float" office:value="325.3">
                <text:p>325.3</text:p>
              </table:table-cell>
              <table:table-cell office:value-type="float" office:value="153.186274509804">
                <text:p>153.18627450980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8.571428571429">
                <text:p>178.571428571429</text:p>
              </table:table-cell>
              <table:table-cell office:value-type="float" office:value="321.4">
                <text:p>321.4</text:p>
              </table:table-cell>
              <table:table-cell office:value-type="float" office:value="152.439024390244">
                <text:p>152.43902439024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7.556818181818">
                <text:p>177.556818181818</text:p>
              </table:table-cell>
              <table:table-cell office:value-type="float" office:value="317.5">
                <text:p>317.5</text:p>
              </table:table-cell>
              <table:table-cell office:value-type="float" office:value="151.699029126214">
                <text:p>151.69902912621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.553672316384">
                <text:p>176.553672316384</text:p>
              </table:table-cell>
              <table:table-cell office:value-type="float" office:value="313.6">
                <text:p>313.6</text:p>
              </table:table-cell>
              <table:table-cell office:value-type="float" office:value="150.966183574879">
                <text:p>150.96618357487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5.561797752809">
                <text:p>175.561797752809</text:p>
              </table:table-cell>
              <table:table-cell office:value-type="float" office:value="309.7">
                <text:p>309.7</text:p>
              </table:table-cell>
              <table:table-cell office:value-type="float" office:value="150.240384615385">
                <text:p>150.24038461538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4.581005586592">
                <text:p>174.581005586592</text:p>
              </table:table-cell>
              <table:table-cell office:value-type="float" office:value="305.8">
                <text:p>305.8</text:p>
              </table:table-cell>
              <table:table-cell office:value-type="float" office:value="149.521531100478">
                <text:p>149.52153110047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3.611111111111">
                <text:p>173.611111111111</text:p>
              </table:table-cell>
              <table:table-cell office:value-type="float" office:value="301.9">
                <text:p>301.9</text:p>
              </table:table-cell>
              <table:table-cell office:value-type="float" office:value="148.809523809524">
                <text:p>148.8095238095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2.651933701657">
                <text:p>172.651933701657</text:p>
              </table:table-cell>
              <table:table-cell office:value-type="float" office:value="298">
                <text:p>298</text:p>
              </table:table-cell>
              <table:table-cell office:value-type="float" office:value="148.104265402844">
                <text:p>148.10426540284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71.703296703297">
                <text:p>171.703296703297</text:p>
              </table:table-cell>
              <table:table-cell office:value-type="float" office:value="294.1">
                <text:p>294.1</text:p>
              </table:table-cell>
              <table:table-cell office:value-type="float" office:value="147.405660377359">
                <text:p>147.40566037735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70.765027322404">
                <text:p>170.765027322404</text:p>
              </table:table-cell>
              <table:table-cell office:value-type="float" office:value="290.2">
                <text:p>290.2</text:p>
              </table:table-cell>
              <table:table-cell office:value-type="float" office:value="146.713615023474">
                <text:p>146.71361502347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69.836956521739">
                <text:p>169.836956521739</text:p>
              </table:table-cell>
              <table:table-cell office:value-type="float" office:value="286.3">
                <text:p>286.3</text:p>
              </table:table-cell>
              <table:table-cell office:value-type="float" office:value="146.028037383178">
                <text:p>146.02803738317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68.918918918919">
                <text:p>168.918918918919</text:p>
              </table:table-cell>
              <table:table-cell office:value-type="float" office:value="282.4">
                <text:p>282.4</text:p>
              </table:table-cell>
              <table:table-cell office:value-type="float" office:value="145.348837209302">
                <text:p>145.3488372093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68.010752688172">
                <text:p>168.010752688172</text:p>
              </table:table-cell>
              <table:table-cell office:value-type="float" office:value="278.5">
                <text:p>278.5</text:p>
              </table:table-cell>
              <table:table-cell office:value-type="float" office:value="144.675925925926">
                <text:p>144.67592592592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7.112299465241">
                <text:p>167.112299465241</text:p>
              </table:table-cell>
              <table:table-cell office:value-type="float" office:value="274.6">
                <text:p>274.6</text:p>
              </table:table-cell>
              <table:table-cell office:value-type="float" office:value="144.009216589862">
                <text:p>144.0092165898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66.223404255319">
                <text:p>166.223404255319</text:p>
              </table:table-cell>
              <table:table-cell office:value-type="float" office:value="270.7">
                <text:p>270.7</text:p>
              </table:table-cell>
              <table:table-cell office:value-type="float" office:value="143.348623853211">
                <text:p>143.34862385321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65.343915343915">
                <text:p>165.343915343915</text:p>
              </table:table-cell>
              <table:table-cell office:value-type="float" office:value="266.8">
                <text:p>266.8</text:p>
              </table:table-cell>
              <table:table-cell office:value-type="float" office:value="142.694063926941">
                <text:p>142.69406392694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64.473684210526">
                <text:p>164.473684210526</text:p>
              </table:table-cell>
              <table:table-cell office:value-type="float" office:value="262.9">
                <text:p>262.9</text:p>
              </table:table-cell>
              <table:table-cell office:value-type="float" office:value="142.045454545455">
                <text:p>142.0454545454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3.612565445026">
                <text:p>163.612565445026</text:p>
              </table:table-cell>
              <table:table-cell office:value-type="float" office:value="259">
                <text:p>259</text:p>
              </table:table-cell>
              <table:table-cell office:value-type="float" office:value="141.402714932127">
                <text:p>141.40271493212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62.760416666667">
                <text:p>162.760416666667</text:p>
              </table:table-cell>
              <table:table-cell office:value-type="float" office:value="255.1">
                <text:p>255.1</text:p>
              </table:table-cell>
              <table:table-cell office:value-type="float" office:value="140.765765765766">
                <text:p>140.7657657657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61.917098445596">
                <text:p>161.917098445596</text:p>
              </table:table-cell>
              <table:table-cell office:value-type="float" office:value="251.2">
                <text:p>251.2</text:p>
              </table:table-cell>
              <table:table-cell office:value-type="float" office:value="140.134529147982">
                <text:p>140.13452914798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61.082474226804">
                <text:p>161.082474226804</text:p>
              </table:table-cell>
              <table:table-cell office:value-type="float" office:value="247.3">
                <text:p>247.3</text:p>
              </table:table-cell>
              <table:table-cell office:value-type="float" office:value="139.508928571429">
                <text:p>139.5089285714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60.25641025641">
                <text:p>160.25641025641</text:p>
              </table:table-cell>
              <table:table-cell office:value-type="float" office:value="243.4">
                <text:p>243.4</text:p>
              </table:table-cell>
              <table:table-cell office:value-type="float" office:value="138.888888888889">
                <text:p>138.88888888888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59.438775510204">
                <text:p>159.438775510204</text:p>
              </table:table-cell>
              <table:table-cell office:value-type="float" office:value="239.5">
                <text:p>239.5</text:p>
              </table:table-cell>
              <table:table-cell office:value-type="float" office:value="138.274336283186">
                <text:p>138.27433628318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8.629441624365">
                <text:p>158.629441624365</text:p>
              </table:table-cell>
              <table:table-cell office:value-type="float" office:value="235.6">
                <text:p>235.6</text:p>
              </table:table-cell>
              <table:table-cell office:value-type="float" office:value="137.665198237885">
                <text:p>137.66519823788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57.828282828283">
                <text:p>157.828282828283</text:p>
              </table:table-cell>
              <table:table-cell office:value-type="float" office:value="231.7">
                <text:p>231.7</text:p>
              </table:table-cell>
              <table:table-cell office:value-type="float" office:value="137.061403508772">
                <text:p>137.06140350877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57.035175879397">
                <text:p>157.035175879397</text:p>
              </table:table-cell>
              <table:table-cell office:value-type="float" office:value="227.8">
                <text:p>227.8</text:p>
              </table:table-cell>
              <table:table-cell office:value-type="float" office:value="136.46288209607">
                <text:p>136.4628820960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6.25">
                <text:p>156.25</text:p>
              </table:table-cell>
              <table:table-cell office:value-type="float" office:value="223.9">
                <text:p>223.9</text:p>
              </table:table-cell>
              <table:table-cell office:value-type="float" office:value="135.869565217391">
                <text:p>135.8695652173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5.47263681592">
                <text:p>155.47263681592</text:p>
              </table:table-cell>
              <table:table-cell office:value-type="float" office:value="220">
                <text:p>220</text:p>
              </table:table-cell>
              <table:table-cell office:value-type="float" office:value="135.281385281385">
                <text:p>135.28138528138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4.70297029703">
                <text:p>154.70297029703</text:p>
              </table:table-cell>
              <table:table-cell office:value-type="float" office:value="216.1">
                <text:p>216.1</text:p>
              </table:table-cell>
              <table:table-cell office:value-type="float" office:value="134.698275862069">
                <text:p>134.69827586206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3.940886699507">
                <text:p>153.940886699507</text:p>
              </table:table-cell>
              <table:table-cell office:value-type="float" office:value="212.2">
                <text:p>212.2</text:p>
              </table:table-cell>
              <table:table-cell office:value-type="float" office:value="134.12017167382">
                <text:p>134.1201716738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3.186274509804">
                <text:p>153.186274509804</text:p>
              </table:table-cell>
              <table:table-cell office:value-type="float" office:value="208.3">
                <text:p>208.3</text:p>
              </table:table-cell>
              <table:table-cell office:value-type="float" office:value="133.547008547009">
                <text:p>133.54700854700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2.439024390244">
                <text:p>152.439024390244</text:p>
              </table:table-cell>
              <table:table-cell office:value-type="float" office:value="204.4">
                <text:p>204.4</text:p>
              </table:table-cell>
              <table:table-cell office:value-type="float" office:value="132.978723404255">
                <text:p>132.97872340425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1.699029126214">
                <text:p>151.699029126214</text:p>
              </table:table-cell>
              <table:table-cell office:value-type="float" office:value="200.5">
                <text:p>200.5</text:p>
              </table:table-cell>
              <table:table-cell office:value-type="float" office:value="132.415254237288">
                <text:p>132.41525423728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50.966183574879">
                <text:p>150.966183574879</text:p>
              </table:table-cell>
              <table:table-cell office:value-type="float" office:value="196.6">
                <text:p>196.6</text:p>
              </table:table-cell>
              <table:table-cell office:value-type="float" office:value="131.856540084388">
                <text:p>131.85654008438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50.240384615385">
                <text:p>150.240384615385</text:p>
              </table:table-cell>
              <table:table-cell office:value-type="float" office:value="192.7">
                <text:p>192.7</text:p>
              </table:table-cell>
              <table:table-cell office:value-type="float" office:value="131.302521008403">
                <text:p>131.30252100840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49.521531100478">
                <text:p>149.521531100478</text:p>
              </table:table-cell>
              <table:table-cell office:value-type="float" office:value="188.8">
                <text:p>188.8</text:p>
              </table:table-cell>
              <table:table-cell office:value-type="float" office:value="130.753138075314">
                <text:p>130.75313807531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48.809523809524">
                <text:p>148.809523809524</text:p>
              </table:table-cell>
              <table:table-cell office:value-type="float" office:value="184.9">
                <text:p>184.9</text:p>
              </table:table-cell>
              <table:table-cell office:value-type="float" office:value="130.208333333333">
                <text:p>130.2083333333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8.104265402844">
                <text:p>148.104265402844</text:p>
              </table:table-cell>
              <table:table-cell office:value-type="float" office:value="181">
                <text:p>181</text:p>
              </table:table-cell>
              <table:table-cell office:value-type="float" office:value="129.668049792531">
                <text:p>129.66804979253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47.405660377359">
                <text:p>147.405660377359</text:p>
              </table:table-cell>
              <table:table-cell office:value-type="float" office:value="177.1">
                <text:p>177.1</text:p>
              </table:table-cell>
              <table:table-cell office:value-type="float" office:value="129.132231404959">
                <text:p>129.13223140495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46.713615023474">
                <text:p>146.713615023474</text:p>
              </table:table-cell>
              <table:table-cell office:value-type="float" office:value="173.2">
                <text:p>173.2</text:p>
              </table:table-cell>
              <table:table-cell office:value-type="float" office:value="128.600823045268">
                <text:p>128.60082304526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46.028037383178">
                <text:p>146.028037383178</text:p>
              </table:table-cell>
              <table:table-cell office:value-type="float" office:value="169.3">
                <text:p>169.3</text:p>
              </table:table-cell>
              <table:table-cell office:value-type="float" office:value="128.073770491803">
                <text:p>128.07377049180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45.348837209302">
                <text:p>145.348837209302</text:p>
              </table:table-cell>
              <table:table-cell office:value-type="float" office:value="165.4">
                <text:p>165.4</text:p>
              </table:table-cell>
              <table:table-cell office:value-type="float" office:value="127.551020408163">
                <text:p>127.5510204081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44.675925925926">
                <text:p>144.675925925926</text:p>
              </table:table-cell>
              <table:table-cell office:value-type="float" office:value="161.5">
                <text:p>161.5</text:p>
              </table:table-cell>
              <table:table-cell office:value-type="float" office:value="127.032520325203">
                <text:p>127.03252032520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44.009216589862">
                <text:p>144.009216589862</text:p>
              </table:table-cell>
              <table:table-cell office:value-type="float" office:value="157.6">
                <text:p>157.6</text:p>
              </table:table-cell>
              <table:table-cell office:value-type="float" office:value="126.518218623482">
                <text:p>126.51821862348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43.348623853211">
                <text:p>143.348623853211</text:p>
              </table:table-cell>
              <table:table-cell office:value-type="float" office:value="153.7">
                <text:p>153.7</text:p>
              </table:table-cell>
              <table:table-cell office:value-type="float" office:value="126.008064516129">
                <text:p>126.0080645161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42.694063926941">
                <text:p>142.694063926941</text:p>
              </table:table-cell>
              <table:table-cell office:value-type="float" office:value="149.8">
                <text:p>149.8</text:p>
              </table:table-cell>
              <table:table-cell office:value-type="float" office:value="125.502008032129">
                <text:p>125.50200803212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42.045454545455">
                <text:p>142.045454545455</text:p>
              </table:table-cell>
              <table:table-cell office:value-type="float" office:value="145.9">
                <text:p>145.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1.402714932127">
                <text:p>141.402714932127</text:p>
              </table:table-cell>
              <table:table-cell office:value-type="float" office:value="142">
                <text:p>142</text:p>
              </table:table-cell>
              <table:table-cell office:value-type="float" office:value="124.501992031873">
                <text:p>124.50199203187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40.765765765766">
                <text:p>140.765765765766</text:p>
              </table:table-cell>
              <table:table-cell office:value-type="float" office:value="138.1">
                <text:p>138.1</text:p>
              </table:table-cell>
              <table:table-cell office:value-type="float" office:value="124.007936507937">
                <text:p>124.00793650793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40.134529147982">
                <text:p>140.134529147982</text:p>
              </table:table-cell>
              <table:table-cell office:value-type="float" office:value="134.2">
                <text:p>134.2</text:p>
              </table:table-cell>
              <table:table-cell office:value-type="float" office:value="123.517786561265">
                <text:p>123.51778656126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39.508928571429">
                <text:p>139.508928571429</text:p>
              </table:table-cell>
              <table:table-cell office:value-type="float" office:value="130.3">
                <text:p>130.3</text:p>
              </table:table-cell>
              <table:table-cell office:value-type="float" office:value="123.031496062992">
                <text:p>123.03149606299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8.888888888889">
                <text:p>138.888888888889</text:p>
              </table:table-cell>
              <table:table-cell office:value-type="float" office:value="126.4">
                <text:p>126.4</text:p>
              </table:table-cell>
              <table:table-cell office:value-type="float" office:value="122.549019607843">
                <text:p>122.54901960784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38.274336283186">
                <text:p>138.274336283186</text:p>
              </table:table-cell>
              <table:table-cell office:value-type="float" office:value="122.5">
                <text:p>122.5</text:p>
              </table:table-cell>
              <table:table-cell office:value-type="float" office:value="122.0703125">
                <text:p>122.070312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37.665198237885">
                <text:p>137.665198237885</text:p>
              </table:table-cell>
              <table:table-cell office:value-type="float" office:value="118.6">
                <text:p>118.6</text:p>
              </table:table-cell>
              <table:table-cell office:value-type="float" office:value="121.5953307393">
                <text:p>121.595330739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37.061403508772">
                <text:p>137.061403508772</text:p>
              </table:table-cell>
              <table:table-cell office:value-type="float" office:value="114.7">
                <text:p>114.7</text:p>
              </table:table-cell>
              <table:table-cell office:value-type="float" office:value="121.124031007752">
                <text:p>121.12403100775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36.46288209607">
                <text:p>136.46288209607</text:p>
              </table:table-cell>
              <table:table-cell office:value-type="float" office:value="110.8">
                <text:p>110.8</text:p>
              </table:table-cell>
              <table:table-cell office:value-type="float" office:value="120.656370656371">
                <text:p>120.65637065637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35.869565217391">
                <text:p>135.869565217391</text:p>
              </table:table-cell>
              <table:table-cell office:value-type="float" office:value="106.9">
                <text:p>106.9</text:p>
              </table:table-cell>
              <table:table-cell office:value-type="float" office:value="120.192307692308">
                <text:p>120.1923076923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5.281385281385">
                <text:p>135.281385281385</text:p>
              </table:table-cell>
              <table:table-cell office:value-type="float" office:value="103">
                <text:p>103</text:p>
              </table:table-cell>
              <table:table-cell office:value-type="float" office:value="119.731800766284">
                <text:p>119.73180076628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34.698275862069">
                <text:p>134.698275862069</text:p>
              </table:table-cell>
              <table:table-cell office:value-type="float" office:value="99.1">
                <text:p>99.1</text:p>
              </table:table-cell>
              <table:table-cell office:value-type="float" office:value="119.274809160305">
                <text:p>119.27480916030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34.12017167382">
                <text:p>134.12017167382</text:p>
              </table:table-cell>
              <table:table-cell office:value-type="float" office:value="95.2000000000001">
                <text:p>95.2000000000001</text:p>
              </table:table-cell>
              <table:table-cell office:value-type="float" office:value="118.821292775665">
                <text:p>118.82129277566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33.547008547009">
                <text:p>133.547008547009</text:p>
              </table:table-cell>
              <table:table-cell office:value-type="float" office:value="91.3000000000001">
                <text:p>91.3000000000001</text:p>
              </table:table-cell>
              <table:table-cell office:value-type="float" office:value="118.371212121212">
                <text:p>118.37121212121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32.978723404255">
                <text:p>132.978723404255</text:p>
              </table:table-cell>
              <table:table-cell office:value-type="float" office:value="87.4">
                <text:p>87.4</text:p>
              </table:table-cell>
              <table:table-cell office:value-type="float" office:value="117.924528301887">
                <text:p>117.92452830188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32.415254237288">
                <text:p>132.415254237288</text:p>
              </table:table-cell>
              <table:table-cell office:value-type="float" office:value="83.5">
                <text:p>83.5</text:p>
              </table:table-cell>
              <table:table-cell office:value-type="float" office:value="117.481203007519">
                <text:p>117.48120300751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31.856540084388">
                <text:p>131.856540084388</text:p>
              </table:table-cell>
              <table:table-cell office:value-type="float" office:value="79.6">
                <text:p>79.6</text:p>
              </table:table-cell>
              <table:table-cell office:value-type="float" office:value="117.041198501873">
                <text:p>117.04119850187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31.302521008403">
                <text:p>131.302521008403</text:p>
              </table:table-cell>
              <table:table-cell office:value-type="float" office:value="75.7000000000001">
                <text:p>75.7000000000001</text:p>
              </table:table-cell>
              <table:table-cell office:value-type="float" office:value="116.60447761194">
                <text:p>116.6044776119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30.753138075314">
                <text:p>130.753138075314</text:p>
              </table:table-cell>
              <table:table-cell office:value-type="float" office:value="71.8000000000001">
                <text:p>71.8000000000001</text:p>
              </table:table-cell>
              <table:table-cell office:value-type="float" office:value="116.171003717472">
                <text:p>116.17100371747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30.208333333333">
                <text:p>130.208333333333</text:p>
              </table:table-cell>
              <table:table-cell office:value-type="float" office:value="67.9">
                <text:p>67.9</text:p>
              </table:table-cell>
              <table:table-cell office:value-type="float" office:value="115.740740740741">
                <text:p>115.7407407407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9.668049792531">
                <text:p>129.668049792531</text:p>
              </table:table-cell>
              <table:table-cell office:value-type="float" office:value="64">
                <text:p>64</text:p>
              </table:table-cell>
              <table:table-cell office:value-type="float" office:value="115.313653136531">
                <text:p>115.31365313653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29.132231404959">
                <text:p>129.132231404959</text:p>
              </table:table-cell>
              <table:table-cell office:value-type="float" office:value="60.1">
                <text:p>60.1</text:p>
              </table:table-cell>
              <table:table-cell office:value-type="float" office:value="114.889705882353">
                <text:p>114.88970588235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28.600823045268">
                <text:p>128.600823045268</text:p>
              </table:table-cell>
              <table:table-cell office:value-type="float" office:value="56.2">
                <text:p>56.2</text:p>
              </table:table-cell>
              <table:table-cell office:value-type="float" office:value="114.468864468864">
                <text:p>114.46886446886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28.073770491803">
                <text:p>128.073770491803</text:p>
              </table:table-cell>
              <table:table-cell office:value-type="float" office:value="52.3000000000001">
                <text:p>52.3000000000001</text:p>
              </table:table-cell>
              <table:table-cell office:value-type="float" office:value="114.051094890511">
                <text:p>114.05109489051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27.551020408163">
                <text:p>127.551020408163</text:p>
              </table:table-cell>
              <table:table-cell office:value-type="float" office:value="48.4">
                <text:p>48.4</text:p>
              </table:table-cell>
              <table:table-cell office:value-type="float" office:value="113.636363636364">
                <text:p>113.6363636363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27.032520325203">
                <text:p>127.032520325203</text:p>
              </table:table-cell>
              <table:table-cell office:value-type="float" office:value="44.5">
                <text:p>44.5</text:p>
              </table:table-cell>
              <table:table-cell office:value-type="float" office:value="113.224637681159">
                <text:p>113.22463768115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26.518218623482">
                <text:p>126.518218623482</text:p>
              </table:table-cell>
              <table:table-cell office:value-type="float" office:value="40.6">
                <text:p>40.6</text:p>
              </table:table-cell>
              <table:table-cell office:value-type="float" office:value="112.815884476534">
                <text:p>112.81588447653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26.008064516129">
                <text:p>126.008064516129</text:p>
              </table:table-cell>
              <table:table-cell office:value-type="float" office:value="36.7">
                <text:p>36.7</text:p>
              </table:table-cell>
              <table:table-cell office:value-type="float" office:value="112.410071942446">
                <text:p>112.41007194244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25.502008032129">
                <text:p>125.502008032129</text:p>
              </table:table-cell>
              <table:table-cell office:value-type="float" office:value="32.8000000000001">
                <text:p>32.8000000000001</text:p>
              </table:table-cell>
              <table:table-cell office:value-type="float" office:value="112.007168458781">
                <text:p>112.00716845878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25">
                <text:p>125</text:p>
              </table:table-cell>
              <table:table-cell office:value-type="float" office:value="28.9">
                <text:p>28.9</text:p>
              </table:table-cell>
              <table:table-cell office:value-type="float" office:value="111.607142857143">
                <text:p>111.607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4.501992031873">
                <text:p>124.501992031873</text:p>
              </table:table-cell>
              <table:table-cell office:value-type="float" office:value="25">
                <text:p>25</text:p>
              </table:table-cell>
              <table:table-cell office:value-type="float" office:value="111.209964412811">
                <text:p>111.20996441281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24.007936507937">
                <text:p>124.007936507937</text:p>
              </table:table-cell>
              <table:table-cell office:value-type="float" office:value="21.1">
                <text:p>21.1</text:p>
              </table:table-cell>
              <table:table-cell office:value-type="float" office:value="110.815602836879">
                <text:p>110.81560283687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23.517786561265">
                <text:p>123.517786561265</text:p>
              </table:table-cell>
              <table:table-cell office:value-type="float" office:value="17.2">
                <text:p>17.2</text:p>
              </table:table-cell>
              <table:table-cell office:value-type="float" office:value="110.424028268551">
                <text:p>110.42402826855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23.031496062992">
                <text:p>123.031496062992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110.035211267606">
                <text:p>110.03521126760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22.549019607843">
                <text:p>122.549019607843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109.649122807018">
                <text:p>109.64912280701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22.0703125">
                <text:p>122.0703125</text:p>
              </table:table-cell>
              <table:table-cell office:value-type="float" office:value="5.5">
                <text:p>5.5</text:p>
              </table:table-cell>
              <table:table-cell office:value-type="float" office:value="109.265734265734">
                <text:p>109.265734265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